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688cm"/>
    </style:style>
    <style:style style:name="co2" style:family="table-column">
      <style:table-column-properties fo:break-before="auto" style:column-width="6.502cm"/>
    </style:style>
    <style:style style:name="co3" style:family="table-column">
      <style:table-column-properties fo:break-before="auto" style:column-width="14.381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1.097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3.378cm"/>
    </style:style>
    <style:style style:name="co9" style:family="table-column">
      <style:table-column-properties fo:break-before="auto" style:column-width="3.828cm"/>
    </style:style>
    <style:style style:name="co10" style:family="table-column">
      <style:table-column-properties fo:break-before="auto" style:column-width="8.414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5.572cm"/>
    </style:style>
    <style:style style:name="co13" style:family="table-column">
      <style:table-column-properties fo:break-before="auto" style:column-width="8.555cm"/>
    </style:style>
    <style:style style:name="co14" style:family="table-column">
      <style:table-column-properties fo:break-before="auto" style:column-width="7.064cm"/>
    </style:style>
    <style:style style:name="co15" style:family="table-column">
      <style:table-column-properties fo:break-before="auto" style:column-width="1.801cm"/>
    </style:style>
    <style:style style:name="co16" style:family="table-column">
      <style:table-column-properties fo:break-before="auto" style:column-width="5.713cm"/>
    </style:style>
    <style:style style:name="co17" style:family="table-column">
      <style:table-column-properties fo:break-before="auto" style:column-width="12.074cm"/>
    </style:style>
    <style:style style:name="co18" style:family="table-column">
      <style:table-column-properties fo:break-before="auto" style:column-width="5.431cm"/>
    </style:style>
    <style:style style:name="co19" style:family="table-column">
      <style:table-column-properties fo:break-before="auto" style:column-width="6.276cm"/>
    </style:style>
    <style:style style:name="co20" style:family="table-column">
      <style:table-column-properties fo:break-before="auto" style:column-width="3.882cm"/>
    </style:style>
    <style:style style:name="co21" style:family="table-column">
      <style:table-column-properties fo:break-before="auto" style:column-width="4.023cm"/>
    </style:style>
    <style:style style:name="ro1" style:family="table-row">
      <style:table-row-properties style:row-height="0.59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4.433cm" fo:break-before="auto" style:use-optimal-row-height="true"/>
    </style:style>
    <style:style style:name="ro4" style:family="table-row">
      <style:table-row-properties style:row-height="1.746cm" fo:break-before="auto" style:use-optimal-row-height="false"/>
    </style:style>
    <style:style style:name="ro5" style:family="table-row">
      <style:table-row-properties style:row-height="2.482cm" fo:break-before="auto" style:use-optimal-row-height="true"/>
    </style:style>
    <style:style style:name="ro6" style:family="table-row">
      <style:table-row-properties style:row-height="8.331cm" fo:break-before="auto" style:use-optimal-row-height="true"/>
    </style:style>
    <style:style style:name="ro7" style:family="table-row">
      <style:table-row-properties style:row-height="53.984cm" fo:break-before="auto" style:use-optimal-row-height="true"/>
    </style:style>
    <style:style style:name="ro8" style:family="table-row">
      <style:table-row-properties style:row-height="48.971cm" fo:break-before="auto" style:use-optimal-row-height="true"/>
    </style:style>
    <style:style style:name="ro9" style:family="table-row">
      <style:table-row-properties style:row-height="3.805cm" fo:break-before="auto" style:use-optimal-row-height="true"/>
    </style:style>
    <style:style style:name="ro10" style:family="table-row">
      <style:table-row-properties style:row-height="2.692cm" fo:break-before="auto" style:use-optimal-row-height="true"/>
    </style:style>
    <style:style style:name="ro11" style:family="table-row">
      <style:table-row-properties style:row-height="15.526cm" fo:break-before="auto" style:use-optimal-row-height="true"/>
    </style:style>
    <style:style style:name="ro12" style:family="table-row">
      <style:table-row-properties style:row-height="23.881cm" fo:break-before="auto" style:use-optimal-row-height="true"/>
    </style:style>
    <style:style style:name="ro13" style:family="table-row">
      <style:table-row-properties style:row-height="13.855cm" fo:break-before="auto" style:use-optimal-row-height="true"/>
    </style:style>
    <style:style style:name="ro14" style:family="table-row">
      <style:table-row-properties style:row-height="10.49cm" fo:break-before="auto" style:use-optimal-row-height="true"/>
    </style:style>
    <style:style style:name="ro15" style:family="table-row">
      <style:table-row-properties style:row-height="49.389cm" fo:break-before="auto" style:use-optimal-row-height="true"/>
    </style:style>
    <style:style style:name="ro16" style:family="table-row">
      <style:table-row-properties style:row-height="7.983cm" fo:break-before="auto" style:use-optimal-row-height="true"/>
    </style:style>
    <style:style style:name="ro17" style:family="table-row">
      <style:table-row-properties style:row-height="11.742cm" fo:break-before="auto" style:use-optimal-row-height="true"/>
    </style:style>
    <style:style style:name="ro18" style:family="table-row">
      <style:table-row-properties style:row-height="33.073cm" fo:break-before="auto" style:use-optimal-row-height="true"/>
    </style:style>
    <style:style style:name="ro19" style:family="table-row">
      <style:table-row-properties style:row-height="12.996cm" fo:break-before="auto" style:use-optimal-row-height="true"/>
    </style:style>
    <style:style style:name="ro20" style:family="table-row">
      <style:table-row-properties style:row-height="5.477cm" fo:break-before="auto" style:use-optimal-row-height="true"/>
    </style:style>
    <style:style style:name="ro21" style:family="table-row">
      <style:table-row-properties style:row-height="6.311cm" fo:break-before="auto" style:use-optimal-row-height="true"/>
    </style:style>
    <style:style style:name="ro22" style:family="table-row">
      <style:table-row-properties style:row-height="8.819cm" fo:break-before="auto" style:use-optimal-row-height="true"/>
    </style:style>
    <style:style style:name="ro23" style:family="table-row">
      <style:table-row-properties style:row-height="9.236cm" fo:break-before="auto" style:use-optimal-row-height="true"/>
    </style:style>
    <style:style style:name="ro24" style:family="table-row">
      <style:table-row-properties style:row-height="6.729cm" fo:break-before="auto" style:use-optimal-row-height="true"/>
    </style:style>
    <style:style style:name="ro25" style:family="table-row">
      <style:table-row-properties style:row-height="19.286cm" fo:break-before="auto" style:use-optimal-row-height="true"/>
    </style:style>
    <style:style style:name="ro26" style:family="table-row">
      <style:table-row-properties style:row-height="4.641cm" fo:break-before="auto" style:use-optimal-row-height="true"/>
    </style:style>
    <style:style style:name="ro27" style:family="table-row">
      <style:table-row-properties style:row-height="2.134cm" fo:break-before="auto" style:use-optimal-row-height="true"/>
    </style:style>
    <style:style style:name="ro28" style:family="table-row">
      <style:table-row-properties style:row-height="2.381cm" fo:break-before="auto" style:use-optimal-row-height="false"/>
    </style:style>
    <style:style style:name="ro29" style:family="table-row">
      <style:table-row-properties style:row-height="1.787cm" fo:break-before="auto" style:use-optimal-row-height="true"/>
    </style:style>
    <style:style style:name="ro30" style:family="table-row">
      <style:table-row-properties style:row-height="14.69cm" fo:break-before="auto" style:use-optimal-row-height="true"/>
    </style:style>
    <style:style style:name="ro31" style:family="table-row">
      <style:table-row-properties style:row-height="24.717cm" fo:break-before="auto" style:use-optimal-row-height="true"/>
    </style:style>
    <style:style style:name="ro32" style:family="table-row">
      <style:table-row-properties style:row-height="23.045cm" fo:break-before="auto" style:use-optimal-row-height="true"/>
    </style:style>
    <style:style style:name="ro33" style:family="table-row">
      <style:table-row-properties style:row-height="21.375cm" fo:break-before="auto" style:use-optimal-row-height="true"/>
    </style:style>
    <style:style style:name="ro34" style:family="table-row">
      <style:table-row-properties style:row-height="5.662cm" fo:break-before="auto" style:use-optimal-row-height="false"/>
    </style:style>
    <style:style style:name="ro35" style:family="table-row">
      <style:table-row-properties style:row-height="3.916cm" fo:break-before="auto" style:use-optimal-row-height="false"/>
    </style:style>
    <style:style style:name="ro36" style:family="table-row">
      <style:table-row-properties style:row-height="8.202cm" fo:break-before="auto" style:use-optimal-row-height="false"/>
    </style:style>
    <style:style style:name="ro37" style:family="table-row">
      <style:table-row-properties style:row-height="0.635cm" fo:break-before="auto" style:use-optimal-row-height="true"/>
    </style:style>
    <style:style style:name="ro38" style:family="table-row">
      <style:table-row-properties style:row-height="0.508cm" fo:break-before="auto" style:use-optimal-row-height="true"/>
    </style:style>
    <style:style style:name="ro39" style:family="table-row">
      <style:table-row-properties style:row-height="0.603cm" fo:break-before="auto" style:use-optimal-row-height="true"/>
    </style:style>
    <style:style style:name="ro40" style:family="table-row">
      <style:table-row-properties style:row-height="0.974cm" fo:break-before="auto" style:use-optimal-row-height="true"/>
    </style:style>
    <style:style style:name="ro41" style:family="table-row">
      <style:table-row-properties style:row-height="1.438cm" fo:break-before="auto" style:use-optimal-row-height="true"/>
    </style:style>
    <style:style style:name="ro42" style:family="table-row">
      <style:table-row-properties style:row-height="0.51cm" fo:break-before="auto" style:use-optimal-row-height="true"/>
    </style:style>
    <style:style style:name="ro43" style:family="table-row">
      <style:table-row-properties style:row-height="1.901cm" fo:break-before="auto" style:use-optimal-row-height="true"/>
    </style:style>
    <style:style style:name="ro44" style:family="table-row">
      <style:table-row-properties style:row-height="4.223cm" fo:break-before="auto" style:use-optimal-row-height="true"/>
    </style:style>
    <style:style style:name="ro45" style:family="table-row">
      <style:table-row-properties style:row-height="2.367cm" fo:break-before="auto" style:use-optimal-row-height="true"/>
    </style:style>
    <style:style style:name="ro46" style:family="table-row">
      <style:table-row-properties style:row-height="3.295cm" fo:break-before="auto" style:use-optimal-row-height="true"/>
    </style:style>
    <style:style style:name="ro47" style:family="table-row">
      <style:table-row-properties style:row-height="1.693cm" fo:break-before="auto" style:use-optimal-row-height="false"/>
    </style:style>
    <style:style style:name="ro48" style:family="table-row">
      <style:table-row-properties style:row-height="0.677cm" fo:break-before="auto" style:use-optimal-row-height="true"/>
    </style:style>
    <style:style style:name="ro49" style:family="table-row">
      <style:table-row-properties style:row-height="0.55cm" fo:break-before="auto" style:use-optimal-row-height="true"/>
    </style:style>
    <style:style style:name="ro50" style:family="table-row">
      <style:table-row-properties style:row-height="1.159cm" fo:break-before="auto" style:use-optimal-row-height="true"/>
    </style:style>
    <style:style style:name="ro51" style:family="table-row">
      <style:table-row-properties style:row-height="0.529cm" fo:break-before="auto" style:use-optimal-row-height="false"/>
    </style:style>
    <style:style style:name="ro52" style:family="table-row">
      <style:table-row-properties style:row-height="0.556cm" fo:break-before="auto" style:use-optimal-row-height="true"/>
    </style:style>
    <style:style style:name="ro53" style:family="table-row">
      <style:table-row-properties style:row-height="0.834cm" fo:break-before="auto" style:use-optimal-row-height="true"/>
    </style:style>
    <style:style style:name="ro54" style:family="table-row">
      <style:table-row-properties style:row-height="1.229cm" fo:break-before="auto" style:use-optimal-row-height="true"/>
    </style:style>
    <style:style style:name="ro55" style:family="table-row">
      <style:table-row-properties style:row-height="2.018cm" fo:break-before="auto" style:use-optimal-row-height="true"/>
    </style:style>
    <style:style style:name="ro56" style:family="table-row">
      <style:table-row-properties style:row-height="1.429cm" fo:break-before="auto" style:use-optimal-row-height="false"/>
    </style:style>
    <style:style style:name="ro57" style:family="table-row">
      <style:table-row-properties style:row-height="0.714cm" fo:break-before="auto" style:use-optimal-row-height="false"/>
    </style:style>
    <style:style style:name="ro58" style:family="table-row">
      <style:table-row-properties style:row-height="1.625cm" fo:break-before="auto" style:use-optimal-row-height="true"/>
    </style:style>
    <style:style style:name="ta1" style:family="table" style:master-page-name="PageStyle_5f_DRAFT_20_Mapping">
      <style:table-properties table:display="true" style:writing-mode="lr-tb"/>
    </style:style>
    <style:style style:name="ta2" style:family="table" style:master-page-name="PageStyle_5f_OGDMES">
      <style:table-properties table:display="true" style:writing-mode="lr-tb"/>
    </style:style>
    <style:style style:name="ta3" style:family="table" style:master-page-name="PageStyle_5f_Proposed_20_Mapping">
      <style:table-properties table:display="true" style:writing-mode="lr-tb"/>
    </style:style>
    <style:style style:name="ta4" style:family="table" style:master-page-name="PageStyle_5f_CONTROLLED_20_VOCABULARIE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c6d9f1" style:diagonal-bl-tr="none" style:diagonal-tl-br="none" fo:border="0.035cm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9bbb59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Normal_20_4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ormal_20_4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fo:background-color="#ff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ackground-color="#95b3d7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Normal_20_3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5pt" fo:font-style="normal" fo:text-shadow="none" style:text-underline-style="none" fo:font-weight="bold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none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4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88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wrap" fo:border-left="0.088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9" style:family="table-cell" style:parent-style-name="Excel_20_Built-in_20_Normal">
      <style:table-cell-properties fo:border-bottom="0.088cm solid #000000" fo:background-color="#bfbfbf" style:diagonal-bl-tr="none" style:diagonal-tl-br="none" style:text-align-source="fix" style:repeat-content="false" fo:wrap-option="wrap" fo:border-left="0.088cm solid #000000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90" style:rotation-align="bottom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Normal_20_2">
      <style:table-cell-properties fo:background-color="#ffff99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Normal_20_2">
      <style:table-cell-properties fo:background-color="#99cc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63" style:family="table-cell" style:parent-style-name="Normal_20_3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Normal_20_4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Normal_20_4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20_Built-in_20_Normal">
      <style:table-cell-properties fo:border-bottom="none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fo:background-color="#8eb4e3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20_Built-in_20_Normal">
      <style:table-cell-properties fo:background-color="#9bbb5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3" style:family="table-cell" style:parent-style-name="Normal_20_2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Normal_20_3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Normal_20_4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Normal_20_3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2" style:family="table-cell" style:parent-style-name="Normal_20_3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Normal_20_3" style:data-style-name="N106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20_Built-in_20_Normal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20_Built-in_20_Normal">
      <style:table-cell-properties fo:background-color="#fac090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Normal_20_3">
      <style:table-cell-properties fo:background-color="#fac09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1" style:family="table-cell" style:parent-style-name="Excel_20_Built-in_20_Normal">
      <style:table-cell-properties fo:background-color="#ffffff"/>
    </style:style>
    <style:style style:name="ce92" style:family="table-cell" style:parent-style-name="Normal_20_3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20_Built-in_20_Normal"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6" style:family="table-cell" style:parent-style-name="Excel_20_Built-in_20_Normal">
      <style:table-cell-properties fo:border-bottom="0.088cm solid #000000" fo:background-color="#d9d9d9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7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8" style:family="table-cell" style:parent-style-name="Normal_20_4">
      <style:table-cell-properties fo:border-bottom="none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Normal_20_4">
      <style:table-cell-properties fo:border-bottom="none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2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3" style:family="table-cell" style:parent-style-name="Normal_20_4">
      <style:table-cell-properties fo:border-bottom="0.035cm solid #000000" fo:background-color="#b9cde5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4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7" style:family="table-cell" style:parent-style-name="Normal_20_4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Normal_20_4">
      <style:table-cell-properties fo:background-color="#fcd5b5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1" style:family="table-cell" style:parent-style-name="Normal_20_4">
      <style:table-cell-properties fo:border-bottom="0.035cm solid #000000" fo:background-color="#fcd5b5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Normal_20_4">
      <style:table-cell-properties fo:background-color="#fcd5b5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Normal_20_4">
      <style:table-cell-properties fo:border-bottom="none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Normal_20_4">
      <style:table-cell-properties fo:border-bottom="0.035cm solid #000000" fo:background-color="#fcd5b5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Normal_20_4">
      <style:table-cell-properties fo:border-bottom="0.035cm solid #000000" fo:background-color="#fcd5b5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Normal_20_4">
      <style:table-cell-properties fo:background-color="#d7e4bd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Normal_20_4">
      <style:table-cell-properties fo:border-bottom="none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Normal_20_4">
      <style:table-cell-properties fo:border-bottom="none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Normal_20_4">
      <style:table-cell-properties fo:background-color="#d7e4b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Normal_20_4">
      <style:table-cell-properties fo:border-bottom="0.035cm solid #000000" fo:background-color="#d7e4b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Normal_20_4">
      <style:table-cell-properties fo:border-bottom="0.035cm solid #000000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1" style:family="table-cell" style:parent-style-name="Normal_20_4">
      <style:table-cell-properties fo:background-color="#ccc1da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2" style:family="table-cell" style:parent-style-name="Normal_20_4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Normal_20_4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Normal_20_4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Normal_20_4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Normal_20_4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Normal_20_4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Normal_20_4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Normal_20_4">
      <style:table-cell-properties fo:border-bottom="none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Normal_20_4">
      <style:table-cell-properties fo:background-color="#93c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Normal_20_4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Normal_20_4">
      <style:table-cell-properties fo:border-bottom="0.035cm solid #000000" fo:background-color="#93c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7" style:family="table-cell" style:parent-style-name="Normal_20_4">
      <style:table-cell-properties fo:border-bottom="none" fo:background-color="#93c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Normal_20_4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Normal_20_4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Normal_20_4">
      <style:table-cell-properties fo:border-bottom="none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Normal_20_4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7" style:family="table-cell" style:parent-style-name="Normal_20_4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Normal_20_4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6" style:family="table-cell" style:parent-style-name="Excel_20_Built-in_20_Normal">
      <style:table-cell-properties fo:background-color="#e6b9b8" style:diagonal-bl-tr="none" style:diagonal-tl-br="none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7" style:family="table-cell" style:parent-style-name="Excel_20_Built-in_20_Normal">
      <style:table-cell-properties fo:border-bottom="0.035cm solid #000000" fo:background-color="#d9d9d9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8" style:family="table-cell" style:parent-style-name="Excel_20_Built-in_20_Normal">
      <style:table-cell-properties fo:background-color="#e6b9b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69" style:family="table-cell" style:parent-style-name="Normal_20_3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0" style:family="table-cell" style:parent-style-name="Normal_20_4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Normal_20_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4" style:family="table-cell" style:parent-style-name="Excel_20_Built-in_20_Normal">
      <style:table-cell-properties fo:background-color="#e6b9b8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79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0" style:family="table-cell" style:parent-style-name="Excel_20_Built-in_20_Normal">
      <style:table-cell-properties fo:background-color="#e6b9b8" style:diagonal-bl-tr="none" style:diagonal-tl-br="none" fo:border="0.035cm solid #000000" style:rotation-align="non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1" style:family="table-cell" style:parent-style-name="Excel_20_Built-in_20_Normal">
      <style:table-cell-properties fo:background-color="#e6b9b8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4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8" style:family="table-cell" style:parent-style-name="Excel_20_Built-in_20_Normal">
      <style:table-cell-properties fo:background-color="#e6b9b8" style:diagonal-bl-tr="none" style:diagonal-tl-br="none" fo:border="0.035cm solid #000000" style:rotation-align="non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1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2" style:family="table-cell" style:parent-style-name="Normal_20_2">
      <style:table-cell-properties fo:background-color="#99cc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fo:border-bottom="0.035cm solid #333300" fo:background-color="#ffff99" style:diagonal-bl-tr="none" style:diagonal-tl-br="none" style:text-align-source="fix" style:repeat-content="false" fo:wrap-option="wrap" fo:border-left="0.088cm solid #333300" style:direction="ltr" fo:border-right="0.088cm solid #333300" style:rotation-angle="0" style:rotation-align="none" style:shrink-to-fit="false" fo:border-top="0.088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0.088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2">
      <style:table-cell-properties fo:border-bottom="none" fo:background-color="#969696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Normal_20_2">
      <style:table-cell-properties fo:border-bottom="0.088cm solid #333300" fo:background-color="#ffffff" style:diagonal-bl-tr="none" style:diagonal-tl-br="none" style:text-align-source="value-type" style:repeat-content="false" fo:wrap-option="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0.088cm solid #333300" style:direction="ltr" fo:border-right="none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0.088cm solid #333300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Normal_20_2">
      <style:table-cell-properties fo:border-bottom="0.035cm solid #333300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2">
      <style:table-cell-properties fo:border-bottom="none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2">
      <style:table-cell-properties fo:border-bottom="0.088cm solid #333300" style:diagonal-bl-tr="none" style:diagonal-tl-br="none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2">
      <style:table-cell-properties fo:border-bottom="0.088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88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2">
      <style:table-cell-properties style:diagonal-bl-tr="none" style:diagonal-tl-br="none" style:rotation-align="none"/>
    </style:style>
    <style:style style:name="ce215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5cm solid #3333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035cm solid #3333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2">
      <style:table-cell-properties fo:border-bottom="none" fo:background-color="#969696" style:diagonal-bl-tr="none" style:diagonal-tl-br="none" style:text-align-source="fix" style:repeat-content="false" fo:wrap-option="no-wrap" fo:border-left="0.088cm solid #333300" style:direction="ltr" fo:border-right="0.088cm solid #3333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2">
      <style:table-cell-properties fo:border-bottom="0.035cm solid #333300" style:diagonal-bl-tr="none" style:diagonal-tl-br="none" fo:background-color="transparent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2">
      <style:table-cell-properties fo:border-bottom="0.088cm solid #333300" style:diagonal-bl-tr="none" style:diagonal-tl-br="none" fo:background-color="transparent" fo:border-left="0.088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2">
      <style:table-cell-properties fo:background-color="#99ccff"/>
    </style:style>
    <style:style style:name="ce223" style:family="table-cell" style:parent-style-name="Normal_20_2">
      <style:table-cell-properties fo:border-bottom="0.035cm solid #333300" fo:background-color="#ffffff" style:diagonal-bl-tr="none" style:diagonal-tl-br="none" style:text-align-source="value-type" style:repeat-content="false" fo:wrap-option="wrap" fo:border-left="0.035cm solid #333300" style:direction="ltr" fo:border-right="0.035cm solid #3333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2">
      <style:table-cell-properties fo:border-bottom="0.088cm solid #333300" fo:background-color="#ffffff" style:diagonal-bl-tr="none" style:diagonal-tl-br="none" style:text-align-source="value-type" style:repeat-content="false" fo:wrap-option="wrap" fo:border-left="0.035cm solid #333300" style:direction="ltr" fo:border-right="0.035cm solid #333300" style:rotation-angle="0" style:rotation-align="none" style:shrink-to-fit="false" fo:border-top="0.035cm solid #333300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none" style:direction="ltr" fo:border-right="0.088cm solid #333300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none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none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0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2">
      <style:table-cell-properties fo:border-bottom="0.035cm solid #333300" fo:background-color="#c0c0c0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2">
      <style:table-cell-properties fo:border-bottom="0.035cm solid #333300" fo:background-color="#ffffff" style:diagonal-bl-tr="none" style:diagonal-tl-br="none" style:text-align-source="fix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2">
      <style:table-cell-properties fo:border-bottom="0.035cm solid #333300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3333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5" style:family="table-cell" style:parent-style-name="Normal_20_2">
      <style:table-cell-properties fo:border-bottom="0.035cm solid #3333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35cm solid #3333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Normal_20_2">
      <style:table-cell-properties style:diagonal-bl-tr="none" style:diagonal-tl-br="none" fo:border="0.035cm solid #3333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2">
      <style:table-cell-properties fo:border-bottom="0.088cm solid #333300" style:diagonal-bl-tr="none" style:diagonal-tl-br="none" fo:border-left="0.035cm solid #333300" fo:border-right="0.035cm solid #333300" style:rotation-align="none" fo:border-top="0.035cm solid #3333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Normal_20_2">
      <style:table-cell-properties fo:border-bottom="0.035cm solid #333300" style:diagonal-bl-tr="none" style:diagonal-tl-br="none" style:text-align-source="value-type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2">
      <style:table-cell-properties fo:border-bottom="0.088cm solid #333300" style:diagonal-bl-tr="none" style:diagonal-tl-br="none" style:text-align-source="value-type" style:repeat-content="false" fo:wrap-option="no-wrap" fo:border-left="0.035cm solid #333300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2">
      <style:table-cell-properties fo:border-bottom="0.035cm solid #333300" fo:background-color="#c0c0c0" style:diagonal-bl-tr="none" style:diagonal-tl-br="none" style:text-align-source="value-type" style:repeat-content="false" fo:wrap-option="no-wrap" fo:border-left="0.035cm solid #333300" style:direction="ltr" fo:border-right="none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Normal_20_2">
      <style:table-cell-properties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Normal_20_2">
      <style:table-cell-properties style:diagonal-bl-tr="none" style:diagonal-tl-br="none" style:text-align-source="fix" style:repeat-content="false" fo:wrap-option="no-wrap" fo:border="0.035cm solid #3333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Normal_20_2">
      <style:table-cell-properties style:diagonal-bl-tr="none" style:diagonal-tl-br="none" style:text-align-source="value-type" style:repeat-content="false" fo:wrap-option="wrap" fo:border="0.035cm solid #3333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Normal_20_2">
      <style:table-cell-properties fo:border-bottom="none" fo:background-color="#969696" style:diagonal-bl-tr="none" style:diagonal-tl-br="none" style:text-align-source="value-type" style:repeat-content="false" fo:wrap-option="no-wrap" fo:border-left="none" style:direction="ltr" fo:border-right="0.088cm solid #333300" style:rotation-angle="0" style:rotation-align="none" style:shrink-to-fit="false" fo:border-top="0.035cm solid #3333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50" style:family="table-cell" style:parent-style-name="Normal_20_2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53" style:family="table-cell" style:parent-style-name="Normal_20_2">
      <style:table-cell-properties fo:background-color="#ffffff" style:diagonal-bl-tr="none" style:diagonal-tl-br="none" style:rotation-align="none"/>
    </style:style>
    <style:style style:name="ce25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5" style:family="table-cell" style:parent-style-name="Normal_20_2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T1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AFT Mappin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DRAFT Metadata Mapping - 03/06/2015</text:p>
          </table:table-cell>
          <table:table-cell table:style-name="ce1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HNAP ISO:19115</text:p>
          </table:table-cell>
          <table:table-cell table:style-name="ce2" office:value-type="string">
            <text:p>OGDMES</text:p>
          </table:table-cell>
          <table:table-cell table:style-name="ce2" office:value-type="string">
            <text:p>Notes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<text:s text:c="2"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 <text:s/>&lt;gmd:fileIdentifier&gt;</text:p>
            <text:p><text:s text:c="4"/>&lt;gco:CharacterString&gt;c959fb7e-6bac-41dd-a881-5839c354fd47234&lt;/gco:CharacterString&gt;</text:p>
            <text:p><text:s text:c="2"/>&lt;/gmd:fileIdentifier&gt;</text:p>
          </table:table-cell>
          <table:table-cell table:style-name="ce15" office:value-type="string">
            <text:p>fileIdentifier</text:p>
          </table:table-cell>
          <table:table-cell table:style-name="ce29"/>
          <table:table-cell table:style-name="ce36" table:number-columns-repeated="1021"/>
        </table:table-row>
        <table:table-row table:style-name="ro3">
          <table:table-cell table:style-name="ce3" office:value-type="string">
            <text:p>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&lt;gmd:language&gt;</text:p>
            <text:p><text:s text:c="4"/>&lt;gco:CharacterString&gt;eng; CAN&lt;/gco:CharacterString&gt;</text:p>
            <text:p><text:s text:c="2"/>&lt;/gmd:language&gt;</text:p>
          </table:table-cell>
          <table:table-cell table:style-name="ce16" office:value-type="string">
            <text:p>metadataRecordLanguage</text:p>
          </table:table-cell>
          <table:table-cell table:style-name="ce29"/>
          <table:table-cell table:style-name="ce36" table:number-columns-repeated="1021"/>
        </table:table-row>
        <table:table-row table:style-name="ro4">
          <table:table-cell table:style-name="ce3" office:value-type="string">
            <text:p><text:s text:c="2"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 <text:s/>&lt;gmd:characterSet&gt;</text:p>
            <text:p><text:s text:c="4"/>&lt;gmd:MD_CharacterSetCode codeList="http://nap.geogratis.gc.ca/metadata/register/napMetadataRegister.xml#IC_95" codeListValue="RI_458"&gt;utf8; utf8&lt;/gmd:MD_CharacterSetCode&gt;</text:p>
            <text:p><text:s text:c="2"/>&lt;/gmd:characterSet&gt;</text:p>
          </table:table-cell>
          <table:table-cell table:style-name="ce17" office:value-type="string">
            <text:p>characterSet</text:p>
          </table:table-cell>
          <table:table-cell table:style-name="ce29"/>
          <table:table-cell table:style-name="ce36" table:number-columns-repeated="1021"/>
        </table:table-row>
        <table:table-row table:style-name="ro5">
          <table:table-cell table:style-name="ce3" office:value-type="string">
            <text:p><text:s text:c="2"/>&lt;/gmd:parentIdentifier&gt;</text:p>
            <text:p><text:s text:c="2"/>&lt;/gmd:parentIdentifier&gt;</text:p>
            <text:p><text:s text:c="2"/>&lt;/gmd:parentIdentifier&gt;</text:p>
            <text:p><text:s text:c="2"/>&lt;/gmd:parentIdentifier&gt;</text:p>
            <text:p/>
          </table:table-cell>
          <table:table-cell table:style-name="ce17" office:value-type="string">
            <text:p>parentIdentifier</text:p>
          </table:table-cell>
          <table:table-cell table:style-name="ce29"/>
          <table:table-cell table:style-name="ce36" table:number-columns-repeated="1021"/>
        </table:table-row>
        <table:table-row table:style-name="ro6">
          <table:table-cell table:style-name="ce3" office:value-type="string">
            <text:p><text:s text:c="2"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 <text:s/>&lt;gmd:hierarchyLevel&gt;</text:p>
            <text:p><text:s text:c="4"/>&lt;gmd:MD_ScopeCode codeList="http://nap.geogratis.gc.ca/metadata/register/napMetadataRegister.xml#IC_108" codeListValue="RI_622"&gt;dataset; jeuDonnées&lt;/gmd:MD_ScopeCode&gt;</text:p>
            <text:p><text:s text:c="2"/>&lt;/gmd:hierarchyLevel&gt;</text:p>
          </table:table-cell>
          <table:table-cell table:style-name="ce17" office:value-type="string">
            <text:p>hierarchyLevel</text:p>
          </table:table-cell>
          <table:table-cell table:style-name="ce29"/>
          <table:table-cell table:style-name="ce36" table:number-columns-repeated="1021"/>
        </table:table-row>
        <table:table-row table:style-name="ro7">
          <table:table-cell table:style-name="ce4" office:value-type="string">
            <text:p><text:s/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><text:s/></text:span><text:span text:style-name="T1">&lt;gmd:contact&gt;</text:span></text:p>
            <text:p><text:span text:style-name="T1"><text:s text:c="4"/></text:span><text:span text:style-name="T1">&lt;gmd:CI_ResponsibleParty&gt;</text:span></text:p>
            <text:p><text:span text:style-name="T1"><text:s text:c="6"/></text:span><text:span text:style-name="T1">&lt;gmd:organisationName xsi:type="gmd:PT_FreeText_PropertyType"&gt;</text:span></text:p>
            <text:p><text:span text:style-name="T1"><text:s text:c="8"/></text:span><text:span text:style-name="T1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  <text:p><text:span text:style-name="T1"/></text:p>
            <text:p><text:span text:style-name="T1"><text:s text:c="6"/></text:span><text:span text:style-name="T1">&lt;gmd:contactInfo&gt;</text:span></text:p>
            <text:p><text:span text:style-name="T1"><text:s text:c="8"/></text:span><text:span text:style-name="T1">&lt;gmd:CI_Contact&gt;</text:span></text:p>
            <text:p><text:span text:style-name="T1"><text:s text:c="10"/></text:span><text:span text:style-name="T1">&lt;gmd:phone&gt;</text:span></text:p>
            <text:p><text:span text:style-name="T1"><text:s text:c="12"/></text:span><text:span text:style-name="T1">&lt;gmd:CI_Telephone&gt;</text:span></text:p>
            <text:p><text:span text:style-name="T1"><text:s text:c="14"/></text:span><text:span text:style-name="T1">&lt;gmd:voice xsi:type="gmd:PT_FreeText_PropertyType"&gt;</text:span></text:p>
            <text:p><text:span text:style-name="T1"><text:s text:c="16"/></text:span><text:span text:style-name="T1">&lt;gco:CharacterString&gt;voice; 1 (800) 661-2638 (Toll Free in Canada and USA.)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voix; 1 (800) 661-2638 (Sans Frais au Canada et au États-Unis.)&lt;/gmd:LocalisedCharacterString&gt;</text:span></text:p>
            <text:p><text:span text:style-name="T1"/></text:p>
            <text:p><text:span text:style-name="T1"><text:s text:c="10"/></text:span><text:span text:style-name="T1">&lt;gmd:address&gt;</text:span></text:p>
            <text:p><text:span text:style-name="T1"><text:s text:c="12"/></text:span><text:span text:style-name="T1">&lt;gmd:CI_Address&gt; <text:s text:c="12"/></text:span></text:p>
            <text:p><text:span text:style-name="T1"><text:s text:c="14"/></text:span><text:span text:style-name="T1">&lt;gmd:electronicMailAddress xsi:type="gmd:PT_FreeText_PropertyType"&gt;</text:span></text:p>
            <text:p><text:span text:style-name="T1"><text:s text:c="16"/></text:span><text:span text:style-name="T1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/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  <text:p><text:span text:style-name="T2"/></text:p>
          </table:table-cell>
          <table:table-cell table:style-name="ce18" office:value-type="string">
            <text:p>metadataContactEnglish</text:p>
          </table:table-cell>
          <table:table-cell table:style-name="ce30"/>
          <table:table-cell table:style-name="ce36" table:number-columns-repeated="1021"/>
        </table:table-row>
        <table:table-row table:style-name="ro8">
          <table:table-cell table:style-name="ce4" office:value-type="string">
            <text:p><text:s/>&lt;gmd:contact&gt;</text:p>
            <text:p><text:s text:c="4"/>&lt;gmd:CI_ResponsibleParty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><text:s/></text:span><text:span text:style-name="T2"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</text:span><text:span text:style-name="T1">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  <text:p><text:span text:style-name="T1"><text:s text:c="10"/></text:span></text:p>
            <text:p><text:span text:style-name="T2"><text:s text:c="6"/></text:span><text:span text:style-name="T2">&lt;gmd:contactInfo&gt;</text:span></text:p>
            <text:p><text:span text:style-name="T2"><text:s text:c="8"/></text:span><text:span text:style-name="T2">&lt;gmd:CI_Contact&gt;</text:span></text:p>
            <text:p><text:span text:style-name="T2"><text:s text:c="10"/></text:span><text:span text:style-name="T2">&lt;gmd:phone&gt;</text:span></text:p>
            <text:p><text:span text:style-name="T2"><text:s text:c="12"/></text:span><text:span text:style-name="T2">&lt;gmd:CI_Telephone&gt;</text:span></text:p>
            <text:p><text:span text:style-name="T2"><text:s text:c="14"/></text:span><text:span text:style-name="T2">&lt;gmd:voice xsi:type="gmd:PT_FreeText_PropertyType"&gt;</text:span></text:p>
            <text:p><text:span text:style-name="T2"><text:s text:c="16"/></text:span><text:span text:style-name="T2">&lt;gco:CharacterString&gt;voice; 1 (800) 661-2638 (Toll Free in Canada and USA.)&lt;/gco:CharacterString&gt;</text:span></text:p>
            <text:p><text:span text:style-name="T2"><text:s text:c="15"/></text:span><text:span text:style-name="T1"><text:s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/text:p>
            <text:p><text:span text:style-name="T2"><text:s text:c="10"/></text:span><text:span text:style-name="T2">&lt;gmd:address&gt;</text:span></text:p>
            <text:p><text:span text:style-name="T2"><text:s text:c="12"/></text:span><text:span text:style-name="T2">&lt;gmd:CI_Address&gt; <text:s text:c="12"/></text:span></text:p>
            <text:p><text:span text:style-name="T2"><text:s text:c="14"/></text:span><text:span text:style-name="T2">&lt;gmd:electronicMailAddress xsi:type="gmd:PT_FreeText_PropertyType"&gt;</text:span></text:p>
            <text:p><text:span text:style-name="T2"><text:s text:c="16"/></text:span><text:span text:style-name="T2">&lt;gco:CharacterString&gt;geoginfo@NRCan.gc.ca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geoginfo@RNCan.gc.ca&lt;/gmd:LocalisedCharacterString&gt;</text:span></text:p>
            <text:p><text:span text:style-name="T2"><text:s text:c="18"/></text:span></text:p>
            <text:p><text:span text:style-name="T2"><text:s text:c="6"/></text:span><text:span text:style-name="T2">&lt;gmd:role&gt;</text:span></text:p>
            <text:p><text:span text:style-name="T2"><text:s text:c="8"/></text:span><text:span text:style-name="T2">&lt;gmd:CI_RoleCode codeList="http://nap.geogratis.gc.ca/metadata/register/napMetadataRegister.xml#IC_90" codeListValue="RI_414"&gt;pointOfContact; contact&lt;/gmd:CI_RoleCode&gt;</text:span></text:p>
            <text:p><text:span text:style-name="T2"/></text:p>
          </table:table-cell>
          <table:table-cell table:style-name="ce18" office:value-type="string">
            <text:p>metadataContactFrench</text:p>
          </table:table-cell>
          <table:table-cell table:style-name="ce30"/>
          <table:table-cell table:style-name="ce36" table:number-columns-repeated="1021"/>
        </table:table-row>
        <table:table-row table:style-name="ro9">
          <table:table-cell table:style-name="ce5" office:value-type="string">
            <text:p>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&lt;gmd:dateStamp&gt;</text:p>
            <text:p><text:s text:c="4"/>&lt;gco:Date&gt;20141210&lt;/gco:Date&gt;</text:p>
            <text:p><text:s text:c="2"/>&lt;/gmd:dateStamp&gt;</text:p>
          </table:table-cell>
          <table:table-cell table:style-name="ce19" office:value-type="string">
            <text:p>metadataRecordDateStamp</text:p>
          </table:table-cell>
          <table:table-cell table:style-name="ce30"/>
          <table:table-cell table:style-name="ce36" table:number-columns-repeated="1021"/>
        </table:table-row>
        <table:table-row table:style-name="ro10">
          <table:table-cell table:style-name="ce6"/>
          <table:table-cell table:style-name="ce20" office:value-type="string">
            <text:p>metadataStandardName</text:p>
          </table:table-cell>
          <table:table-cell table:style-name="ce4" office:value-type="string">
            <text:p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text:span text:style-name="T4">Hard coded - English :</text:span><text:span text:style-name="T2"> </text:span><text:span text:style-name="T1">Government of Canada : Open Geospatial Data Metadata Element Set </text:span><text:span text:style-name="T5">French : Translation pending</text:span></text:p>
          </table:table-cell>
          <table:table-cell table:style-name="ce36" table:number-columns-repeated="1021"/>
        </table:table-row>
        <table:table-row table:style-name="ro2">
          <table:table-cell table:style-name="ce7"/>
          <table:table-cell table:style-name="ce21" office:value-type="string">
            <text:p>metadataURI</text:p>
          </table:table-cell>
          <table:table-cell table:style-name="ce31" office:value-type="string">
            <text:p>To be determined, ask Mark Shaw to provide recommendation</text:p>
          </table:table-cell>
          <table:table-cell table:style-name="ce36" table:number-columns-repeated="1021"/>
        </table:table-row>
        <table:table-row table:style-name="ro11">
          <table:table-cell table:style-name="ce5" office:value-type="string">
            <text:p><text:s/>&lt;gmd:dataSetURI/&gt;</text:p>
            <text:p><text:s text:c="2"/>&lt;gmd:locale&gt;</text:p>
            <text:p><text:s text:c="4"/>&lt;gmd:PT_Locale id="fra"&gt;</text:p>
            <text:p><text:s text:c="6"/>&lt;gmd:languageCode&gt;</text:p>
            <text:p><text:s text:c="8"/>&lt;gmd:LanguageCode codeListValue="fra" codeList="http://nap.geogratis.gc.ca/metadata/register/napMetadataRegister.xml#IC_116"&gt;French; français&lt;/gmd:LanguageCode&gt;</text:p>
            <text:p><text:s text:c="6"/>&lt;/gmd:languageCode&gt;</text:p>
            <text:p/>
            <text:p><text:s/>&lt;gmd:dataSetURI/&gt;</text:p>
            <text:p><text:s text:c="2"/>&lt;gmd:locale&gt;</text:p>
            <text:p><text:s text:c="4"/>&lt;gmd:PT_Locale id="fra"&gt;</text:p>
            <text:p><text:s text:c="6"/>&lt;gmd:languageCode&gt;</text:p>
            <text:p><text:s text:c="8"/>&lt;gmd:LanguageCode codeListValue="fra" codeList="http://nap.geogratis.gc.ca/metadata/register/napMetadataRegister.xml#IC_116"&gt;French; français&lt;/gmd:LanguageCode&gt;</text:p>
            <text:p><text:s text:c="6"/>&lt;/gmd:languageCode&gt;</text:p>
            <text:p/>
            <text:p><text:s/>&lt;gmd:dataSetURI/&gt;</text:p>
            <text:p><text:s text:c="2"/>&lt;gmd:locale&gt;</text:p>
            <text:p><text:s text:c="4"/>&lt;gmd:PT_Locale id="fra"&gt;</text:p>
            <text:p><text:s text:c="6"/>&lt;gmd:languageCode&gt;</text:p>
            <text:p><text:s text:c="8"/>&lt;gmd:LanguageCode codeListValue="fra" codeList="http://nap.geogratis.gc.ca/metadata/register/napMetadataRegister.xml#IC_116"&gt;French; français&lt;/gmd:LanguageCode&gt;</text:p>
            <text:p><text:s text:c="6"/>&lt;/gmd:languageCode&gt;</text:p>
            <text:p/>
            <text:p><text:s/>&lt;gmd:dataSetURI/&gt;</text:p>
            <text:p><text:s text:c="2"/>&lt;gmd:locale&gt;</text:p>
            <text:p><text:s text:c="4"/>&lt;gmd:PT_Locale id="fra"&gt;</text:p>
            <text:p><text:s text:c="6"/>&lt;gmd:languageCode&gt;</text:p>
            <text:p><text:s text:c="8"/>&lt;gmd:LanguageCode codeListValue="fra" codeList="http://nap.geogratis.gc.ca/metadata/register/napMetadataRegister.xml#IC_116"&gt;French; français&lt;/gmd:LanguageCode&gt;</text:p>
            <text:p><text:s text:c="6"/>&lt;/gmd:languageCode&gt;</text:p>
            <text:p/>
            <text:p/>
          </table:table-cell>
          <table:table-cell table:style-name="ce19" office:value-type="string">
            <text:p>locale</text:p>
          </table:table-cell>
          <table:table-cell table:style-name="ce32"/>
          <table:table-cell table:style-name="ce36" table:number-columns-repeated="1021"/>
        </table:table-row>
        <table:table-row table:style-name="ro12">
          <table:table-cell table:style-name="ce5" office:value-type="string"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1"><text:s/></text:span><text:span text:style-name="T1">&lt;gmd:identificationInfo&gt;</text:span></text:p>
            <text:p><text:span text:style-name="T1"><text:s text:c="4"/></text:span><text:span text:style-name="T1">&lt;gmd:MD_DataIdentification&gt;</text:span></text:p>
            <text:p><text:span text:style-name="T1"><text:s text:c="6"/></text:span><text:span text:style-name="T1">&lt;gmd:citation&gt;</text:span></text:p>
            <text:p><text:span text:style-name="T1"><text:s text:c="8"/></text:span><text:span text:style-name="T1">&lt;gmd:CI_Citation&gt;</text:span></text:p>
            <text:p><text:span text:style-name="T1"><text:s text:c="10"/></text:span><text:span text:style-name="T1">&lt;gmd:title xsi:type="gmd:PT_FreeText_PropertyType"&gt;</text:span></text:p>
            <text:p><text:span text:style-name="T1"><text:s text:c="12"/></text:span><text:span text:style-name="T1">&lt;gco:CharacterString&gt;Example 2 : 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Exemple 2 : AAgrilus planipennis (APL) - Agrile du frêne - Lieux réglementés au Canada&lt;/gmd:LocalisedCharacterString&gt;</text:span></text:p>
            <text:p><text:span text:style-name="T2"><text:s text:c="14"/></text:span><text:span text:style-name="T2">&lt;/gmd:textGroup&gt;</text:span></text:p>
            <text:p><text:span text:style-name="T2"><text:s text:c="12"/></text:span><text:span text:style-name="T2">&lt;/gmd:PT_FreeText&gt;</text:span></text:p>
            <text:p><text:span text:style-name="T2"><text:s text:c="10"/></text:span><text:span text:style-name="T2">&lt;/gmd:title&gt;</text:span></text:p>
            <text:p><text:span text:style-name="T2"/></text:p>
          </table:table-cell>
          <table:table-cell table:style-name="ce22" office:value-type="string">
            <text:p>title english</text:p>
          </table:table-cell>
          <table:table-cell table:style-name="ce33"/>
          <table:table-cell table:style-name="ce36" table:number-columns-repeated="1021"/>
        </table:table-row>
        <table:table-row table:style-name="ro12">
          <table:table-cell table:style-name="ce5" office:value-type="string">
            <text:p><text:s/>&lt;gmd:identificationInfo&gt;</text:p>
            <text:p><text:s text:c="4"/>&lt;gmd:MD_DataIdentification&gt;</text:p>
            <text:p><text:s text:c="6"/>&lt;gmd:citation&gt;</text:p>
            <text:p><text:s text:c="8"/>&lt;gmd:CI_Citation&gt;</text:p>
            <text:p><text:s text:c="10"/>&lt;gmd:title xsi:type="gmd:PT_FreeText_PropertyType"&gt;</text:p>
            <text:p><text:s text:c="12"/>&lt;gco:CharacterString&gt;Example 2 : Agrilus planipennis (APL) - Emerald Ash Borer - Canada's Regulated Areas&lt;/gco:CharacterString&gt;</text:p>
            <text:p><text:s text:c="10"/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><text:s/></text:span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Example 2 : Agrilus planipennis (APL) - Emerald Ash Borer - Canada's Regulated Areas&lt;/gco:CharacterString&gt;</text:span></text:p>
            <text:p><text:span text:style-name="T2"><text:s text:c="10"/></text:span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Exemple 2 : AAgrilus planipennis (APL) - Agrile du frêne - Lieux réglementés au Canada&lt;/gmd:LocalisedCharacterString&gt;</text:span></text:p>
            <text:p><text:span text:style-name="T1"><text:s text:c="14"/></text:span><text:span text:style-name="T1">&lt;/gmd:textGroup&gt;</text:span></text:p>
            <text:p><text:span text:style-name="T1"><text:s text:c="12"/></text:span><text:span text:style-name="T1">&lt;/gmd:PT_FreeText&gt;</text:span></text:p>
            <text:p><text:span text:style-name="T1"><text:s text:c="10"/></text:span><text:span text:style-name="T1">&lt;/gmd:title&gt;</text:span></text:p>
            <text:p><text:span text:style-name="T2"/></text:p>
          </table:table-cell>
          <table:table-cell table:style-name="ce22" office:value-type="string">
            <text:p>title french</text:p>
          </table:table-cell>
          <table:table-cell table:style-name="ce33"/>
          <table:table-cell table:style-name="ce36" table:number-columns-repeated="1021"/>
        </table:table-row>
        <table:table-row table:style-name="ro2">
          <table:table-cell table:style-name="ce8"/>
          <table:table-cell table:style-name="ce23" office:value-type="string">
            <text:p>dateContributed</text:p>
          </table:table-cell>
          <table:table-cell table:style-name="ce33" office:value-type="string">
            <text:p>Date stamp applied when record enters CKAN</text:p>
          </table:table-cell>
          <table:table-cell table:style-name="ce36" table:number-columns-repeated="1021"/>
        </table:table-row>
        <table:table-row table:style-name="ro13">
          <table:table-cell table:style-name="ce4" office:value-type="string">
            <text:p>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7"&gt;publication; publication&lt;/gmd:CI_DateTypeCode&gt;</text:p>
          </table:table-cell>
          <table:table-cell table:style-name="ce19" office:value-type="string">
            <text:p>datePublished</text:p>
          </table:table-cell>
          <table:table-cell table:style-name="ce32"/>
          <table:table-cell table:style-name="ce36" table:number-columns-repeated="1021"/>
        </table:table-row>
        <table:table-row table:style-name="ro14">
          <table:table-cell table:style-name="ce4" office:value-type="string">
            <text:p>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&lt;gmd:date&gt;</text:p>
            <text:p><text:s text:c="12"/>&lt;gmd:CI_Date&gt;</text:p>
            <text:p><text:s text:c="14"/>&lt;gmd:date&gt;</text:p>
            <text:p><text:s text:c="16"/>&lt;gco:Date&gt;2015-01-01&lt;/gco:Date&gt;</text:p>
            <text:p><text:s text:c="14"/>&lt;/gmd:date&gt;</text:p>
            <text:p><text:s text:c="14"/>&lt;gmd:dateType&gt;</text:p>
            <text:p><text:s text:c="16"/>&lt;gmd:CI_DateTypeCode codeList="http://nap.geogratis.gc.ca/metadata/register/napMetadataRegister.xml#IC_87" codeListValue="RI_368"&gt;revision; révision&lt;/gmd:CI_DateTypeCode&gt;</text:p>
          </table:table-cell>
          <table:table-cell table:style-name="ce19" office:value-type="string">
            <text:p>dateModified</text:p>
          </table:table-cell>
          <table:table-cell table:style-name="ce32"/>
          <table:table-cell table:style-name="ce36" table:number-columns-repeated="1021"/>
        </table:table-row>
        <table:table-row table:style-name="ro15">
          <table:table-cell table:style-name="ce5" office:value-type="string">
            <text:p>&lt;gmd:identificationInfo&gt;</text:p>
            <text:p><text:s text:c="4"/>&lt;gmd:MD_DataIdentification&gt;</text:p>
            <text:p><text:s text:c="6"/>&lt;gmd:citation&gt;</text:p>
            <text:p><text:s text:c="8"/>&lt;gmd:CI_Citation&gt;</text:p>
            <text:p><text:s text:c="10"/>&lt;gmd:title xsi:type="gmd:PT_FreeText_PropertyType"&gt;</text:p>
            <text:p><text:s text:c="12"/>&lt;gco:CharacterString&gt;Agrilus planipennis (APL) - Emerald Ash Borer - Canada's Regulated Areas&lt;/gco:CharacterString&gt;</text:p>
            <text:p><text:s text:c="12"/>&lt;gmd:PT_FreeText&gt;</text:p>
            <text:p><text:s text:c="14"/>&lt;gmd:textGroup&gt;</text:p>
            <text:p><text:s text:c="16"/>&lt;gmd:LocalisedCharacterString locale="#fra"&gt;Agrilus planipennis (APL) - Agrile du frêne - Lieux réglementés au Canada&lt;/gmd:LocalisedCharacterString&gt;</text:p>
            <text:p><text:s text:c="13"/>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Value="RI_367" codeList="http://nap.geogratis.gc.ca/metadata/register/napMetadataRegister.xml#IC_87"&gt;publication; publication&lt;/gmd:CI_DateTypeCode&gt;</text:p>
            <text:p><text:s text:c="14"/></text:p>
            <text:p><text:s text:c="10"/>&lt;gmd:date&gt;</text:p>
            <text:p><text:s text:c="12"/>&lt;gmd:CI_Date&gt;</text:p>
            <text:p><text:s text:c="14"/>&lt;gmd:date&gt;</text:p>
            <text:p><text:s text:c="16"/>&lt;gco:Date&gt;2014-12-09&lt;/gco:Date&gt;</text:p>
            <text:p><text:s text:c="14"/>&lt;/gmd:date&gt;</text:p>
            <text:p><text:s text:c="14"/>&lt;gmd:dateType&gt;</text:p>
            <text:p><text:s text:c="16"/>&lt;gmd:CI_DateTypeCode codeListValue="RI_366" codeList="http://nap.geogratis.gc.ca/metadata/register/napMetadataRegister.xml#IC_87"&gt;creation; création&lt;/gmd:CI_DateTypeCode&gt;</text:p>
            <text:p><text:s text:c="13"/></text:p>
            <text:p><text:span text:style-name="T1"><text:s text:c="10"/></text:span><text:span text:style-name="T1">&lt;gmd:identifier&gt;</text:span></text:p>
            <text:p><text:span text:style-name="T1"><text:s text:c="12"/></text:span><text:span text:style-name="T1">&lt;gmd:MD_Identifier&gt;</text:span></text:p>
            <text:p><text:span text:style-name="T1"><text:s text:c="14"/></text:span><text:span text:style-name="T1">&lt;gmd:code&gt;</text:span></text:p>
            <text:p><text:span text:style-name="T1"><text:s text:c="16"/></text:span><text:span text:style-name="T1">&lt;gco:CharacterString&gt;[OPTIONAL INFO ADDED FOR TBS MAPPING : data identifier (REF NAP : 5.14.6)]&lt;/gco:CharacterString&gt;</text:span></text:p>
            <text:p><text:span text:style-name="T1"><text:s text:c="14"/></text:span><text:span text:style-name="T1">&lt;/gmd:code&gt;</text:span></text:p>
            <text:p><text:span text:style-name="T1"><text:s text:c="12"/></text:span><text:span text:style-name="T1">&lt;/gmd:MD_Identifier&gt;</text:span></text:p>
            <text:p><text:span text:style-name="T1"><text:s text:c="10"/></text:span><text:span text:style-name="T1">&lt;/gmd:identifier&gt;</text:span></text:p>
            <text:p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Agrilus planipennis (APL) - Agrile du frêne - Lieux réglementés au Canada&lt;/gmd:LocalisedCharacterString&gt;</text:span></text:p>
            <text:p><text:span text:style-name="T2"><text:s text:c="13"/></text:span></text:p>
            <text:p><text:span text:style-name="T2"><text:s text:c="12"/></text:span><text:span text:style-name="T2">&lt;gmd:CI_Date&gt;</text:span></text:p>
            <text:p><text:span text:style-name="T2"><text:s text:c="14"/></text:span><text:span text:style-name="T2">&lt;gmd:date&gt;</text:span></text:p>
            <text:p><text:span text:style-name="T2"><text:s text:c="16"/></text:span><text:span text:style-name="T2">&lt;gco:Date&gt;2014-12-09&lt;/gco:Date&gt;</text:span></text:p>
            <text:p><text:span text:style-name="T2"><text:s text:c="14"/></text:span><text:span text:style-name="T2">&lt;/gmd:date&gt;</text:span></text:p>
            <text:p><text:span text:style-name="T2"><text:s text:c="14"/></text:span><text:span text:style-name="T2">&lt;gmd:dateType&gt;</text:span></text:p>
            <text:p><text:span text:style-name="T2"><text:s text:c="16"/></text:span><text:span text:style-name="T2">&lt;gmd:CI_DateTypeCode codeListValue="RI_367" codeList="http://nap.geogratis.gc.ca/metadata/register/napMetadataRegister.xml#IC_87"&gt;publication; publication&lt;/gmd:CI_DateTypeCode&gt;</text:span></text:p>
            <text:p><text:span text:style-name="T2"><text:s text:c="14"/></text:span></text:p>
            <text:p><text:span text:style-name="T2"><text:s text:c="10"/></text:span><text:span text:style-name="T2">&lt;gmd:date&gt;</text:span></text:p>
            <text:p><text:span text:style-name="T2"><text:s text:c="12"/></text:span><text:span text:style-name="T2">&lt;gmd:CI_Date&gt;</text:span></text:p>
            <text:p><text:span text:style-name="T2"><text:s text:c="14"/></text:span><text:span text:style-name="T2">&lt;gmd:date&gt;</text:span></text:p>
            <text:p><text:span text:style-name="T2"><text:s text:c="16"/></text:span><text:span text:style-name="T2">&lt;gco:Date&gt;2014-12-09&lt;/gco:Date&gt;</text:span></text:p>
            <text:p><text:span text:style-name="T2"><text:s text:c="14"/></text:span><text:span text:style-name="T2">&lt;/gmd:date&gt;</text:span></text:p>
            <text:p><text:span text:style-name="T2"><text:s text:c="14"/></text:span><text:span text:style-name="T2">&lt;gmd:dateType&gt;</text:span></text:p>
            <text:p><text:span text:style-name="T2"><text:s text:c="16"/></text:span><text:span text:style-name="T2">&lt;gmd:CI_DateTypeCode codeListValue="RI_366" codeList="http://nap.geogratis.gc.ca/metadata/register/napMetadataRegister.xml#IC_87"&gt;creation; création&lt;/gmd:CI_DateTypeCode&gt;</text:span></text:p>
            <text:p><text:span text:style-name="T2"><text:s text:c="13"/></text:span></text:p>
            <text:p><text:span text:style-name="T1"><text:s text:c="10"/></text:span><text:span text:style-name="T1">&lt;gmd:identifier&gt;</text:span></text:p>
            <text:p><text:span text:style-name="T1"><text:s text:c="12"/></text:span><text:span text:style-name="T1">&lt;gmd:MD_Identifier&gt;</text:span></text:p>
            <text:p><text:span text:style-name="T1"><text:s text:c="14"/></text:span><text:span text:style-name="T1">&lt;gmd:code&gt;</text:span></text:p>
            <text:p><text:span text:style-name="T1"><text:s text:c="16"/></text:span><text:span text:style-name="T1">&lt;gco:CharacterString&gt;[OPTIONAL INFO ADDED FOR TBS MAPPING : data identifier (REF NAP : 5.14.6)]&lt;/gco:CharacterString&gt;</text:span></text:p>
            <text:p><text:span text:style-name="T1"><text:s text:c="14"/></text:span><text:span text:style-name="T1">&lt;/gmd:code&gt;</text:span></text:p>
            <text:p><text:span text:style-name="T1"><text:s text:c="12"/></text:span><text:span text:style-name="T1">&lt;/gmd:MD_Identifier&gt;</text:span></text:p>
            <text:p><text:span text:style-name="T1"><text:s text:c="10"/></text:span><text:span text:style-name="T1">&lt;/gmd:identifier&gt;</text:span></text:p>
            <text:p><text:span text:style-name="T2">&lt;gmd:identificationInfo&gt;</text:span></text:p>
            <text:p><text:span text:style-name="T2"><text:s text:c="4"/></text:span><text:span text:style-name="T2">&lt;gmd:MD_DataIdentification&gt;</text:span></text:p>
            <text:p><text:span text:style-name="T2"><text:s text:c="6"/></text:span><text:span text:style-name="T2">&lt;gmd:citation&gt;</text:span></text:p>
            <text:p><text:span text:style-name="T2"><text:s text:c="8"/></text:span><text:span text:style-name="T2">&lt;gmd:CI_Citation&gt;</text:span></text:p>
            <text:p><text:span text:style-name="T2"><text:s text:c="10"/></text:span><text:span text:style-name="T2">&lt;gmd:title xsi:type="gmd:PT_FreeText_PropertyType"&gt;</text:span></text:p>
            <text:p><text:span text:style-name="T2"><text:s text:c="12"/></text:span><text:span text:style-name="T2">&lt;gco:CharacterString&gt;Agrilus planipennis (APL) - Emerald Ash Borer - Canada's Regulated Areas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Agrilus planipennis (APL) - Agrile du frêne - Lieux réglementés au Canada&lt;/gmd:LocalisedCharacterString&gt;</text:span></text:p>
            <text:p><text:span text:style-name="T2"><text:s text:c="13"/></text:span></text:p>
            <text:p><text:span text:style-name="T2"><text:s text:c="12"/></text:span><text:span text:style-name="T2">&lt;gmd:CI_Date&gt;</text:span></text:p>
            <text:p><text:span text:style-name="T2"><text:s text:c="14"/></text:span><text:span text:style-name="T2">&lt;gmd:date&gt;</text:span></text:p>
            <text:p><text:span text:style-name="T2"><text:s text:c="16"/></text:span><text:span text:style-name="T2">&lt;gco:Date&gt;2014-12-09&lt;/gco:Date&gt;</text:span></text:p>
            <text:p><text:span text:style-name="T2"><text:s text:c="14"/></text:span><text:span text:style-name="T2">&lt;/gmd:date&gt;</text:span></text:p>
            <text:p><text:span text:style-name="T2"><text:s text:c="14"/></text:span><text:span text:style-name="T2">&lt;gmd:dateType&gt;</text:span></text:p>
            <text:p><text:span text:style-name="T2"><text:s text:c="16"/></text:span><text:span text:style-name="T2">&lt;gmd:CI_DateTypeCode codeListValue="RI_367" codeList="http://nap.geogratis.gc.ca/metadata/register/napMetadataRegister.xml#IC_87"&gt;publication; publication&lt;/gmd:CI_DateTypeCode&gt;</text:span></text:p>
            <text:p><text:span text:style-name="T2"><text:s text:c="14"/></text:span></text:p>
            <text:p><text:span text:style-name="T2"><text:s text:c="10"/></text:span><text:span text:style-name="T2">&lt;gmd:date&gt;</text:span></text:p>
            <text:p><text:span text:style-name="T2"><text:s text:c="12"/></text:span><text:span text:style-name="T2">&lt;gmd:CI_Date&gt;</text:span></text:p>
            <text:p><text:span text:style-name="T2"><text:s text:c="14"/></text:span><text:span text:style-name="T2">&lt;gmd:date&gt;</text:span></text:p>
            <text:p><text:span text:style-name="T2"><text:s text:c="16"/></text:span><text:span text:style-name="T2">&lt;gco:Date&gt;2014-12-09&lt;/gco:Date&gt;</text:span></text:p>
            <text:p><text:span text:style-name="T2"><text:s text:c="14"/></text:span><text:span text:style-name="T2">&lt;/gmd:date&gt;</text:span></text:p>
            <text:p><text:span text:style-name="T2"><text:s text:c="14"/></text:span><text:span text:style-name="T2">&lt;gmd:dateType&gt;</text:span></text:p>
            <text:p><text:span text:style-name="T2"><text:s text:c="16"/></text:span><text:span text:style-name="T2">&lt;gmd:CI_DateTypeCode codeListValue="RI_366" codeList="http://nap.geogratis.gc.ca/metadata/register/napMetadataRegister.xml#IC_87"&gt;creation; création&lt;/gmd:CI_DateTypeCode&gt;</text:span></text:p>
            <text:p><text:span text:style-name="T2"><text:s text:c="13"/></text:span></text:p>
            <text:p><text:span text:style-name="T1"><text:s text:c="10"/></text:span><text:span text:style-name="T1">&lt;gmd:identifier&gt;</text:span></text:p>
            <text:p><text:span text:style-name="T1"><text:s text:c="12"/></text:span><text:span text:style-name="T1">&lt;gmd:MD_Identifier&gt;</text:span></text:p>
            <text:p><text:span text:style-name="T1"><text:s text:c="14"/></text:span><text:span text:style-name="T1">&lt;gmd:code&gt;</text:span></text:p>
            <text:p><text:span text:style-name="T1"><text:s text:c="16"/></text:span><text:span text:style-name="T1">&lt;gco:CharacterString&gt;[OPTIONAL INFO ADDED FOR TBS MAPPING : data identifier (REF NAP : 5.14.6)]&lt;/gco:CharacterString&gt;</text:span></text:p>
            <text:p><text:span text:style-name="T1"><text:s text:c="14"/></text:span><text:span text:style-name="T1">&lt;/gmd:code&gt;</text:span></text:p>
            <text:p><text:span text:style-name="T1"><text:s text:c="12"/></text:span><text:span text:style-name="T1">&lt;/gmd:MD_Identifier&gt;</text:span></text:p>
            <text:p><text:span text:style-name="T1"><text:s text:c="10"/></text:span><text:span text:style-name="T1">&lt;/gmd:identifier&gt;</text:span></text:p>
            <text:p><text:span text:style-name="T2"/></text:p>
          </table:table-cell>
          <table:table-cell table:style-name="ce19" office:value-type="string">
            <text:p>identifier</text:p>
          </table:table-cell>
          <table:table-cell table:style-name="ce32"/>
          <table:table-cell table:style-name="ce36" table:number-columns-repeated="1021"/>
        </table:table-row>
        <table:table-row table:style-name="ro16">
          <table:table-cell table:style-name="ce5" office:value-type="string"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/>
          </table:table-cell>
          <table:table-cell table:style-name="ce19" office:value-type="string">
            <text:p>individualName</text:p>
          </table:table-cell>
          <table:table-cell table:style-name="ce32"/>
          <table:table-cell table:style-name="ce36" table:number-columns-repeated="1021"/>
        </table:table-row>
        <table:table-row table:style-name="ro17">
          <table:table-cell table:style-name="ce4" office:value-type="string">
            <text:p><text:s text:c="10"/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><text:s text:c="10"/></text:span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><text:s text:c="10"/></text:span><text:span text:style-name="T1">&lt;gmd:citedResponsibleParty&gt;</text:span></text:p>
            <text:p><text:span text:style-name="T1"><text:s text:c="12"/></text:span><text:span text:style-name="T1">&lt;gmd:CI_ResponsibleParty&gt;</text:span></text:p>
            <text:p><text:span text:style-name="T1"><text:s text:c="14"/></text:span><text:span text:style-name="T1">&lt;gmd:organisationName xsi:type="gmd:PT_FreeText_PropertyType"&gt;</text:span></text:p>
            <text:p><text:span text:style-name="T1"><text:s text:c="16"/></text:span><text:span text:style-name="T1">&lt;gco:CharacterString&gt;Government of Canada; Health Canada; Canadian Food Inspection Agency; Plant Protection Division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3"><text:s text:c="20"/></text:span><text:span text:style-name="T3">&lt;gmd:LocalisedCharacterString locale="#fra"&gt;Gouvernement du Canada; Santé Canada</text:span><text:span text:style-name="T2">; Agence canadienne d'inspection des aliments; Division de la protection des végétaux&lt;/gmd:LocalisedCharacterString&gt;</text:span></text:p>
            <text:p><text:span text:style-name="T2"/></text:p>
          </table:table-cell>
          <table:table-cell table:style-name="ce20" office:value-type="string">
            <text:p>organisationNameEnglish</text:p>
          </table:table-cell>
          <table:table-cell table:style-name="ce30"/>
          <table:table-cell table:style-name="ce36" table:number-columns-repeated="1021"/>
        </table:table-row>
        <table:table-row table:style-name="ro17">
          <table:table-cell table:style-name="ce4" office:value-type="string">
            <text:p><text:s text:c="10"/>&lt;gmd:citedResponsibleParty&gt;</text:p>
            <text:p><text:s text:c="12"/>&lt;gmd:CI_ResponsibleParty&gt;</text:p>
            <text:p><text:s text:c="14"/>&lt;gmd:organisationName xsi:type="gmd:PT_FreeText_PropertyType"&gt;</text:p>
            <text:p><text:s text:c="16"/>&lt;gco:CharacterString&gt;Government of Cana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 text:c="11"/></text:span><text:span text:style-name="T2">&lt;gmd:citedResponsibleParty&gt;</text:span></text:p>
            <text:p><text:span text:style-name="T2"><text:s text:c="12"/></text:span><text:span text:style-name="T2">&lt;gmd:CI_ResponsibleParty&gt;</text:span></text:p>
            <text:p><text:span text:style-name="T2"><text:s text:c="14"/></text:span><text:span text:style-name="T2">&lt;gmd:organisationName xsi:type="gmd:PT_FreeText_PropertyType"&gt;</text:span></text:p>
            <text:p><text:span text:style-name="T2"><text:s text:c="16"/></text:span><text:span text:style-name="T2">&lt;gco:CharacterString&gt;Government of Cana</text:span>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 text:c="11"/></text:span><text:span text:style-name="T2">&lt;gmd:citedResponsibleParty&gt;</text:span></text:p>
            <text:p><text:span text:style-name="T2"><text:s text:c="12"/></text:span><text:span text:style-name="T2">&lt;gmd:CI_ResponsibleParty&gt;</text:span></text:p>
            <text:p><text:span text:style-name="T2"><text:s text:c="14"/></text:span><text:span text:style-name="T2">&lt;gmd:organisationName xsi:type="gmd:PT_FreeText_PropertyType"&gt;</text:span></text:p>
            <text:p><text:span text:style-name="T2"><text:s text:c="16"/></text:span><text:span text:style-name="T2">&lt;gco:CharacterString&gt;Government of Cana</text:span><text:span text:style-name="T3">da; Health Canada</text:span><text:span text:style-name="T2">; Canadian Food Inspection Agency; Plant Protection Division&lt;/gco:CharacterString&gt;</text:span></text:p>
            <text:p><text:span text:style-name="T2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Gouvernement du Canada; Santé Canada; Agence canadienne d'inspection des aliments; Division de la protection des végétaux&lt;/gmd:LocalisedCharacterString&gt;</text:span></text:p>
            <text:p><text:span text:style-name="T2"><text:s/></text:span></text:p>
          </table:table-cell>
          <table:table-cell table:style-name="ce20" office:value-type="string">
            <text:p>organisationNameFrench</text:p>
          </table:table-cell>
          <table:table-cell table:style-name="ce30"/>
          <table:table-cell table:style-name="ce36" table:number-columns-repeated="1021"/>
        </table:table-row>
        <table:table-row table:style-name="ro18">
          <table:table-cell table:style-name="ce5" office:value-type="string">
            <text:p><text:s text:c="2"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<text:s text:c="10"/>&lt;/gmd:textGroup&gt;</text:p>
            <text:p><text:s text:c="8"/>&lt;/gmd:PT_FreeText&gt;</text:p>
            <text:p><text:s text:c="6"/>&lt;/gmd:organisationName&gt;</text:p>
            <text:p><text:s text:c="4"/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4"/></text:span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4"/></text:span><text:span text:style-name="T1"><text:s text:c="2"/></text:span><text:span text:style-name="T1">&lt;gmd:positionName xsi:type="gmd:PT_FreeText_PropertyType"&gt;</text:span></text:p>
            <text:p><text:span text:style-name="T1"><text:s text:c="8"/></text:span><text:span text:style-name="T1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[OPTIONAL INFO ADDED FOR TBS MAPPING : Nom de la position (REF NAP : 5.2.6)]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</text:span></text:p>
          </table:table-cell>
          <table:table-cell table:style-name="ce20" office:value-type="string">
            <text:p>positionNameEnglish</text:p>
          </table:table-cell>
          <table:table-cell table:style-name="ce30"/>
          <table:table-cell table:style-name="ce36" table:number-columns-repeated="1021"/>
        </table:table-row>
        <table:table-row table:style-name="ro18">
          <table:table-cell table:style-name="ce5" office:value-type="string">
            <text:p><text:s text:c="2"/>&lt;gmd:contact&gt;</text:p>
            <text:p><text:s text:c="4"/>&lt;gmd:CI_ResponsibleParty&gt;</text:p>
            <text:p><text:s text:c="6"/>&lt;gmd:individualName&gt;</text:p>
            <text:p><text:s text:c="8"/>&lt;gco:CharacterString&gt;[OPTIONAL INFO ADDED FOR TBS MAPPING : contact name (REF NAP : 5.2.6)]&lt;/gco:CharacterString&gt;</text:p>
            <text:p><text:s text:c="6"/>&lt;/gmd:individualName&gt;</text:p>
            <text:p><text:s text:c="6"/>&lt;gmd:organisationName xsi:type="gmd:PT_FreeText_PropertyType"&gt;</text:p>
            <text:p><text:s text:c="8"/>&lt;gco:CharacterString&gt;Government of Canada; Natural Resources Canada; Earth Sciences Sector; Canada Centre for Mapping and Earth Observation&lt;/gco:CharacterString&gt;</text:p>
            <text:p><text:s text:c="8"/>&lt;gmd:PT_FreeText&gt;</text:p>
            <text:p><text:s text:c="10"/>&lt;gmd:textGroup&gt;</text:p>
            <text:p><text:s text:c="12"/>&lt;gmd:LocalisedCharacterString locale="#fra"&gt;Gouvernement du Canada; Ressources naturelles Canada; Secteur des sciences de la Terre; Centre canadien de cartographie et d'observation de la Terre&lt;/gmd:LocalisedCharacterString&gt;</text:p>
            <text:p><text:s text:c="10"/>&lt;/gmd:textGroup&gt;</text:p>
            <text:p><text:s text:c="8"/>&lt;/gmd:PT_FreeText&gt;</text:p>
            <text:p><text:s text:c="6"/>&lt;/gmd:organisationName&gt;</text:p>
            <text:p><text:s text:c="6"/>&lt;gmd:positionName xsi:type="gmd:PT_FreeText_PropertyType"&gt;</text:p>
            <text:p><text:s text:c="8"/>&lt;gco:CharacterString&gt;[OPTIONAL INFO ADDED FOR TBS MAPPING : Position name (REF NAP : 5.2.6)]&lt;/gco:CharacterString&gt;</text:p>
            <text:p><text:s text:c="8"/>&lt;gmd:PT_FreeText&gt;</text:p>
            <text:p><text:s text:c="7"/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6"/></text:span><text:span text:style-name="T2">&lt;gmd:positionName xsi:type="gmd:PT_FreeText_PropertyType"&gt;</text:span></text:p>
            <text:p><text:span text:style-name="T2"><text:s text:c="8"/></text:span><text:span text:style-name="T2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7"/></text:span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 <text:s/>&lt;gmd:contact&gt;</text:span></text:p>
            <text:p><text:span text:style-name="T2"><text:s text:c="4"/></text:span><text:span text:style-name="T2">&lt;gmd:CI_ResponsibleParty&gt;</text:span></text:p>
            <text:p><text:span text:style-name="T2"><text:s text:c="6"/></text:span><text:span text:style-name="T2">&lt;gmd:individualName&gt;</text:span></text:p>
            <text:p><text:span text:style-name="T2"><text:s text:c="8"/></text:span><text:span text:style-name="T2">&lt;gco:CharacterString&gt;[OPTIONAL INFO ADDED FOR TBS MAPPING : contact name (REF NAP : 5.2.6)]&lt;/gco:CharacterString&gt;</text:span></text:p>
            <text:p><text:span text:style-name="T2"><text:s text:c="6"/></text:span><text:span text:style-name="T2">&lt;/gmd:individualName&gt;</text:span></text:p>
            <text:p><text:span text:style-name="T2"><text:s text:c="6"/></text:span><text:span text:style-name="T2">&lt;gmd:organisationName xsi:type="gmd:PT_FreeText_PropertyType"&gt;</text:span></text:p>
            <text:p><text:span text:style-name="T2"><text:s text:c="8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2"><text:s text:c="10"/></text:span><text:span text:style-name="T2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organisationName&gt;</text:span></text:p>
            <text:p><text:span text:style-name="T2"><text:s text:c="6"/></text:span><text:span text:style-name="T2">&lt;gmd:positionName xsi:type="gmd:PT_FreeText_PropertyType"&gt;</text:span></text:p>
            <text:p><text:span text:style-name="T2"><text:s text:c="8"/></text:span><text:span text:style-name="T2">&lt;gco:CharacterString&gt;[OPTIONAL INFO ADDED FOR TBS MAPPING : Position name (REF NAP : 5.2.6)]&lt;/gco:CharacterString&gt;</text:span></text:p>
            <text:p><text:span text:style-name="T2"><text:s text:c="8"/></text:span><text:span text:style-name="T2">&lt;gmd:PT_FreeText&gt;</text:span></text:p>
            <text:p><text:span text:style-name="T2"><text:s text:c="7"/></text:span><text:span text:style-name="T1"><text:s text:c="3"/></text:span><text:span text:style-name="T1">&lt;gmd:textGroup&gt;</text:span></text:p>
            <text:p><text:span text:style-name="T1"><text:s text:c="12"/></text:span><text:span text:style-name="T1">&lt;gmd:LocalisedCharacterString locale="#fra"&gt;[OPTIONAL INFO ADDED FOR TBS MAPPING : Nom de la position (REF NAP : 5.2.6)]&lt;/gmd:LocalisedCharacterString&gt;</text:span></text:p>
            <text:p><text:span text:style-name="T1"><text:s text:c="10"/></text:span><text:span text:style-name="T1">&lt;/gmd:textGroup&gt;</text:span></text:p>
            <text:p><text:span text:style-name="T2"><text:s text:c="8"/></text:span><text:span text:style-name="T2">&lt;/gmd:PT_FreeText&gt;</text:span></text:p>
            <text:p><text:span text:style-name="T2"><text:s text:c="6"/></text:span><text:span text:style-name="T2">&lt;/gmd:positionName&gt;</text:span></text:p>
          </table:table-cell>
          <table:table-cell table:style-name="ce20" office:value-type="string">
            <text:p>positionNameFrench</text:p>
          </table:table-cell>
          <table:table-cell table:style-name="ce30"/>
          <table:table-cell table:style-name="ce36" table:number-columns-repeated="1021"/>
        </table:table-row>
        <table:table-row table:style-name="ro19">
          <table:table-cell table:style-name="ce4" office:value-type="string"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1">&lt;gmd:contactInfo&gt;</text:span></text:p>
            <text:p><text:span text:style-name="T1"><text:s text:c="16"/></text:span><text:span text:style-name="T1">&lt;gmd:CI_Contact&gt;</text:span></text:p>
            <text:p><text:span text:style-name="T1"><text:s text:c="18"/></text:span><text:span text:style-name="T1">&lt;gmd:address&gt;</text:span></text:p>
            <text:p><text:span text:style-name="T1"><text:s text:c="20"/></text:span><text:span text:style-name="T1">&lt;gmd:CI_Address&gt; <text:s text:c="12"/></text:span></text:p>
            <text:p><text:span text:style-name="T1"><text:s text:c="22"/></text:span><text:span text:style-name="T1">&lt;gmd:electronicMailAddress xsi:type="gmd:PT_FreeText_PropertyType"&gt;</text:span></text:p>
            <text:p><text:span text:style-name="T1"><text:s text:c="24"/></text:span><text:span text:style-name="T1">&lt;gco:CharacterString&gt;MrX@inspection.gc.ca&lt;/gco:CharacterString&gt;</text:span></text:p>
            <text:p><text:span text:style-name="T2"><text:s text:c="24"/></text:span><text:span text:style-name="T2">&lt;gmd:PT_FreeText&gt;</text:span></text:p>
            <text:p><text:span text:style-name="T2"><text:s text:c="26"/></text:span><text:span text:style-name="T2">&lt;gmd:textGroup&gt;</text:span></text:p>
            <text:p><text:span text:style-name="T2"><text:s text:c="28"/></text:span><text:span text:style-name="T2">&lt;gmd:LocalisedCharacterString locale="#fra"&gt;MrX@inspection.gc.ca&lt;/gmd:LocalisedCharacterString&gt;</text:span></text:p>
            <text:p><text:span text:style-name="T2"/></text:p>
          </table:table-cell>
          <table:table-cell table:style-name="ce20" office:value-type="string">
            <text:p>contactInfoEnglish</text:p>
          </table:table-cell>
          <table:table-cell table:style-name="ce30"/>
          <table:table-cell table:style-name="ce36" table:number-columns-repeated="1021"/>
        </table:table-row>
        <table:table-row table:style-name="ro19">
          <table:table-cell table:style-name="ce4" office:value-type="string">
            <text:p>&lt;gmd:contactInfo&gt;</text:p>
            <text:p><text:s text:c="16"/>&lt;gmd:CI_Contact&gt;</text:p>
            <text:p><text:s text:c="18"/>&lt;gmd:address&gt;</text:p>
            <text:p><text:s text:c="20"/>&lt;gmd:CI_Address&gt; <text:s text:c="12"/></text:p>
            <text:p><text:s text:c="22"/>&lt;gmd:electronicMailAddress xsi:type="gmd:PT_FreeText_PropertyType"&gt;</text:p>
            <text:p><text:s text:c="24"/>&lt;gco:CharacterString&gt;MrX@inspection.gc.ca&lt;/gco:CharacterString&gt;</text:p>
            <text:p><text:s text:c="24"/>&lt;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8"/></text:span><text:span text:style-name="T2">&lt;gmd:address&gt;</text:span></text:p>
            <text:p><text:span text:style-name="T2"><text:s text:c="20"/></text:span><text:span text:style-name="T2">&lt;gmd:CI_Address&gt; <text:s text:c="12"/></text:span></text:p>
            <text:p><text:span text:style-name="T2"><text:s text:c="22"/></text:span><text:span text:style-name="T2">&lt;gmd:electronicMailAddress xsi:type="gmd:PT_FreeText_PropertyType"&gt;</text:span></text:p>
            <text:p><text:span text:style-name="T2"><text:s text:c="24"/></text:span><text:span text:style-name="T2">&lt;gco:CharacterString&gt;MrX@inspection.gc.ca&lt;/gco:CharacterString&gt;</text:span></text:p>
            <text:p><text:span text:style-name="T2"><text:s text:c="24"/></text:span><text:span text:style-name="T2">&lt;</text:span>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8"/></text:span><text:span text:style-name="T2">&lt;gmd:address&gt;</text:span></text:p>
            <text:p><text:span text:style-name="T2"><text:s text:c="20"/></text:span><text:span text:style-name="T2">&lt;gmd:CI_Address&gt; <text:s text:c="12"/></text:span></text:p>
            <text:p><text:span text:style-name="T2"><text:s text:c="22"/></text:span><text:span text:style-name="T2">&lt;gmd:electronicMailAddress xsi:type="gmd:PT_FreeText_PropertyType"&gt;</text:span></text:p>
            <text:p><text:span text:style-name="T2"><text:s text:c="24"/></text:span><text:span text:style-name="T2">&lt;gco:CharacterString&gt;MrX@inspection.gc.ca&lt;/gco:CharacterString&gt;</text:span></text:p>
            <text:p><text:span text:style-name="T2"><text:s text:c="24"/></text:span><text:span text:style-name="T2">&lt;</text:span><text:span text:style-name="T1">gmd:PT_FreeText&gt;</text:span></text:p>
            <text:p><text:span text:style-name="T1"><text:s text:c="26"/></text:span><text:span text:style-name="T1">&lt;gmd:textGroup&gt;</text:span></text:p>
            <text:p><text:span text:style-name="T1"><text:s text:c="28"/></text:span><text:span text:style-name="T1">&lt;gmd:LocalisedCharacterString locale="#fra"&gt;MrX@inspection.gc.ca&lt;/gmd:LocalisedCharacterString&gt;</text:span></text:p>
            <text:p><text:span text:style-name="T2"/></text:p>
          </table:table-cell>
          <table:table-cell table:style-name="ce20" office:value-type="string">
            <text:p>contactInfoFrench</text:p>
          </table:table-cell>
          <table:table-cell table:style-name="ce30"/>
          <table:table-cell table:style-name="ce36" table:number-columns-repeated="1021"/>
        </table:table-row>
        <table:table-row table:style-name="ro20">
          <table:table-cell table:style-name="ce4" office:value-type="string">
            <text:p>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&lt;gmd:role&gt;</text:p>
            <text:p><text:s text:c="16"/>&lt;gmd:CI_RoleCode codeList="http://nap.geogratis.gc.ca/metadata/register/napMetadataRegister.xml#IC_90" codeListValue="RI_414"&gt;pointOfContact; contact&lt;/gmd:CI_RoleCode&gt;</text:p>
            <text:p><text:s text:c="14"/>&lt;/gmd:role&gt;</text:p>
          </table:table-cell>
          <table:table-cell table:style-name="ce19" office:value-type="string">
            <text:p>role</text:p>
          </table:table-cell>
          <table:table-cell table:style-name="ce30"/>
          <table:table-cell table:style-name="ce36" table:number-columns-repeated="1021"/>
        </table:table-row>
        <table:table-row table:style-name="ro21">
          <table:table-cell table:style-name="ce4" office:value-type="string">
            <text:p><text:span text:style-name="T1"><text:s/></text:span><text:span text:style-name="T1">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text:span text:style-name="T1">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text:span text:style-name="T1">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2"><text:s text:c="8"/></text:span><text:span text:style-name="T2">&lt;gmd:PT_FreeText&gt;</text:span></text:p>
            <text:p><text:span text:style-name="T2"><text:s text:c="10"/></text:span><text:span text:style-name="T2">&lt;gmd:textGroup&gt;</text:span></text:p>
            <text:p><text:span text:style-name="T2"><text:s text:c="12"/></text:span><text:span text:style-name="T2">&lt;gmd:LocalisedCharacterString locale="#fra"&gt;text&lt;/gmd:LocalisedCharacterString&gt;</text:span></text:p>
          </table:table-cell>
          <table:table-cell table:style-name="ce20" office:value-type="string">
            <text:p>abstractEnglish</text:p>
          </table:table-cell>
          <table:table-cell table:style-name="ce30"/>
          <table:table-cell table:style-name="ce36" table:number-columns-repeated="1021"/>
        </table:table-row>
        <table:table-row table:style-name="ro21">
          <table:table-cell table:style-name="ce4" office:value-type="string">
            <text:p><text:s/>&lt;gmd:abstract xsi:type="gmd:PT_FreeText_PropertyType"&gt;</text:p>
            <text:p><text:s text:c="8"/>&lt;gco:CharacterString&gt;text&lt;/gco:CharacterString&gt;</text:p>
            <text:p><text:s text:c="8"/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1"><text:s text:c="8"/></text:span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 &lt;gmd:abstract xsi:type="gmd:PT_FreeText_PropertyType"&gt;</text:span></text:p>
            <text:p><text:span text:style-name="T1"><text:s text:c="8"/></text:span><text:span text:style-name="T1">&lt;gco:CharacterString&gt;text&lt;/gco:CharacterString&gt;</text:span></text:p>
            <text:p><text:span text:style-name="T1"><text:s text:c="8"/></text:span><text:span text:style-name="T1">&lt;gmd:PT_FreeText&gt;</text:span></text:p>
            <text:p><text:span text:style-name="T1"><text:s text:c="10"/></text:span><text:span text:style-name="T1">&lt;gmd:textGroup&gt;</text:span></text:p>
            <text:p><text:span text:style-name="T1"><text:s text:c="12"/></text:span><text:span text:style-name="T1">&lt;gmd:LocalisedCharacterString locale="#fra"&gt;text&lt;/gmd:LocalisedCharacterString&gt;</text:span></text:p>
          </table:table-cell>
          <table:table-cell table:style-name="ce20" office:value-type="string">
            <text:p>abstractFrench</text:p>
          </table:table-cell>
          <table:table-cell table:style-name="ce30"/>
          <table:table-cell table:style-name="ce36" table:number-columns-repeated="1021"/>
        </table:table-row>
        <table:table-row table:style-name="ro22">
          <table:table-cell table:style-name="ce4" office:value-type="string"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text:span text:style-name="T1"> 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text:span text:style-name="T1"> 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2"><text:s text:c="12"/></text:span><text:span text:style-name="T2">&lt;gmd:PT_FreeText&gt;</text:span></text:p>
            <text:p><text:span text:style-name="T2"><text:s text:c="14"/></text:span><text:span text:style-name="T2">&lt;gmd:textGroup&gt;</text:span></text:p>
            <text:p><text:span text:style-name="T2"><text:s text:c="16"/></text:span><text:span text:style-name="T2">&lt;gmd:LocalisedCharacterString locale="#fra"&gt;Canada&lt;/gmd:LocalisedCharacterString&gt;</text:span></text:p>
          </table:table-cell>
          <table:table-cell table:style-name="ce24" office:value-type="string">
            <text:p>descriptiveKeywordsEnglish</text:p>
          </table:table-cell>
          <table:table-cell table:style-name="ce30"/>
          <table:table-cell table:style-name="ce36" table:number-columns-repeated="1021"/>
        </table:table-row>
        <table:table-row table:style-name="ro23">
          <table:table-cell table:style-name="ce4" office:value-type="string">
            <text:p><text:s/>&lt;gmd:descriptiveKeywords&gt;</text:p>
            <text:p><text:s text:c="8"/>&lt;gmd:MD_Keywords&gt;</text:p>
            <text:p><text:s text:c="10"/>&lt;gmd:keyword xsi:type="gmd:PT_FreeText_PropertyType"&gt;</text:p>
            <text:p><text:s text:c="12"/>&lt;gco:CharacterString&gt;Canada&lt;/gco:CharacterString&gt;</text:p>
            <text:p><text:s text:c="10"/><text:span text:style-name="T1"><text:s text:c="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1"><text:s text:c="1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><text:s/></text:span><text:span text:style-name="T1">&lt;gmd:descriptiveKeywords&gt;</text:span></text:p>
            <text:p><text:span text:style-name="T1"><text:s text:c="8"/></text:span><text:span text:style-name="T1">&lt;gmd:MD_Keywords&gt;</text:span></text:p>
            <text:p><text:span text:style-name="T1"><text:s text:c="10"/></text:span><text:span text:style-name="T1">&lt;gmd:keyword xsi:type="gmd:PT_FreeText_PropertyType"&gt;</text:span></text:p>
            <text:p><text:span text:style-name="T1"><text:s text:c="12"/></text:span><text:span text:style-name="T1">&lt;gco:CharacterString&gt;Canada&lt;/gco:CharacterString&gt;</text:span></text:p>
            <text:p><text:span text:style-name="T1"><text:s text:c="12"/></text:span><text:span text:style-name="T1">&lt;gmd:PT_FreeText&gt;</text:span></text:p>
            <text:p><text:span text:style-name="T1"><text:s text:c="14"/></text:span><text:span text:style-name="T1">&lt;gmd:textGroup&gt;</text:span></text:p>
            <text:p><text:span text:style-name="T1"><text:s text:c="16"/></text:span><text:span text:style-name="T1">&lt;gmd:LocalisedCharacterString locale="#fra"&gt;Canada&lt;/gmd:LocalisedCharacterString&gt;</text:span></text:p>
            <text:p><text:span text:style-name="T1"/></text:p>
          </table:table-cell>
          <table:table-cell table:style-name="ce24" office:value-type="string">
            <text:p>descriptiveKeywordsFrench</text:p>
          </table:table-cell>
          <table:table-cell table:style-name="ce30"/>
          <table:table-cell table:style-name="ce36" table:number-columns-repeated="1021"/>
        </table:table-row>
        <table:table-row table:style-name="ro24">
          <table:table-cell table:style-name="ce5" office:value-type="string"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>&lt;gmd:status&gt;</text:p>
            <text:p><text:s text:c="8"/>&lt;gmd:MD_ProgressCode codeList="http://nap.geogratis.gc.ca/metadata/register/napMetadataRegister.xml#IC_106" codeListValue="RI_593"&gt;completed; complété&lt;/gmd:MD_ProgressCode&gt;</text:p>
            <text:p><text:s text:c="6"/>&lt;/gmd:status&gt;</text:p>
            <text:p/>
          </table:table-cell>
          <table:table-cell table:style-name="ce19" office:value-type="string">
            <text:p>status</text:p>
          </table:table-cell>
          <table:table-cell table:style-name="ce30"/>
          <table:table-cell table:style-name="ce36" table:number-columns-repeated="1021"/>
        </table:table-row>
        <table:table-row table:style-name="ro25">
          <table:table-cell table:style-name="ce5" office:value-type="string">
            <text:p><text:s text:c="11"/>&lt;gmd:aggregationInfo&gt;</text:p>
            <text:p><text:s text:c="16"/>&lt;gmd:MD_AggregateInformation&gt;</text:p>
            <text:p><text:s text:c="19"/>&lt;gmd:aggregateDataSetIdentifier&gt;</text:p>
            <text:p><text:s text:c="22"/>&lt;gmd:MD_Identifier&gt;</text:p>
            <text:p><text:s text:c="25"/>&lt;gmd:code&gt;</text:p>
            <text:p><text:s text:c="27"/>&lt;gco:CharacterString&gt;160c9528-8dc7-5a8f-839a-2882f2a20212&lt;/gco:CharacterString&gt;</text:p>
            <text:p><text:s text:c="25"/>&lt;/gmd:code&gt;</text:p>
            <text:p><text:s text:c="23"/>&lt;/gmd:MD_Identifier&gt;</text:p>
            <text:p><text:s text:c="20"/>&lt;/gmd:aggregateDataSetIdentifier&gt;</text:p>
            <text:p><text:s text:c="19"/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19"/></text:span><text:span text:style-name="T2">&lt;gmd:aggregateDataSetIdentifier&gt;</text:span></text:p>
            <text:p><text:span text:style-name="T2"><text:s text:c="22"/></text:span><text:span text:style-name="T2">&lt;gmd:MD_Identifier&gt;</text:span></text:p>
            <text:p><text:span text:style-name="T2"><text:s text:c="25"/></text:span><text:span text:style-name="T2">&lt;gmd:code&gt;</text:span></text:p>
            <text:p><text:span text:style-name="T2"><text:s text:c="27"/></text:span><text:span text:style-name="T2">&lt;gco:CharacterString&gt;160c9528-8dc7-5a8f-839a-2882f2a20212&lt;/gco:CharacterString&gt;</text:span></text:p>
            <text:p><text:span text:style-name="T2"><text:s text:c="25"/></text:span><text:span text:style-name="T2">&lt;/gmd:code&gt;</text:span></text:p>
            <text:p><text:span text:style-name="T2"><text:s text:c="23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19"/></text:span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19"/></text:span><text:span text:style-name="T2">&lt;gmd:aggregateDataSetIdentifier&gt;</text:span></text:p>
            <text:p><text:span text:style-name="T2"><text:s text:c="22"/></text:span><text:span text:style-name="T2">&lt;gmd:MD_Identifier&gt;</text:span></text:p>
            <text:p><text:span text:style-name="T2"><text:s text:c="25"/></text:span><text:span text:style-name="T2">&lt;gmd:code&gt;</text:span></text:p>
            <text:p><text:span text:style-name="T2"><text:s text:c="27"/></text:span><text:span text:style-name="T2">&lt;gco:CharacterString&gt;160c9528-8dc7-5a8f-839a-2882f2a20212&lt;/gco:CharacterString&gt;</text:span></text:p>
            <text:p><text:span text:style-name="T2"><text:s text:c="25"/></text:span><text:span text:style-name="T2">&lt;/gmd:code&gt;</text:span></text:p>
            <text:p><text:span text:style-name="T2"><text:s text:c="23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19"/></text:span><text:span text:style-name="T1"><text:s/></text:span><text:span text:style-name="T1">&lt;gmd:associationType&gt;</text:span></text:p>
            <text:p><text:span text:style-name="T1"><text:s text:c="24"/></text:span><text:span text:style-name="T1">&lt;gmd:DS_AssociationTypeCode codeList="http://nap.geogratis.gc.ca/metadata/register/napMetadataRegister.xml#IC_92" <text:s/>codeListValue="RI_428"&gt;crossReference; référenceCroisée &lt;/gmd:DS_AssociationTypeCode&gt;</text:span></text:p>
            <text:p><text:span text:style-name="T1"><text:s text:c="20"/></text:span><text:span text:style-name="T1">&lt;/gmd:associationType&gt;</text:span></text:p>
            <text:p><text:span text:style-name="T2"><text:s text:c="16"/></text:span><text:span text:style-name="T2">&lt;/gmd:MD_AggregateInformation&gt;</text:span></text:p>
            <text:p><text:span text:style-name="T2"/></text:p>
          </table:table-cell>
          <table:table-cell table:style-name="ce19"/>
          <table:table-cell table:style-name="ce30"/>
          <table:table-cell table:style-name="ce36" table:number-columns-repeated="1021"/>
        </table:table-row>
        <table:table-row table:style-name="ro13">
          <table:table-cell table:style-name="ce5" office:value-type="string">
            <text:p><text:s text:c="11"/>&lt;gmd:aggregationInfo&gt;</text:p>
            <text:p><text:s text:c="16"/>&lt;gmd:MD_AggregateInformation&gt;</text:p>
            <text:p><text:s text:c="20"/>&lt;gmd:aggregateDataSetIdentifier&gt;</text:p>
            <text:p><text:s text:c="23"/><text:span text:style-name="T1">&lt;gmd:MD_Identifier&gt;</text:span></text:p>
            <text:p><text:span text:style-name="T1"><text:s text:c="25"/></text:span><text:span text:style-name="T1">&lt;gmd:code&gt;</text:span></text:p>
            <text:p><text:span text:style-name="T1"><text:s text:c="26"/></text:span><text:span text:style-name="T1">&lt;gco:CharacterString&gt; 9d2cc246-61cc-5316-bdc4-34774816e921&lt;gco:CharacterString&gt;</text:span></text:p>
            <text:p><text:span text:style-name="T1"><text:s text:c="22"/></text:span><text:span text:style-name="T1">&lt;/gmd:code&gt;</text:span></text:p>
            <text:p><text:span text:style-name="T2"><text:s text:c="21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20"/></text:span><text:span text:style-name="T2">&lt;gmd:associationType&gt;</text:span></text:p>
            <text:p><text:span text:style-name="T2"><text:s text:c="24"/></text:span><text:span text:style-name="T2">&lt;gmd:DS_AssociationTypeCode codeList=\"http://nap.geogratis.gc.ca/metadata/register/napMetadataRegister.xml#IC_92\" <text:s/>codeListValue=\"RI_428\"&gt;crossReference; référenceCroisée&lt;/gmd:DS_AssociationTypeCode&gt;</text:span></text:p>
            <text:p><text:span text:style-name="T2"><text:s text:c="20"/></text:span><text:span text:style-name="T2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2"/></text:span><text:span text:style-name="T2">&lt;/gmd:aggregationInfo&gt;</text:span></text:p>
            <text:p><text:span text:style-name="T2"><text:s text:c="11"/></text:span><text:span text:style-name="T2">&lt;gmd:aggregationInfo&gt;</text:span></text:p>
            <text:p><text:span text:style-name="T2"><text:s text:c="16"/></text:span><text:span text:style-name="T2">&lt;gmd:MD_AggregateInformation&gt;</text:span></text:p>
            <text:p><text:span text:style-name="T2"><text:s text:c="20"/></text:span><text:span text:style-name="T2">&lt;gmd:aggregateDataSetIdentifier&gt;</text:span></text:p>
            <text:p><text:span text:style-name="T2"><text:s text:c="23"/></text:span><text:span text:style-name="T1">&lt;gmd:MD_Identifier&gt;</text:span></text:p>
            <text:p><text:span text:style-name="T1"><text:s text:c="25"/></text:span><text:span text:style-name="T1">&lt;gmd:code&gt;</text:span></text:p>
            <text:p><text:span text:style-name="T1"><text:s text:c="26"/></text:span><text:span text:style-name="T1">&lt;gco:CharacterString&gt; 9d2cc246-61cc-5316-bdc4-34774816e921&lt;gco:CharacterString&gt;</text:span></text:p>
            <text:p><text:span text:style-name="T1"><text:s text:c="22"/></text:span><text:span text:style-name="T1">&lt;/gmd:code&gt;</text:span></text:p>
            <text:p><text:span text:style-name="T2"><text:s text:c="21"/></text:span><text:span text:style-name="T2">&lt;/gmd:MD_Identifier&gt;</text:span></text:p>
            <text:p><text:span text:style-name="T2"><text:s text:c="20"/></text:span><text:span text:style-name="T2">&lt;/gmd:aggregateDataSetIdentifier&gt;</text:span></text:p>
            <text:p><text:span text:style-name="T2"><text:s text:c="20"/></text:span><text:span text:style-name="T2">&lt;gmd:associationType&gt;</text:span></text:p>
            <text:p><text:span text:style-name="T2"><text:s text:c="24"/></text:span><text:span text:style-name="T2">&lt;gmd:DS_AssociationTypeCode codeList=\"http://nap.geogratis.gc.ca/metadata/register/napMetadataRegister.xml#IC_92\" <text:s/>codeListValue=\"RI_428\"&gt;crossReference; référenceCroisée&lt;/gmd:DS_AssociationTypeCode&gt;</text:span></text:p>
            <text:p><text:span text:style-name="T2"><text:s text:c="20"/></text:span><text:span text:style-name="T2">&lt;/gmd:associationType&gt;</text:span></text:p>
            <text:p><text:span text:style-name="T2"><text:s text:c="16"/></text:span><text:span text:style-name="T2">&lt;/gmd:MD_AggregateInformation&gt;</text:span></text:p>
            <text:p><text:span text:style-name="T2"><text:s text:c="12"/></text:span><text:span text:style-name="T2">&lt;/gmd:aggregationInfo&gt;</text:span></text:p>
            <text:p><text:span text:style-name="T2"/></text:p>
          </table:table-cell>
          <table:table-cell table:style-name="ce23" office:value-type="string">
            <text:p>aggregateDataSetIdentifier</text:p>
          </table:table-cell>
          <table:table-cell table:style-name="ce30"/>
          <table:table-cell table:style-name="ce36" table:number-columns-repeated="1021"/>
        </table:table-row>
        <table:table-row table:style-name="ro26">
          <table:table-cell table:style-name="ce5" office:value-type="string">
            <text:p><text:s/>&lt;gmd:spatialRepresentationType&gt;</text:p>
            <text:p><text:s text:c="8"/>&lt;gmd:MD_SpatialRepresentationTypeCode codeList="http://nap.geogratis.gc.ca/metadata/register/napMetadataRegister.xml#IC_109" codeListValue="RI_635"&gt;vector; vecteur&lt;/gmd:MD_SpatialRepresentationTypeCode&gt;</text:p>
            <text:p><text:s text:c="6"/>&lt;/gmd:spatialRepresentationType&gt;</text:p>
            <text:p><text:s/>&lt;gmd:spatialRepresentationType&gt;</text:p>
            <text:p><text:s text:c="8"/>&lt;gmd:MD_SpatialRepresentationTypeCode codeList="http://nap.geogratis.gc.ca/metadata/register/napMetadataRegister.xml#IC_109" codeListValue="RI_635"&gt;vector; vecteur&lt;/gmd:MD_SpatialRepresentationTypeCode&gt;</text:p>
            <text:p><text:s text:c="6"/>&lt;/gmd:spatialRepresentationType&gt;</text:p>
            <text:p/>
          </table:table-cell>
          <table:table-cell table:style-name="ce25" office:value-type="string">
            <text:p>spatialRepresentationType</text:p>
          </table:table-cell>
          <table:table-cell table:style-name="ce30"/>
          <table:table-cell table:style-name="ce36" table:number-columns-repeated="1021"/>
        </table:table-row>
        <table:table-row table:style-name="ro27">
          <table:table-cell table:style-name="ce4" office:value-type="string">
            <text:p><text:s/>&lt;gmd:topicCategory&gt;</text:p>
            <text:p><text:s text:c="8"/>&lt;gmd:MD_TopicCategoryCode&gt;environment&lt;/gmd:MD_TopicCategoryCode&gt;</text:p>
            <text:p><text:s text:c="6"/>&lt;/gmd:topicCategory&gt; &lt;gmd:topicCategory&gt;</text:p>
            <text:p><text:s text:c="8"/>&lt;gmd:MD_TopicCategoryCode&gt;environment&lt;/gmd:MD_TopicCategoryCode&gt;</text:p>
            <text:p><text:s text:c="6"/>&lt;/gmd:topicCategory&gt;</text:p>
          </table:table-cell>
          <table:table-cell table:style-name="ce25" office:value-type="string">
            <text:p>topicCategory</text:p>
          </table:table-cell>
          <table:table-cell table:style-name="ce30"/>
          <table:table-cell table:style-name="ce36" table:number-columns-repeated="1021"/>
        </table:table-row>
        <table:table-row table:style-name="ro20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pan text:style-name="T1"><text:s text:c="14"/></text:span><text:span text:style-name="T1">&lt;gmd:westBoundLongitude&gt;</text:span></text:p>
            <text:p><text:span text:style-name="T1"><text:s text:c="16"/></text:span><text:span text:style-name="T1">&lt;gco:Decimal&gt;-141.003&lt;/gco:Decimal&gt;</text:span></text:p>
            <text:p><text:span text:style-name="T1"><text:s text:c="14"/></text:span><text:span text:style-name="T1">&lt;/gmd:westBoundLong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westBoundLongitude&gt;</text:span></text:p>
            <text:p><text:span text:style-name="T1"><text:s text:c="16"/></text:span><text:span text:style-name="T1">&lt;gco:Decimal&gt;-141.003&lt;/gco:Decimal&gt;</text:span></text:p>
            <text:p><text:span text:style-name="T1"><text:s text:c="14"/></text:span><text:span text:style-name="T1">&lt;/gmd:westBoundLongitude&gt;</text:span></text:p>
          </table:table-cell>
          <table:table-cell table:style-name="ce25" office:value-type="string">
            <text:p>geographicBoundingBox - westBoundingLongitude</text:p>
          </table:table-cell>
          <table:table-cell table:style-name="ce30"/>
          <table:table-cell table:style-name="ce36" table:number-columns-repeated="1021"/>
        </table:table-row>
        <table:table-row table:style-name="ro20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13"/><text:span text:style-name="T1"><text:s/></text:span><text:span text:style-name="T1">&lt;gmd:eastBoundLongitude&gt;</text:span></text:p>
            <text:p><text:span text:style-name="T1"><text:s text:c="16"/></text:span><text:span text:style-name="T1">&lt;gco:Decimal&gt;-52.6380&lt;/gco:Decimal&gt;</text:span></text:p>
            <text:p><text:span text:style-name="T1"><text:s text:c="14"/></text:span><text:span text:style-name="T1">&lt;/gmd:eastBoundLong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eastBoundLongitude&gt;</text:span></text:p>
            <text:p><text:span text:style-name="T1"><text:s text:c="16"/></text:span><text:span text:style-name="T1">&lt;gco:Decimal&gt;-52.6380&lt;/gco:Decimal&gt;</text:span></text:p>
            <text:p><text:span text:style-name="T1"><text:s text:c="14"/></text:span><text:span text:style-name="T1">&lt;/gmd:eastBoundLongitude&gt;</text:span></text:p>
          </table:table-cell>
          <table:table-cell table:style-name="ce25" office:value-type="string">
            <text:p>geographicBoundingBox - eastBoundingLongitude</text:p>
          </table:table-cell>
          <table:table-cell table:style-name="ce30"/>
          <table:table-cell table:style-name="ce36" table:number-columns-repeated="1021"/>
        </table:table-row>
        <table:table-row table:style-name="ro20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14"/><text:span text:style-name="T1">&lt;gmd:southBoundLatitude&gt;</text:span></text:p>
            <text:p><text:span text:style-name="T1"><text:s text:c="16"/></text:span><text:span text:style-name="T1">&lt;gco:Decimal&gt;41.6766&lt;/gco:Decimal&gt;</text:span></text:p>
            <text:p><text:span text:style-name="T1"><text:s text:c="14"/></text:span><text:span text:style-name="T1">&lt;/gmd:southBoundLat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southBoundLatitude&gt;</text:span></text:p>
            <text:p><text:span text:style-name="T1"><text:s text:c="16"/></text:span><text:span text:style-name="T1">&lt;gco:Decimal&gt;41.6766&lt;/gco:Decimal&gt;</text:span></text:p>
            <text:p><text:span text:style-name="T1"><text:s text:c="14"/></text:span><text:span text:style-name="T1">&lt;/gmd:southBoundLatitude&gt;</text:span></text:p>
          </table:table-cell>
          <table:table-cell table:style-name="ce25" office:value-type="string">
            <text:p>geographicBoundingBox - southBoundingLatitude</text:p>
          </table:table-cell>
          <table:table-cell table:style-name="ce30"/>
          <table:table-cell table:style-name="ce36" table:number-columns-repeated="1021"/>
        </table:table-row>
        <table:table-row table:style-name="ro20">
          <table:table-cell table:style-name="ce4" office:value-type="string">
            <text:p><text:s/>&lt;gmd:extent&gt;</text:p>
            <text:p><text:s text:c="8"/>&lt;gmd:EX_Extent&gt;</text:p>
            <text:p><text:s text:c="4"/>&lt;gmd:geographicElement&gt;</text:p>
            <text:p><text:s text:c="12"/>&lt;gmd:EX_GeographicBoundingBox&gt;</text:p>
            <text:p><text:s text:c="6"/><text:span text:style-name="T1"><text:s text:c="8"/></text:span><text:span text:style-name="T1">&lt;gmd:northBoundLatitude&gt;</text:span></text:p>
            <text:p><text:span text:style-name="T1"><text:s text:c="16"/></text:span><text:span text:style-name="T1">&lt;gco:Decimal&gt;83.3362&lt;/gco:Decimal&gt;</text:span></text:p>
            <text:p><text:span text:style-name="T1"><text:s text:c="14"/></text:span><text:span text:style-name="T1">&lt;/gmd:northBoundLatitude&gt; &lt;gmd:extent&gt;</text:span></text:p>
            <text:p><text:span text:style-name="T1"><text:s text:c="8"/></text:span><text:span text:style-name="T1">&lt;gmd:EX_Extent&gt;</text:span></text:p>
            <text:p><text:span text:style-name="T1"><text:s text:c="4"/></text:span><text:span text:style-name="T1">&lt;gmd:geographicElement&gt;</text:span></text:p>
            <text:p><text:span text:style-name="T1"><text:s text:c="12"/></text:span><text:span text:style-name="T1">&lt;gmd:EX_GeographicBoundingBox&gt;</text:span></text:p>
            <text:p><text:span text:style-name="T1"><text:s text:c="14"/></text:span><text:span text:style-name="T1">&lt;gmd:northBoundLatitude&gt;</text:span></text:p>
            <text:p><text:span text:style-name="T1"><text:s text:c="16"/></text:span><text:span text:style-name="T1">&lt;gco:Decimal&gt;83.3362&lt;/gco:Decimal&gt;</text:span></text:p>
            <text:p><text:span text:style-name="T1"><text:s text:c="14"/></text:span><text:span text:style-name="T1">&lt;/gmd:northBoundLatitude&gt;</text:span></text:p>
          </table:table-cell>
          <table:table-cell table:style-name="ce25" office:value-type="string">
            <text:p>geographicBoundingBox - northBoundingLatitude</text:p>
          </table:table-cell>
          <table:table-cell table:style-name="ce30"/>
          <table:table-cell table:style-name="ce36" table:number-columns-repeated="1021"/>
        </table:table-row>
        <table:table-row table:style-name="ro21">
          <table:table-cell table:style-name="ce4" office:value-type="string">
            <text:p><text:s text:c="6"/>&lt;gmd:extent&gt;</text:p>
            <text:p><text:s text:c="8"/>&lt;gmd:EX_Extent&gt;</text:p>
            <text:p><text:s text:c="10"/>&lt;gmd:temporalElement&gt;</text:p>
            <text:p><text:s text:c="12"/>&lt;gmd:EX_TemporalExtent&gt;</text:p>
            <text:p><text:s text:c="14"/>&lt;gmd:extent&gt;</text:p>
            <text:p><text:s text:c="16"/>&lt;gml:TimePeriod gml:id="tp1"&gt;</text:p>
            <text:p><text:s text:c="18"/>&lt;gml:beginPosition&gt;2014-03&lt;/gml:beginPosition&gt;</text:p>
            <text:p><text:s text:c="18"/>&lt;gml:endPosition&gt;&lt;/gml:endPosition&gt; <text:s text:c="5"/>&lt;gmd:extent&gt;</text:p>
            <text:p><text:s text:c="8"/>&lt;gmd:EX_Extent&gt;</text:p>
            <text:p><text:s text:c="10"/>&lt;gmd:temporalElement&gt;</text:p>
            <text:p><text:s text:c="12"/>&lt;gmd:EX_TemporalExtent&gt;</text:p>
            <text:p><text:s text:c="14"/>&lt;gmd:extent&gt;</text:p>
            <text:p><text:s text:c="16"/>&lt;gml:TimePeriod gml:id="tp1"&gt;</text:p>
            <text:p><text:s text:c="18"/>&lt;gml:beginPosition&gt;2014-03&lt;/gml:beginPosition&gt;</text:p>
            <text:p><text:s text:c="18"/>&lt;gml:endPosition&gt;&lt;/gml:endPosition&gt;</text:p>
          </table:table-cell>
          <table:table-cell table:style-name="ce25" office:value-type="string">
            <text:p>temporalElement</text:p>
          </table:table-cell>
          <table:table-cell table:style-name="ce30"/>
          <table:table-cell table:style-name="ce36" table:number-columns-repeated="1021"/>
        </table:table-row>
        <table:table-row table:style-name="ro28">
          <table:table-cell table:style-name="ce4" office:value-type="string">
            <text:p>&lt;gmd:resourceMaintenance&gt;</text:p>
            <text:p><text:s text:c="12"/>&lt;gmd:MD_MaintenanceInformation&gt;</text:p>
            <text:p><text:s text:c="14"/>&lt;gmd:maintenanceAndUpdateFrequency&gt;</text:p>
            <text:p><text:s text:c="16"/>&lt;gmd:MD_MaintenanceFrequencyCode codeList="http://nap.geogratis.gc.ca/metadata/register/napMetadataRegister.xml#IC_102" codeListValue="RI_543"&gt;unknown; inconnu </text:p>
            <text:p>&lt;gmd:resourceMaintenance&gt;</text:p>
            <text:p><text:s text:c="12"/>&lt;gmd:MD_MaintenanceInformation&gt;</text:p>
            <text:p><text:s text:c="14"/>&lt;gmd:maintenanceAndUpdateFrequency&gt;</text:p>
            <text:p><text:s text:c="16"/>&lt;gmd:MD_MaintenanceFrequencyCode codeList="http://nap.geogratis.gc.ca/metadata/register/napMetadataRegister.xml#IC_102" codeListValue="RI_543"&gt;unknown; inconnu </text:p>
            <text:p/>
          </table:table-cell>
          <table:table-cell table:style-name="ce26" office:value-type="string">
            <text:p>maintenanceAndUpdateFrequency</text:p>
          </table:table-cell>
          <table:table-cell table:style-name="ce30"/>
          <table:table-cell table:style-name="ce36" table:number-columns-repeated="1021"/>
        </table:table-row>
        <table:table-row table:style-name="ro29">
          <table:table-cell table:style-name="ce6"/>
          <table:table-cell table:style-name="ce26" office:value-type="string">
            <text:p>licence</text:p>
          </table:table-cell>
          <table:table-cell table:style-name="ce34" office:value-type="string">
            <text:p><text:span text:style-name="T4">Hard coded - English :</text:span><text:span text:style-name="T2"> </text:span><text:span text:style-name="T1">Open Government Licence - Canada </text:span></text:p>
            <text:p><text:span text:style-name="T4">French :</text:span><text:span text:style-name="T6"> </text:span><text:span text:style-name="T1">Licence du gouvernement ouvert – Canada</text:span><text:span text:style-name="T4">Hard coded - English :</text:span><text:span text:style-name="T2"> </text:span><text:span text:style-name="T1">Open Government Licence - Canada </text:span></text:p>
            <text:p><text:span text:style-name="T4">French :</text:span><text:span text:style-name="T6"> </text:span><text:span text:style-name="T1">Licence du gouvernement ouvert – Canada</text:span></text:p>
          </table:table-cell>
          <table:table-cell table:style-name="ce36" table:number-columns-repeated="1021"/>
        </table:table-row>
        <table:table-row table:style-name="ro30">
          <table:table-cell table:style-name="ce5" office:value-type="string">
            <text:p><text:s/>&lt;gmd:referenceSystemInfo&gt;</text:p>
            <text:p><text:s text:c="4"/>&lt;gmd:MD_ReferenceSystem&gt;</text:p>
            <text:p><text:s text:c="6"/>&lt;gmd:referenceSystemIdentifier&gt;</text:p>
            <text:p><text:s text:c="8"/>&lt;gmd:RS_Identifier&gt;</text:p>
            <text:p><text:s text:c="10"/>&lt;gmd:code&gt;</text:p>
            <text:p><text:s text:c="12"/>&lt;gco:CharacterString&gt;EPSG:4617&lt;/gco:CharacterString&gt;</text:p>
            <text:p><text:s text:c="9"/>&lt;/gmd:code&gt;</text:p>
            <text:p><text:s text:c="10"/>&lt;gmd:codeSpace&gt;</text:p>
            <text:p><text:s text:c="12"/>&lt;gco:CharacterString&gt;http://www.epsg-registry.org/&lt;/gco:CharacterString&gt;</text:p>
            <text:p><text:s text:c="10"/>&lt;/gmd:codeSpace&gt;</text:p>
            <text:p><text:s text:c="10"/>&lt;gmd:version&gt;</text:p>
            <text:p><text:s text:c="12"/>&lt;gco:CharacterString&gt;8.5.5&lt;/gco:CharacterString&gt;</text:p>
            <text:p><text:s text:c="10"/>&lt;/gmd:version&gt; <text:s text:c="9"/></text:p>
            <text:p><text:s text:c="8"/>&lt;/gmd:RS_Identifier&gt;</text:p>
            <text:p><text:s text:c="6"/>&lt;/gmd:referenceSystemIdentifier&gt;</text:p>
            <text:p><text:s text:c="4"/>&lt;/gmd:MD_ReferenceSystem&gt;</text:p>
            <text:p><text:s text:c="2"/>&lt;/gmd:referenceSystemInfo&gt;</text:p>
            <text:p><text:s/>&lt;gmd:referenceSystemInfo&gt;</text:p>
            <text:p><text:s text:c="4"/>&lt;gmd:MD_ReferenceSystem&gt;</text:p>
            <text:p><text:s text:c="6"/>&lt;gmd:referenceSystemIdentifier&gt;</text:p>
            <text:p><text:s text:c="8"/>&lt;gmd:RS_Identifier&gt;</text:p>
            <text:p><text:s text:c="10"/>&lt;gmd:code&gt;</text:p>
            <text:p><text:s text:c="12"/>&lt;gco:CharacterString&gt;EPSG:4617&lt;/gco:CharacterString&gt;</text:p>
            <text:p><text:s text:c="9"/>&lt;/gmd:code&gt;</text:p>
            <text:p><text:s text:c="10"/>&lt;gmd:codeSpace&gt;</text:p>
            <text:p><text:s text:c="12"/>&lt;gco:CharacterString&gt;http://www.epsg-registry.org/&lt;/gco:CharacterString&gt;</text:p>
            <text:p><text:s text:c="10"/>&lt;/gmd:codeSpace&gt;</text:p>
            <text:p><text:s text:c="10"/>&lt;gmd:version&gt;</text:p>
            <text:p><text:s text:c="12"/>&lt;gco:CharacterString&gt;8.5.5&lt;/gco:CharacterString&gt;</text:p>
            <text:p><text:s text:c="10"/>&lt;/gmd:version&gt; <text:s text:c="9"/></text:p>
            <text:p><text:s text:c="8"/>&lt;/gmd:RS_Identifier&gt;</text:p>
            <text:p><text:s text:c="6"/>&lt;/gmd:referenceSystemIdentifier&gt;</text:p>
            <text:p><text:s text:c="4"/>&lt;/gmd:MD_ReferenceSystem&gt;</text:p>
            <text:p><text:s text:c="2"/>&lt;/gmd:referenceSystemInfo&gt;</text:p>
            <text:p/>
          </table:table-cell>
          <table:table-cell table:style-name="ce26" office:value-type="string">
            <text:p>referenceSystemInformation</text:p>
          </table:table-cell>
          <table:table-cell table:style-name="ce30"/>
          <table:table-cell table:style-name="ce36" table:number-columns-repeated="1021"/>
        </table:table-row>
        <table:table-row table:style-name="ro31">
          <table:table-cell table:style-name="ce4" office:value-type="string">
            <text:p><text:s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4"/>&lt;gmd:PT_FreeText&gt;</text:p>
            <text:p><text:s text:c="6"/>&lt;gmd:textGroup&gt;</text:p>
            <text:p><text:s text:c="5"/>&lt;gmd:LocalisedCharacterString locale="#fra"&gt;Gouvernement du Canada; Ressources naturelles Canada; Secteur des sciences de la Terre; Centre canadien de cartographie et d'observation de la Terre&lt;/gmd:LocalisedCharacterString&gt;</text:p>
            <text:p/>
            <text:p><text:s text:c="5"/>&lt;gmd:contactInfo&gt;</text:p>
            <text:p><text:s text:c="16"/>&lt;gmd:CI_Contact&gt;</text:p>
            <text:p><text:s text:c="19"/>&lt;gmd:address&gt;</text:p>
            <text:p><text:s text:c="21"/>&lt;gmd:CI_Address&gt;</text:p>
            <text:p><text:s text:c="23"/>&lt;gmd:electronicMailAddress xsi:type="gmd:PT_FreeText_PropertyType"&gt;</text:p>
            <text:p><text:s text:c="25"/>&lt;gco:CharacterString&gt;geoginfo@NRCan.gc.ca&lt;/gco:CharacterString&gt;</text:p>
            <text:p><text:s text:c="25"/>&lt;gmd:PT_FreeText&gt;</text:p>
            <text:p><text:s text:c="27"/>&lt;gmd:textGroup&gt;</text:p>
            <text:p><text:s text:c="29"/>&lt;gmd:LocalisedCharacterString locale="#fra"&gt;geoginfo@RNCan.gc.ca&lt;/gmd:LocalisedCharacterString&gt;</text:p>
            <text:p><text:s text:c="25"/></text:p>
            <text:p><text:s text:c="5"/>&lt;/gmd:contactInfo&gt;</text:p>
            <text:p><text:s text:c="5"/>&lt;gmd:role&gt;</text:p>
            <text:p><text:s text:c="4"/>&lt;gmd:CI_RoleCode codeList="http://nap.geogratis.gc.ca/metadata/register/napMetadataRegister.xml#IC_90" codeListValue="RI_412"&gt;distributor; distributeur&lt;/gmd:CI_RoleCode&gt;</text:p>
            <text:p><text:s text:c="3"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4"/>&lt;gmd:PT_FreeText&gt;</text:p>
            <text:p><text:s text:c="6"/>&lt;gmd:textGroup&gt;</text:p>
            <text:p><text:s text:c="5"/>&lt;gmd:LocalisedCharacterString locale="#fra"&gt;Gouvernement du Canada; Ressources naturelles Canada; Secteur des sciences de la Terre; Centre canadien de cartographie et d'observation de la Terre&lt;/gmd:LocalisedCharacterString&gt;</text:p>
            <text:p/>
            <text:p><text:s text:c="5"/>&lt;gmd:contactInfo&gt;</text:p>
            <text:p><text:s text:c="16"/>&lt;gmd:CI_Contact&gt;</text:p>
            <text:p><text:s text:c="19"/>&lt;gmd:address&gt;</text:p>
            <text:p><text:s text:c="21"/>&lt;gmd:CI_Address&gt;</text:p>
            <text:p><text:s text:c="23"/>&lt;gmd:electronicMailAddress xsi:type="gmd:PT_FreeText_PropertyType"&gt;</text:p>
            <text:p><text:s text:c="25"/>&lt;gco:CharacterString&gt;geoginfo@NRCan.gc.ca&lt;/gco:CharacterString&gt;</text:p>
            <text:p><text:s text:c="25"/>&lt;gmd:PT_FreeText&gt;</text:p>
            <text:p><text:s text:c="27"/>&lt;gmd:textGroup&gt;</text:p>
            <text:p><text:s text:c="29"/>&lt;gmd:LocalisedCharacterString locale="#fra"&gt;geoginfo@RNCan.gc.ca&lt;/gmd:LocalisedCharacterString&gt;</text:p>
            <text:p><text:s text:c="25"/></text:p>
            <text:p><text:s text:c="5"/>&lt;/gmd:contactInfo&gt;</text:p>
            <text:p><text:s text:c="5"/>&lt;gmd:role&gt;</text:p>
            <text:p><text:s text:c="4"/>&lt;gmd:CI_RoleCode codeList="http://nap.geogratis.gc.ca/metadata/register/napMetadataRegister.xml#IC_90" codeListValue="RI_412"&gt;distributor; distributeur&lt;/gmd:CI_RoleCode&gt;</text:p>
            <text:p><text:s text:c="2"/></text:p>
          </table:table-cell>
          <table:table-cell table:style-name="ce27" office:value-type="string">
            <text:p>distributorEnglish</text:p>
          </table:table-cell>
          <table:table-cell table:style-name="ce35"/>
          <table:table-cell table:number-columns-repeated="1021"/>
        </table:table-row>
        <table:table-row table:style-name="ro32">
          <table:table-cell table:style-name="ce4" office:value-type="string">
            <text:p><text:s/>&lt;/gmd:distributionFormat&gt;</text:p>
            <text:p><text:s text:c="3"/>&lt;gmd:distributor&gt;</text:p>
            <text:p><text:s text:c="2"/>&lt;gmd:MD_Distributor&gt;</text:p>
            <text:p><text:s text:c="4"/>&lt;gmd:distributorContact&gt;</text:p>
            <text:p><text:s text:c="3"/>&lt;gmd:CI_ResponsibleParty&gt;</text:p>
            <text:p><text:s text:c="5"/>&lt;gmd:organisationName xsi:type="gmd:PT_FreeText_PropertyType"&gt;</text:p>
            <text:p><text:s text:c="4"/>&lt;gco:CharacterString&gt;Government of Canada; Natural Resources Canada; Earth Sciences Sector; Canada Centre for Mapping and Earth Observation&lt;/gco:CharacterString&gt;</text:p>
            <text:p><text:s text:c="3"/><text:span text:style-name="T1"><text:s/></text:span><text:span text:style-name="T1">&lt;gmd:PT_FreeText&gt;</text:span></text:p>
            <text:p><text:span text:style-name="T1"><text:s text:c="6"/></text:span><text:span text:style-name="T1">&lt;gmd:textGroup&gt;</text:span></text:p>
            <text:p><text:span text:style-name="T1"><text:s text:c="5"/></text:span><text:span text:style-name="T1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1"><text:s text:c="5"/></text:span></text:p>
            <text:p><text:span text:style-name="T2"><text:s text:c="5"/></text:span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9"/></text:span><text:span text:style-name="T2">&lt;gmd:address&gt;</text:span></text:p>
            <text:p><text:span text:style-name="T2"><text:s text:c="21"/></text:span><text:span text:style-name="T2">&lt;gmd:CI_Address&gt;</text:span></text:p>
            <text:p><text:span text:style-name="T2"><text:s text:c="23"/></text:span><text:span text:style-name="T2">&lt;gmd:electronicMailAddress xsi:type="gmd:PT_FreeText_PropertyType"&gt;</text:span></text:p>
            <text:p><text:span text:style-name="T2"><text:s text:c="25"/></text:span><text:span text:style-name="T2">&lt;gco:CharacterString&gt;geoginfo@NRCan.gc.ca&lt;/gco:CharacterString&gt;</text:span></text:p>
            <text:p><text:span text:style-name="T2"><text:s text:c="24"/></text:span><text:span text:style-name="T1"><text:s/></text:span><text:span text:style-name="T1">&lt;gmd:PT_FreeText&gt;</text:span></text:p>
            <text:p><text:span text:style-name="T1"><text:s text:c="27"/></text:span><text:span text:style-name="T1">&lt;gmd:textGroup&gt;</text:span></text:p>
            <text:p><text:span text:style-name="T1"><text:s text:c="29"/></text:span><text:span text:style-name="T1">&lt;gmd:LocalisedCharacterString locale="#fra"&gt;geoginfo@RNCan.gc.ca&lt;/gmd:LocalisedCharacterString&gt;</text:span></text:p>
            <text:p><text:span text:style-name="T1"><text:s text:c="26"/></text:span></text:p>
            <text:p><text:span text:style-name="T2"><text:s text:c="5"/></text:span><text:span text:style-name="T2">&lt;gmd:role&gt;</text:span></text:p>
            <text:p><text:span text:style-name="T2"><text:s text:c="4"/></text:span><text:span text:style-name="T2">&lt;gmd:CI_RoleCode codeList="http://nap.geogratis.gc.ca/metadata/register/napMetadataRegister.xml#IC_90" codeListValue="RI_412"&gt;distributor; distributeur&lt;/gmd:CI_RoleCode&gt; &lt;/gmd:distributionFormat&gt;</text:span></text:p>
            <text:p><text:span text:style-name="T2"><text:s text:c="3"/></text:span><text:span text:style-name="T2">&lt;gmd:distributor&gt;</text:span></text:p>
            <text:p><text:span text:style-name="T2"><text:s text:c="2"/></text:span><text:span text:style-name="T2">&lt;gmd:MD_Distributor&gt;</text:span></text:p>
            <text:p><text:span text:style-name="T2"><text:s text:c="4"/></text:span><text:span text:style-name="T2">&lt;gmd:distributorContact&gt;</text:span></text:p>
            <text:p><text:span text:style-name="T2"><text:s text:c="3"/></text:span><text:span text:style-name="T2">&lt;gmd:CI_ResponsibleParty&gt;</text:span></text:p>
            <text:p><text:span text:style-name="T2"><text:s text:c="5"/></text:span><text:span text:style-name="T2">&lt;gmd:organisationName xsi:type="gmd:PT_FreeText_PropertyType"&gt;</text:span></text:p>
            <text:p><text:span text:style-name="T2"><text:s text:c="4"/></text:span><text:span text:style-name="T2">&lt;gco:CharacterString&gt;Government of Canada; Natural Resources Canada; Earth Sciences Sector; Canada Centre for Mapping and Earth Observation&lt;/gco:CharacterString&gt;</text:span></text:p>
            <text:p><text:span text:style-name="T2"><text:s text:c="3"/></text:span><text:span text:style-name="T1"><text:s/></text:span><text:span text:style-name="T1">&lt;gmd:PT_FreeText&gt;</text:span></text:p>
            <text:p><text:span text:style-name="T1"><text:s text:c="6"/></text:span><text:span text:style-name="T1">&lt;gmd:textGroup&gt;</text:span></text:p>
            <text:p><text:span text:style-name="T1"><text:s text:c="5"/></text:span><text:span text:style-name="T1">&lt;gmd:LocalisedCharacterString locale="#fra"&gt;Gouvernement du Canada; Ressources naturelles Canada; Secteur des sciences de la Terre; Centre canadien de cartographie et d'observation de la Terre&lt;/gmd:LocalisedCharacterString&gt;</text:span></text:p>
            <text:p><text:span text:style-name="T1"><text:s text:c="5"/></text:span></text:p>
            <text:p><text:span text:style-name="T2"><text:s text:c="5"/></text:span><text:span text:style-name="T2">&lt;gmd:contactInfo&gt;</text:span></text:p>
            <text:p><text:span text:style-name="T2"><text:s text:c="16"/></text:span><text:span text:style-name="T2">&lt;gmd:CI_Contact&gt;</text:span></text:p>
            <text:p><text:span text:style-name="T2"><text:s text:c="19"/></text:span><text:span text:style-name="T2">&lt;gmd:address&gt;</text:span></text:p>
            <text:p><text:span text:style-name="T2"><text:s text:c="21"/></text:span><text:span text:style-name="T2">&lt;gmd:CI_Address&gt;</text:span></text:p>
            <text:p><text:span text:style-name="T2"><text:s text:c="23"/></text:span><text:span text:style-name="T2">&lt;gmd:electronicMailAddress xsi:type="gmd:PT_FreeText_PropertyType"&gt;</text:span></text:p>
            <text:p><text:span text:style-name="T2"><text:s text:c="25"/></text:span><text:span text:style-name="T2">&lt;gco:CharacterString&gt;geoginfo@NRCan.gc.ca&lt;/gco:CharacterString&gt;</text:span></text:p>
            <text:p><text:span text:style-name="T2"><text:s text:c="24"/></text:span><text:span text:style-name="T1"><text:s/></text:span><text:span text:style-name="T1">&lt;gmd:PT_FreeText&gt;</text:span></text:p>
            <text:p><text:span text:style-name="T1"><text:s text:c="27"/></text:span><text:span text:style-name="T1">&lt;gmd:textGroup&gt;</text:span></text:p>
            <text:p><text:span text:style-name="T1"><text:s text:c="29"/></text:span><text:span text:style-name="T1">&lt;gmd:LocalisedCharacterString locale="#fra"&gt;geoginfo@RNCan.gc.ca&lt;/gmd:LocalisedCharacterString&gt;</text:span></text:p>
            <text:p><text:span text:style-name="T1"><text:s text:c="26"/></text:span></text:p>
            <text:p><text:span text:style-name="T2"><text:s text:c="5"/></text:span><text:span text:style-name="T2">&lt;gmd:role&gt;</text:span></text:p>
            <text:p><text:span text:style-name="T2"><text:s text:c="4"/></text:span><text:span text:style-name="T2">&lt;gmd:CI_RoleCode codeList="http://nap.geogratis.gc.ca/metadata/register/napMetadataRegister.xml#IC_90" codeListValue="RI_412"&gt;distributor; distributeur&lt;/gmd:CI_RoleCode&gt;</text:span></text:p>
          </table:table-cell>
          <table:table-cell table:style-name="ce27" office:value-type="string">
            <text:p>distributorFrench</text:p>
          </table:table-cell>
          <table:table-cell table:style-name="ce35"/>
          <table:table-cell table:number-columns-repeated="1021"/>
        </table:table-row>
        <table:table-row table:style-name="ro2">
          <table:table-cell table:style-name="ce9"/>
          <table:table-cell table:style-name="ce26" office:value-type="string">
            <text:p>catalogueType</text:p>
          </table:table-cell>
          <table:table-cell table:style-name="ce35" office:value-type="string">
            <text:p>Hard coded - FGP (pending name change)</text:p>
          </table:table-cell>
          <table:table-cell table:number-columns-repeated="1021"/>
        </table:table-row>
        <table:table-row table:style-name="ro33">
          <table:table-cell table:style-name="ce5" office:value-type="string"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<text:span text:style-name="T1">&lt;gmd:name xsi:type="gmd:PT_FreeText_PropertyType"&gt;</text:span></text:p>
            <text:p><text:span text:style-name="T1"><text:s text:c="16"/></text:span><text:span text:style-name="T1">&lt;gco:CharacterString&gt;CFIA Emerald Ash Borer Regulated Areas English Web </text:span><text:span text:style-name="T2">service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ACIA Service web en anglais des lieux règlementés de l'agrile du frêne&lt;/gmd:LocalisedCharacterString&gt;</text:span></text:p>
            <text:p><text:span text:style-name="T2"><text:s text:c="18"/></text:span><text:span text:style-name="T2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name&gt;</text:span></text:p>
            <text:p><text:span text:style-name="T2"><text:s/></text:span><text:span text:style-name="T2">&lt;gmd:transferOptions&gt;</text:span></text:p>
            <text:p><text:span text:style-name="T2"><text:s text:c="8"/></text:span><text:span text:style-name="T2">&lt;gmd:MD_DigitalTransferOptions&gt;</text:span></text:p>
            <text:p><text:span text:style-name="T2"><text:s text:c="10"/></text:span><text:span text:style-name="T2">&lt;gmd:unitsOfDistribution/&gt;</text:span></text:p>
            <text:p><text:span text:style-name="T2"><text:s text:c="10"/></text:span><text:span text:style-name="T2">&lt;gmd:transferSize/&gt;</text:span></text:p>
            <text:p><text:span text:style-name="T2"><text:s text:c="10"/></text:span><text:span text:style-name="T2">&lt;gmd:onLine xlink:role="urn:xml:lang:eng-CAN"&gt;</text:span></text:p>
            <text:p><text:span text:style-name="T2"><text:s text:c="12"/></text:span><text:span text:style-name="T2">&lt;gmd:CI_OnlineResource&gt;</text:span></text:p>
            <text:p><text:span text:style-name="T2"><text:s text:c="14"/></text:span><text:span text:style-name="T2">&lt;gmd:linkage&gt;</text:span></text:p>
            <text:p><text:span text:style-name="T2"><text:s text:c="16"/></text:span><text:span text:style-name="T2">&lt;gmd:URL&gt;http://maps.geogratis.gc.ca/wms/emerald_ash_borer_reg_area?service=wms&amp;amp;request=getCapabilities&amp;amp;version=1.3.0&amp;amp;layers=emerald_ash_borer_reg_area&lt;/gmd:URL&gt;</text:span></text:p>
            <text:p><text:span text:style-name="T2"><text:s text:c="14"/></text:span><text:span text:style-name="T2">&lt;/gmd:linkage&gt;</text:span></text:p>
            <text:p><text:span text:style-name="T2"><text:s text:c="14"/></text:span><text:span text:style-name="T2">&lt;gmd:protocol&gt;</text:span></text:p>
            <text:p><text:span text:style-name="T2"><text:s text:c="16"/></text:span><text:span text:style-name="T2">&lt;gco:CharacterString&gt;OGC:WMS&lt;/gco:CharacterString&gt;</text:span></text:p>
            <text:p><text:span text:style-name="T2"><text:s text:c="14"/></text:span><text:span text:style-name="T2">&lt;/gmd:protocol&gt;</text:span></text:p>
            <text:p><text:span text:style-name="T2"><text:s text:c="14"/></text:span><text:span text:style-name="T2">&lt;gmd:applicationProfile/&gt;</text:span></text:p>
            <text:p><text:span text:style-name="T2"><text:s text:c="14"/></text:span><text:span text:style-name="T1">&lt;gmd:name xsi:type="gmd:PT_FreeText_PropertyType"&gt;</text:span></text:p>
            <text:p><text:span text:style-name="T1"><text:s text:c="16"/></text:span><text:span text:style-name="T1">&lt;gco:CharacterString&gt;CFIA Emerald Ash Borer Regulated Areas English Web </text:span><text:span text:style-name="T2">service&lt;/gco:CharacterString&gt;</text:span></text:p>
            <text:p><text:span text:style-name="T2"><text:s text:c="16"/></text:span><text:span text:style-name="T2">&lt;gmd:PT_FreeText&gt;</text:span></text:p>
            <text:p><text:span text:style-name="T2"><text:s text:c="18"/></text:span><text:span text:style-name="T2">&lt;gmd:textGroup&gt;</text:span></text:p>
            <text:p><text:span text:style-name="T2"><text:s text:c="20"/></text:span><text:span text:style-name="T2">&lt;gmd:LocalisedCharacterString locale="#fra"&gt;ACIA Service web en anglais des lieux règlementés de l'agrile du frêne&lt;/gmd:LocalisedCharacterString&gt;</text:span></text:p>
            <text:p><text:span text:style-name="T2"><text:s text:c="18"/></text:span><text:span text:style-name="T2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name&gt;</text:span></text:p>
            <text:p><text:span text:style-name="T2"/></text:p>
          </table:table-cell>
          <table:table-cell table:style-name="ce28" office:value-type="string">
            <text:p>ResourceNameEnglish</text:p>
          </table:table-cell>
          <table:table-cell table:style-name="ce35"/>
          <table:table-cell table:number-columns-repeated="1021"/>
        </table:table-row>
        <table:table-row table:style-name="ro33">
          <table:table-cell table:style-name="ce10" office:value-type="string"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6"/>&lt;gmd:PT_FreeText&gt;</text:p>
            <text:p><text:s text:c="18"/>&lt;gmd:textGroup&gt;</text:p>
            <text:p><text:s text:c="20"/>&lt;gmd:LocalisedCharacterString locale="#fra"&gt;ACIA Service web en anglais des lieux règlementés de l'agrile du frêne&lt;/gmd:LocalisedCharacterString&gt;</text:p>
            <text:p><text:s text:c="18"/>&lt;/gmd:textGroup&gt;</text:p>
            <text:p><text:s text:c="16"/>&lt;/gmd:PT_FreeText&gt;</text:p>
            <text:p><text:s text:c="14"/>&lt;/gmd:name&gt;</text:p>
            <text:p><text:s/>&lt;gmd:transferOptions&gt;</text:p>
            <text:p><text:s text:c="8"/>&lt;gmd:MD_DigitalTransferOptions&gt;</text:p>
            <text:p><text:s text:c="10"/>&lt;gmd:unitsOfDistribution/&gt;</text:p>
            <text:p><text:s text:c="10"/>&lt;gmd:transferSize/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applicationProfile/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6"/>&lt;gmd:PT_FreeText&gt;</text:p>
            <text:p><text:s text:c="18"/>&lt;gmd:textGroup&gt;</text:p>
            <text:p><text:s text:c="20"/>&lt;gmd:LocalisedCharacterString locale="#fra"&gt;ACIA Service web en anglais des lieux règlementés de l'agrile du frêne&lt;/gmd:LocalisedCharacterString&gt;</text:p>
            <text:p><text:s text:c="18"/>&lt;/gmd:textGroup&gt;</text:p>
            <text:p><text:s text:c="16"/>&lt;/gmd:PT_FreeText&gt;</text:p>
            <text:p><text:s text:c="14"/>&lt;/gmd:name&gt;</text:p>
            <text:p/>
          </table:table-cell>
          <table:table-cell table:style-name="ce28" office:value-type="string">
            <text:p>ResourceNameFrench</text:p>
          </table:table-cell>
          <table:table-cell table:style-name="ce35"/>
          <table:table-cell table:number-columns-repeated="1021"/>
        </table:table-row>
        <table:table-row table:style-name="ro9">
          <table:table-cell table:style-name="ce10" office:value-type="string">
            <text:p><text:s text:c="3"/>&lt;gmd:transferOptions&gt;</text:p>
            <text:p><text:s text:c="2"/>&lt;gmd:MD_DigitalTransferOptions&gt;</text:p>
            <text:p><text:s text:c="4"/>&lt;gmd:onLine xlink:role="urn:xml:lang:eng-CAN"&gt;</text:p>
            <text:p><text:s text:c="3"/>&lt;gmd:CI_OnlineResource&gt;</text:p>
            <text:p><text:s text:c="5"/>&lt;gmd:linkage&gt;</text:p>
            <text:p><text:s text:c="4"/>&lt;gmd:URL&gt;http://maps.geogratis.gc.ca/wms/emerald_ash_borer_reg_area?service=wms&amp;amp;request=getCapabilities&amp;amp;version=1.3.0&amp;amp;layers=emerald_ash_borer_reg_area&lt;/gmd:URL&gt;</text:p>
            <text:p><text:s text:c="5"/>&lt;/gmd:linkage&gt;</text:p>
          </table:table-cell>
          <table:table-cell table:style-name="ce26" office:value-type="string">
            <text:p>accessURL</text:p>
          </table:table-cell>
          <table:table-cell table:style-name="ce35"/>
          <table:table-cell table:number-columns-repeated="1021"/>
        </table:table-row>
        <table:table-row table:style-name="ro34">
          <table:table-cell table:style-name="ce11" office:value-type="string" table:number-columns-spanned="1" table:number-rows-spanned="3">
            <text:p>&lt;gmd:transferOptions&gt;</text:p>
            <text:p><text:s text:c="8"/>&lt;gmd:MD_DigitalTransferOptions&gt;</text:p>
            <text:p><text:s text:c="10"/>&lt;gmd:onLine xlink:role="urn:xml:lang:eng-CAN"&gt;</text:p>
            <text:p><text:s text:c="12"/>&lt;gmd:CI_OnlineResource&gt;</text:p>
            <text:p><text:s text:c="14"/>&lt;gmd:linkage&gt;</text:p>
            <text:p><text:s text:c="16"/>&lt;gmd:URL&gt;http://maps.geogratis.gc.ca/wms/emerald_ash_borer_reg_area?service=wms&amp;amp;request=getCapabilities&amp;amp;version=1.3.0&amp;amp;layers=emerald_ash_borer_reg_area &lt;/gmd:URL&gt;</text:p>
            <text:p><text:s text:c="14"/>&lt;/gmd:linkage&gt;</text:p>
            <text:p><text:s text:c="14"/>&lt;gmd:protocol&gt;</text:p>
            <text:p><text:s text:c="16"/>&lt;gco:CharacterString&gt;OGC:WMS&lt;/gco:CharacterString&gt;</text:p>
            <text:p><text:s text:c="14"/>&lt;/gmd:protocol&gt;</text:p>
            <text:p><text:s text:c="14"/>&lt;gmd:name xsi:type="gmd:PT_FreeText_PropertyType"&gt;</text:p>
            <text:p><text:s text:c="16"/>&lt;gco:CharacterString&gt;CFIA Emerald Ash Borer Regulated Areas English Web Service&lt;/gco:CharacterString&gt;</text:p>
            <text:p><text:s text:c="16"/>&lt;gmd:PT_FreeText&gt;</text:p>
            <text:p><text:s text:c="18"/>&lt;gmd:textGroup&gt;</text:p>
            <text:p><text:s text:c="20"/>&lt;gmd:LocalisedCharacterString locale="#fra"&gt;ACIA Service web en anglais des lieux règlementés de l'agrile du frêne&lt;/gmd:LocalisedCharacterString&gt;</text:p>
            <text:p><text:s text:c="18"/>&lt;/gmd:textGroup&gt;</text:p>
            <text:p><text:s text:c="16"/>&lt;/gmd:PT_FreeText&gt;</text:p>
            <text:p><text:s text:c="14"/>&lt;/gmd:name&gt;</text:p>
            <text:p><text:s text:c="14"/><text:span text:style-name="T1">&lt;gmd:description xsi:type="gmd:PT_FreeText_PropertyType"&gt;</text:span></text:p>
            <text:p><text:span text:style-name="T1"><text:s text:c="16"/></text:span><text:span text:style-name="T1">&lt;gco:CharacterString&gt;Web Service;WMS;eng&lt;/gco:CharacterString&gt;</text:span></text:p>
            <text:p><text:span text:style-name="T1"><text:s text:c="16"/></text:span><text:span text:style-name="T1">&lt;gmd:PT_FreeText&gt;</text:span></text:p>
            <text:p><text:span text:style-name="T1"><text:s text:c="18"/></text:span><text:span text:style-name="T1">&lt;gmd:textGroup&gt;</text:span></text:p>
            <text:p><text:span text:style-name="T1"><text:s text:c="20"/></text:span><text:span text:style-name="T1">&lt;gmd:LocalisedCharacterString locale="#fra"&gt;ServiceWeb;WMS;eng&lt;/gmd:LocalisedCharacterString&gt;</text:span></text:p>
            <text:p><text:span text:style-name="T1"><text:s text:c="18"/></text:span><text:span text:style-name="T1">&lt;/gmd:textGroup&gt;</text:span></text:p>
            <text:p><text:span text:style-name="T2"><text:s text:c="16"/></text:span><text:span text:style-name="T2">&lt;/gmd:PT_FreeText&gt;</text:span></text:p>
            <text:p><text:span text:style-name="T2"><text:s text:c="14"/></text:span><text:span text:style-name="T2">&lt;/gmd:description&gt;</text:span></text:p>
            <text:p><text:span text:style-name="T2"><text:s text:c="13"/></text:span><text:span text:style-name="T2">&lt;/gmd:CI_OnlineResource&gt;</text:span></text:p>
            <text:p><text:span text:style-name="T2"><text:s text:c="10"/></text:span><text:span text:style-name="T2">&lt;/gmd:onLine&gt;</text:span></text:p>
            <text:p><text:span text:style-name="T2"><text:s text:c="10"/></text:span><text:span text:style-name="T2">&lt;gmd:onLine xlink:role="urn:xml:lang:fra-CAN"&gt;</text:span></text:p>
            <text:p><text:span text:style-name="T2"><text:s text:c="12"/></text:span><text:span text:style-name="T2">&lt;gmd:CI_OnlineResource&gt;</text:span></text:p>
            <text:p><text:span text:style-name="T2"><text:s text:c="14"/></text:span><text:span text:style-name="T2">&lt;gmd:linkage&gt;</text:span></text:p>
            <text:p><text:span text:style-name="T2"><text:s text:c="16"/></text:span></text:p>
          </table:table-cell>
          <table:table-cell table:style-name="ce26" office:value-type="string">
            <text:p>format</text:p>
          </table:table-cell>
          <table:table-cell table:style-name="ce4"/>
          <table:table-cell table:number-columns-repeated="1021"/>
        </table:table-row>
        <table:table-row table:style-name="ro35">
          <table:covered-table-cell table:style-name="ce12"/>
          <table:table-cell table:style-name="ce25" office:value-type="string">
            <text:p>language</text:p>
          </table:table-cell>
          <table:table-cell table:style-name="ce30"/>
          <table:table-cell table:number-columns-repeated="1021"/>
        </table:table-row>
        <table:table-row table:style-name="ro36">
          <table:covered-table-cell table:style-name="ce13"/>
          <table:table-cell table:style-name="ce26" office:value-type="string">
            <text:p>contentType</text:p>
          </table:table-cell>
          <table:table-cell table:style-name="ce35"/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IC_92" table:base-cell-address="$'DRAFT Mapping'.$A$1" table:expression="'draft mapping'!#ref!"/>
        </table:named-expressions>
      </table:table>
      <table:table table:name="OGDMES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1013" table:default-cell-style-name="Excel_20_Built-in_20_Normal"/>
        <table:table-row table:style-name="ro37">
          <table:table-cell table:style-name="ce37" office:value-type="string">
            <text:p>Final Draft Open Geospatial Data Metadata Element Set - As of March 05, 2015</text:p>
          </table:table-cell>
          <table:table-cell table:style-name="ce38" table:number-columns-repeated="2"/>
          <table:table-cell table:style-name="ce37" table:number-columns-repeated="3"/>
          <table:table-cell table:style-name="ce38" table:number-columns-repeated="5"/>
          <table:table-cell table:number-columns-repeated="1013"/>
        </table:table-row>
        <table:table-row table:style-name="ro38">
          <table:table-cell table:style-name="ce38" table:number-columns-repeated="3"/>
          <table:table-cell table:style-name="ce58" table:number-columns-repeated="3"/>
          <table:table-cell table:style-name="ce38" table:number-columns-repeated="5"/>
          <table:table-cell table:number-columns-repeated="1013"/>
        </table:table-row>
        <table:table-row table:style-name="ro2">
          <table:table-cell table:style-name="ce38" table:number-columns-repeated="3"/>
          <table:table-cell table:style-name="ce59" office:value-type="string">
            <text:p>Bilingual: English promts french</text:p>
          </table:table-cell>
          <table:table-cell table:style-name="ce59"/>
          <table:table-cell table:style-name="ce73" table:number-columns-repeated="3"/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38" table:number-columns-repeated="3"/>
          <table:table-cell table:style-name="ce60" office:value-type="string">
            <text:p>Separate English and French fields</text:p>
          </table:table-cell>
          <table:table-cell table:style-name="ce60"/>
          <table:table-cell table:style-name="ce73" table:number-columns-repeated="3"/>
          <table:table-cell table:style-name="ce38" table:number-columns-repeated="3"/>
          <table:table-cell table:number-columns-repeated="1013"/>
        </table:table-row>
        <table:table-row table:style-name="ro2">
          <table:table-cell table:style-name="ce39" table:number-columns-repeated="3"/>
          <table:table-cell table:style-name="ce61" table:number-columns-repeated="5"/>
          <table:table-cell table:style-name="ce39" table:number-columns-repeated="3"/>
          <table:table-cell table:style-name="ce91" table:number-columns-repeated="1013"/>
        </table:table-row>
        <table:table-row table:style-name="ro39">
          <table:table-cell table:style-name="ce40" office:value-type="string" table:number-columns-spanned="2" table:number-rows-spanned="1">
            <text:p>Section</text:p>
          </table:table-cell>
          <table:covered-table-cell table:style-name="ce40"/>
          <table:table-cell table:style-name="ce40"/>
          <table:table-cell table:style-name="ce62" office:value-type="string">
            <text:p>Name</text:p>
          </table:table-cell>
          <table:table-cell table:style-name="ce72" office:value-type="string">
            <text:p>Label - English</text:p>
          </table:table-cell>
          <table:table-cell table:style-name="ce72" office:value-type="string">
            <text:p>Label - French</text:p>
          </table:table-cell>
          <table:table-cell table:style-name="ce62" office:value-type="string">
            <text:p>Description</text:p>
          </table:table-cell>
          <table:table-cell table:style-name="ce62" office:value-type="string">
            <text:p>Obligation</text:p>
          </table:table-cell>
          <table:table-cell table:style-name="ce62" office:value-type="string">
            <text:p>Occurrence</text:p>
          </table:table-cell>
          <table:table-cell table:style-name="ce62" office:value-type="string">
            <text:p>Encoding Scheme</text:p>
          </table:table-cell>
          <table:table-cell table:style-name="ce72" office:value-type="string">
            <text:p>Notes</text:p>
          </table:table-cell>
          <table:table-cell table:number-columns-repeated="1013"/>
        </table:table-row>
        <table:table-row table:style-name="ro40">
          <table:table-cell table:style-name="ce41" office:value-type="string" table:number-columns-spanned="2" table:number-rows-spanned="12">
            <text:p>Metadata Record Information</text:p>
          </table:table-cell>
          <table:covered-table-cell table:style-name="ce50"/>
          <table:table-cell table:style-name="ce57" office:value-type="float" office:value="1">
            <text:p>1</text:p>
          </table:table-cell>
          <table:table-cell table:style-name="ce57" office:value-type="string">
            <text:p>fileIdentifier</text:p>
          </table:table-cell>
          <table:table-cell table:style-name="ce57" office:value-type="string">
            <text:p>File identifier</text:p>
          </table:table-cell>
          <table:table-cell table:style-name="ce74" office:value-type="string">
            <text:p>Identifiant métadonnées</text:p>
          </table:table-cell>
          <table:table-cell table:style-name="ce79" office:value-type="string">
            <text:p>A unique phrase or string which uniquely identifies the metadata file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It is ideal that this file identifer is built from the same ID as the GeoNetwork</text:p>
          </table:table-cell>
          <table:table-cell table:number-columns-repeated="1013"/>
        </table:table-row>
        <table:table-row table:style-name="ro40">
          <table:covered-table-cell table:style-name="ce42"/>
          <table:covered-table-cell table:style-name="ce51"/>
          <table:table-cell table:style-name="ce57" office:value-type="float" office:value="2">
            <text:p>2</text:p>
          </table:table-cell>
          <table:table-cell table:style-name="ce57" office:value-type="string">
            <text:p>shortKey</text:p>
          </table:table-cell>
          <table:table-cell table:style-name="ce57" office:value-type="string">
            <text:p>Short Key</text:p>
          </table:table-cell>
          <table:table-cell table:style-name="ce74" office:value-type="string">
            <text:p>Identifiant court</text:p>
          </table:table-cell>
          <table:table-cell table:style-name="ce79" office:value-type="string">
            <text:p>A unique identifier applied to the metadata record in order to support RAMP</text:p>
          </table:table-cell>
          <table:table-cell table:style-name="ce79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If this is not supplied, CKAN will generate this based on the file identifier.</text:p>
          </table:table-cell>
          <table:table-cell table:number-columns-repeated="1013"/>
        </table:table-row>
        <table:table-row table:style-name="ro41">
          <table:covered-table-cell table:style-name="ce42"/>
          <table:covered-table-cell table:style-name="ce51"/>
          <table:table-cell table:style-name="ce57" office:value-type="float" office:value="3">
            <text:p>3</text:p>
          </table:table-cell>
          <table:table-cell table:style-name="ce63" office:value-type="string">
            <text:p>metadataRecordLanguage</text:p>
          </table:table-cell>
          <table:table-cell table:style-name="ce63" office:value-type="string">
            <text:p>Metadata record language</text:p>
          </table:table-cell>
          <table:table-cell table:style-name="ce75" office:value-type="string">
            <text:p>Langue enregistrement métadonnées</text:p>
          </table:table-cell>
          <table:table-cell table:style-name="ce78" office:value-type="string">
            <text:p>Language of the metadata composed of an ISO 639- 2/T three letter language code and an ISO 3166-1 three letter country code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<text:s/>ISO 639- 2/T and country code</text:p>
          </table:table-cell>
          <table:table-cell table:style-name="ce83"/>
          <table:table-cell table:number-columns-repeated="1013"/>
        </table:table-row>
        <table:table-row table:style-name="ro42">
          <table:covered-table-cell table:style-name="ce42"/>
          <table:covered-table-cell table:style-name="ce51"/>
          <table:table-cell table:style-name="ce57" office:value-type="float" office:value="4">
            <text:p>4</text:p>
          </table:table-cell>
          <table:table-cell table:style-name="ce64" office:value-type="string">
            <text:p>characterSet</text:p>
          </table:table-cell>
          <table:table-cell table:style-name="ce64" office:value-type="string">
            <text:p>Character Set</text:p>
          </table:table-cell>
          <table:table-cell table:style-name="ce76" office:value-type="string">
            <text:p>Jeu caractères</text:p>
          </table:table-cell>
          <table:table-cell table:style-name="ce78" office:value-type="string">
            <text:p>Character coding standard in the metadata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 office:value-type="string">
            <text:p>i.e. 'utf8'</text:p>
          </table:table-cell>
          <table:table-cell table:number-columns-repeated="1013"/>
        </table:table-row>
        <table:table-row table:style-name="ro41">
          <table:covered-table-cell table:style-name="ce42"/>
          <table:covered-table-cell table:style-name="ce51"/>
          <table:table-cell table:style-name="ce57" office:value-type="float" office:value="5">
            <text:p>5</text:p>
          </table:table-cell>
          <table:table-cell table:style-name="ce64" office:value-type="string">
            <text:p>parentIdentifier</text:p>
          </table:table-cell>
          <table:table-cell table:style-name="ce64" office:value-type="string">
            <text:p>Parent identifier</text:p>
          </table:table-cell>
          <table:table-cell table:style-name="ce76" office:value-type="string">
            <text:p>Identifiant parent</text:p>
          </table:table-cell>
          <table:table-cell table:style-name="ce78" office:value-type="string">
            <text:p>The unique name of the file or associated fileIdentifier, related in higher hierarchy to the file. </text:p>
          </table:table-cell>
          <table:table-cell table:style-name="ce79" office:value-type="string">
            <text:p>Conditional, 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 office:value-type="string">
            <text:p>parentIdentifier is conditional if a parent exists, if more than one parent exists, Aggregation Information is to be used.</text:p>
          </table:table-cell>
          <table:table-cell table:number-columns-repeated="1013"/>
        </table:table-row>
        <table:table-row table:style-name="ro41">
          <table:covered-table-cell table:style-name="ce42"/>
          <table:covered-table-cell table:style-name="ce51"/>
          <table:table-cell table:style-name="ce57" office:value-type="float" office:value="6">
            <text:p>6</text:p>
          </table:table-cell>
          <table:table-cell table:style-name="ce64" office:value-type="string">
            <text:p>hierarchyLevel</text:p>
          </table:table-cell>
          <table:table-cell table:style-name="ce64" office:value-type="string">
            <text:p>Hierarchy level</text:p>
          </table:table-cell>
          <table:table-cell table:style-name="ce76" office:value-type="string">
            <text:p>Portée hiérarchique</text:p>
          </table:table-cell>
          <table:table-cell table:style-name="ce78" office:value-type="string">
            <text:p>Level to which the metadata applies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 office:value-type="string">
            <text:p>hierarchyLevel shall leverage codelists napMD_ScopeCode. Values typically are 'dataset' or 'series'</text:p>
          </table:table-cell>
          <table:table-cell table:number-columns-repeated="1013"/>
        </table:table-row>
        <table:table-row table:style-name="ro40">
          <table:covered-table-cell table:style-name="ce42"/>
          <table:covered-table-cell table:style-name="ce51"/>
          <table:table-cell table:style-name="ce57" office:value-type="string">
            <text:p>7e</text:p>
          </table:table-cell>
          <table:table-cell table:style-name="ce65" office:value-type="string">
            <text:p>metadataContactEnglish</text:p>
          </table:table-cell>
          <table:table-cell table:style-name="ce65" office:value-type="string">
            <text:p>Metadata contact english</text:p>
          </table:table-cell>
          <table:table-cell table:style-name="ce76" office:value-type="string">
            <text:p>Contact métadonnée anglais</text:p>
          </table:table-cell>
          <table:table-cell table:style-name="ce78" office:value-type="string">
            <text:p>The party responsible for the metadata content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2"/>
          <table:covered-table-cell table:style-name="ce51"/>
          <table:table-cell table:style-name="ce57" office:value-type="string">
            <text:p>7f</text:p>
          </table:table-cell>
          <table:table-cell table:style-name="ce65" office:value-type="string">
            <text:p>metadataContactFrench</text:p>
          </table:table-cell>
          <table:table-cell table:style-name="ce65" office:value-type="string">
            <text:p>Metadata contact french</text:p>
          </table:table-cell>
          <table:table-cell table:style-name="ce76" office:value-type="string">
            <text:p>Contact métadonnée francais</text:p>
          </table:table-cell>
          <table:table-cell table:style-name="ce78" office:value-type="string">
            <text:p>The party responsible for the metadata content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1">
          <table:covered-table-cell table:style-name="ce42"/>
          <table:covered-table-cell table:style-name="ce51"/>
          <table:table-cell table:style-name="ce57" office:value-type="float" office:value="8">
            <text:p>8</text:p>
          </table:table-cell>
          <table:table-cell table:style-name="ce57" office:value-type="string">
            <text:p>metadataRecordDateStamp</text:p>
          </table:table-cell>
          <table:table-cell table:style-name="ce57" office:value-type="string">
            <text:p>Metadata record date stamp</text:p>
          </table:table-cell>
          <table:table-cell table:style-name="ce74" office:value-type="string">
            <text:p>Timbre date enregistrement métadonnées</text:p>
          </table:table-cell>
          <table:table-cell table:style-name="ce78" office:value-type="string">
            <text:p>Metadata creation date in CKAN, not the GeoNetwork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YYYY-MM-DD) 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2"/>
          <table:covered-table-cell table:style-name="ce51"/>
          <table:table-cell table:style-name="ce57" office:value-type="float" office:value="9">
            <text:p>9</text:p>
          </table:table-cell>
          <table:table-cell table:style-name="ce66" office:value-type="string">
            <text:p>metadataStandardName</text:p>
          </table:table-cell>
          <table:table-cell table:style-name="ce66" office:value-type="string">
            <text:p>Metadata standard name</text:p>
          </table:table-cell>
          <table:table-cell table:style-name="ce74" office:value-type="string">
            <text:p>Nom norme métadonnées</text:p>
          </table:table-cell>
          <table:table-cell table:style-name="ce78" office:value-type="string">
            <text:p>Name of the metadata standard/profile used, english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4" office:value-type="string">
            <text:p>Default value to "Open Geospatial Data Metadata Element Set"</text:p>
          </table:table-cell>
          <table:table-cell table:style-name="ce83"/>
          <table:table-cell table:number-columns-repeated="1013"/>
        </table:table-row>
        <table:table-row table:style-name="ro43">
          <table:covered-table-cell table:style-name="ce42"/>
          <table:covered-table-cell table:style-name="ce51"/>
          <table:table-cell table:style-name="ce57" office:value-type="float" office:value="10">
            <text:p>10</text:p>
          </table:table-cell>
          <table:table-cell table:style-name="ce57" office:value-type="string">
            <text:p>metadataURI</text:p>
          </table:table-cell>
          <table:table-cell table:style-name="ce57" office:value-type="string">
            <text:p>Metadata URI</text:p>
          </table:table-cell>
          <table:table-cell table:style-name="ce74" office:value-type="string">
            <text:p>URI métadonnées</text:p>
          </table:table-cell>
          <table:table-cell table:style-name="ce78" office:value-type="string">
            <text:p>Uniform Resource Identifier for the source metadata record.</text:p>
          </table:table-cell>
          <table:table-cell table:style-name="ce79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83" office:value-type="string">
            <text:p>This element will provide a link back to the source metadata in the GeoNetwork. If this is not provided, CKAN will develop this based on the fileIdentifier</text:p>
          </table:table-cell>
          <table:table-cell table:number-columns-repeated="1013"/>
        </table:table-row>
        <table:table-row table:style-name="ro43">
          <table:covered-table-cell table:style-name="ce43"/>
          <table:covered-table-cell table:style-name="ce52"/>
          <table:table-cell table:style-name="ce57" office:value-type="float" office:value="11">
            <text:p>11</text:p>
          </table:table-cell>
          <table:table-cell table:style-name="ce57" office:value-type="string">
            <text:p>locale</text:p>
          </table:table-cell>
          <table:table-cell table:style-name="ce57" office:value-type="string">
            <text:p>Locale</text:p>
          </table:table-cell>
          <table:table-cell table:style-name="ce74" office:value-type="string">
            <text:p>Lieu</text:p>
          </table:table-cell>
          <table:table-cell table:style-name="ce78" office:value-type="string">
            <text:p>Other languages used in metadata free text description. </text:p>
          </table:table-cell>
          <table:table-cell table:style-name="ce79" office:value-type="string">
            <text:p>Conditional, Mandatory</text:p>
          </table:table-cell>
          <table:table-cell table:style-name="ce79" office:value-type="string">
            <text:p>Repeatable</text:p>
          </table:table-cell>
          <table:table-cell table:style-name="ce83" office:value-type="string">
            <text:p><text:s/>ISO 639- 2/T and country code</text:p>
          </table:table-cell>
          <table:table-cell table:style-name="ce83" office:value-type="string">
            <text:p>Mandatory when more than one language is used in free text descriptions. The character encoding shall be set to 'utf8'</text:p>
          </table:table-cell>
          <table:table-cell table:style-name="ce39"/>
          <table:table-cell table:number-columns-repeated="1012"/>
        </table:table-row>
        <table:table-row table:style-name="ro42">
          <table:table-cell table:style-name="ce44" office:value-type="string" table:number-columns-spanned="2" table:number-rows-spanned="30">
            <text:p>Data Identification</text:p>
          </table:table-cell>
          <table:covered-table-cell table:style-name="ce44"/>
          <table:table-cell table:style-name="ce57" office:value-type="string">
            <text:p>12e</text:p>
          </table:table-cell>
          <table:table-cell table:style-name="ce67" office:value-type="string">
            <text:p>title english</text:p>
          </table:table-cell>
          <table:table-cell table:style-name="ce67" office:value-type="string">
            <text:p>Title english</text:p>
          </table:table-cell>
          <table:table-cell table:style-name="ce67" office:value-type="string">
            <text:p>Titre anglais</text:p>
          </table:table-cell>
          <table:table-cell table:style-name="ce80" office:value-type="string">
            <text:p>The title of the dataset, english</text:p>
          </table:table-cell>
          <table:table-cell table:style-name="ce79" office:value-type="string">
            <text:p>Mandatory</text:p>
          </table:table-cell>
          <table:table-cell table:style-name="ce82" office:value-type="string">
            <text:p>Single</text:p>
          </table:table-cell>
          <table:table-cell table:style-name="ce85" office:value-type="string">
            <text:p>free text</text:p>
          </table:table-cell>
          <table:table-cell table:style-name="ce83"/>
          <table:table-cell table:style-name="ce39"/>
          <table:table-cell table:number-columns-repeated="1012"/>
        </table:table-row>
        <table:table-row table:style-name="ro42">
          <table:covered-table-cell table:style-name="ce45"/>
          <table:covered-table-cell table:style-name="ce51"/>
          <table:table-cell table:style-name="ce57" office:value-type="string">
            <text:p>12f</text:p>
          </table:table-cell>
          <table:table-cell table:style-name="ce67" office:value-type="string">
            <text:p>title french</text:p>
          </table:table-cell>
          <table:table-cell table:style-name="ce67" office:value-type="string">
            <text:p>Title french</text:p>
          </table:table-cell>
          <table:table-cell table:style-name="ce67" office:value-type="string">
            <text:p>Titre francais</text:p>
          </table:table-cell>
          <table:table-cell table:style-name="ce80" office:value-type="string">
            <text:p>The title of the dataset, french</text:p>
          </table:table-cell>
          <table:table-cell table:style-name="ce79" office:value-type="string">
            <text:p>Mandatory</text:p>
          </table:table-cell>
          <table:table-cell table:style-name="ce82" office:value-type="string">
            <text:p>Single</text:p>
          </table:table-cell>
          <table:table-cell table:style-name="ce85" office:value-type="string">
            <text:p>free text</text:p>
          </table:table-cell>
          <table:table-cell table:style-name="ce83"/>
          <table:table-cell table:style-name="ce39"/>
          <table:table-cell table:number-columns-repeated="1012"/>
        </table:table-row>
        <table:table-row table:style-name="ro40">
          <table:covered-table-cell table:style-name="ce45"/>
          <table:covered-table-cell table:style-name="ce51"/>
          <table:table-cell table:style-name="ce57" office:value-type="float" office:value="13">
            <text:p>13</text:p>
          </table:table-cell>
          <table:table-cell table:style-name="ce68" office:value-type="string">
            <text:p>dateContributed</text:p>
          </table:table-cell>
          <table:table-cell table:style-name="ce68" office:value-type="string">
            <text:p>Date contributed</text:p>
          </table:table-cell>
          <table:table-cell table:style-name="ce77" office:value-type="string">
            <text:p>Date contribué</text:p>
          </table:table-cell>
          <table:table-cell table:style-name="ce79" office:value-type="string">
            <text:p>The date in which the dataset was added to CKAN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6" office:value-type="string">
            <text:p>ISO 8601, YYYY-MM-DD</text:p>
          </table:table-cell>
          <table:table-cell table:style-name="ce78" office:value-type="string">
            <text:p>System generated, ISO 8601, YYYY-MM-DD</text:p>
          </table:table-cell>
          <table:table-cell table:style-name="ce92"/>
          <table:table-cell table:number-columns-repeated="1012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14">
            <text:p>14</text:p>
          </table:table-cell>
          <table:table-cell table:style-name="ce57" office:value-type="string">
            <text:p>datePublished</text:p>
          </table:table-cell>
          <table:table-cell table:style-name="ce57" office:value-type="string">
            <text:p>Date published</text:p>
          </table:table-cell>
          <table:table-cell table:style-name="ce74" office:value-type="string">
            <text:p>Date publication</text:p>
          </table:table-cell>
          <table:table-cell table:style-name="ce79" office:value-type="string">
            <text:p>The date in which the dataset was issued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number-columns-repeated="2" table:style-name="ce86" office:value-type="string">
            <text:p>ISO 8601, YYYY-MM-DD</text:p>
          </table:table-cell>
          <table:table-cell table:style-name="ce92"/>
          <table:table-cell table:number-columns-repeated="1012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15">
            <text:p>15</text:p>
          </table:table-cell>
          <table:table-cell table:style-name="ce57" office:value-type="string">
            <text:p>dateModified</text:p>
          </table:table-cell>
          <table:table-cell table:style-name="ce57" office:value-type="string">
            <text:p>Date modified</text:p>
          </table:table-cell>
          <table:table-cell table:style-name="ce74" office:value-type="string">
            <text:p>Date modification</text:p>
          </table:table-cell>
          <table:table-cell table:style-name="ce79" office:value-type="string">
            <text:p>The date in which the dataset was modified.</text:p>
          </table:table-cell>
          <table:table-cell table:style-name="ce79" office:value-type="string">
            <text:p>Optional</text:p>
          </table:table-cell>
          <table:table-cell table:style-name="ce79" office:value-type="string">
            <text:p>Single</text:p>
          </table:table-cell>
          <table:table-cell table:number-columns-repeated="2" table:style-name="ce86" office:value-type="string">
            <text:p>ISO 8601, YYYY-MM-DD</text:p>
          </table:table-cell>
          <table:table-cell table:style-name="ce92"/>
          <table:table-cell table:number-columns-repeated="1012"/>
        </table:table-row>
        <table:table-row table:style-name="ro40">
          <table:covered-table-cell table:style-name="ce45"/>
          <table:covered-table-cell table:style-name="ce51"/>
          <table:table-cell table:style-name="ce57" office:value-type="float" office:value="16">
            <text:p>16</text:p>
          </table:table-cell>
          <table:table-cell table:style-name="ce57" office:value-type="string">
            <text:p>identifier</text:p>
          </table:table-cell>
          <table:table-cell table:style-name="ce57" office:value-type="string">
            <text:p>Identifier</text:p>
          </table:table-cell>
          <table:table-cell table:style-name="ce74" office:value-type="string">
            <text:p>Identifiant</text:p>
          </table:table-cell>
          <table:table-cell table:style-name="ce78" office:value-type="string">
            <text:p>The dataset name or identifier of the associated dataset. </text:p>
          </table:table-cell>
          <table:table-cell table:style-name="ce78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83" office:value-type="string">
            <text:p>Used to contain references to a Digital Object Identifier. </text:p>
          </table:table-cell>
          <table:table-cell table:style-name="ce39"/>
          <table:table-cell table:number-columns-repeated="1012"/>
        </table:table-row>
        <table:table-row table:style-name="ro40">
          <table:covered-table-cell table:style-name="ce45"/>
          <table:covered-table-cell table:style-name="ce51"/>
          <table:table-cell table:style-name="ce57" office:value-type="float" office:value="17">
            <text:p>17</text:p>
          </table:table-cell>
          <table:table-cell table:style-name="ce57" office:value-type="string">
            <text:p>individualName</text:p>
          </table:table-cell>
          <table:table-cell table:style-name="ce57" office:value-type="string">
            <text:p>Individual name</text:p>
          </table:table-cell>
          <table:table-cell table:style-name="ce74" office:value-type="string">
            <text:p>Nom personne</text:p>
          </table:table-cell>
          <table:table-cell table:style-name="ce78" office:value-type="string">
            <text:p>Name of the responsible person- surname, given name, title separated by a delimiter</text:p>
          </table:table-cell>
          <table:table-cell table:style-name="ce78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style-name="ce38"/>
          <table:table-cell table:number-columns-repeated="1012"/>
        </table:table-row>
        <table:table-row table:style-name="ro40">
          <table:covered-table-cell table:style-name="ce45"/>
          <table:covered-table-cell table:style-name="ce51"/>
          <table:table-cell table:style-name="ce57" office:value-type="string">
            <text:p>18e</text:p>
          </table:table-cell>
          <table:table-cell table:style-name="ce66" office:value-type="string">
            <text:p>organisationNameEnglish</text:p>
          </table:table-cell>
          <table:table-cell table:style-name="ce66" office:value-type="string">
            <text:p>Organisation name english</text:p>
          </table:table-cell>
          <table:table-cell table:style-name="ce66" office:value-type="string">
            <text:p>Nom organisation anglais</text:p>
          </table:table-cell>
          <table:table-cell table:style-name="ce78" office:value-type="string">
            <text:p>Name of the responsible organization, english </text:p>
          </table:table-cell>
          <table:table-cell table:style-name="ce78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7" office:value-type="string">
            <text:p>Controlled Vocabulary (GC Registry of Applied Titles)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string">
            <text:p>18f</text:p>
          </table:table-cell>
          <table:table-cell table:style-name="ce66" office:value-type="string">
            <text:p>organisationNameFrench</text:p>
          </table:table-cell>
          <table:table-cell table:style-name="ce66" office:value-type="string">
            <text:p>Organisation name french</text:p>
          </table:table-cell>
          <table:table-cell table:style-name="ce66" office:value-type="string">
            <text:p>Nom organisation francais</text:p>
          </table:table-cell>
          <table:table-cell table:style-name="ce78" office:value-type="string">
            <text:p>Name of the responsible organization, french </text:p>
          </table:table-cell>
          <table:table-cell table:style-name="ce78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7" office:value-type="string">
            <text:p>Controlled Vocabulary (GC Registry of Applied Titles)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string">
            <text:p>19e</text:p>
          </table:table-cell>
          <table:table-cell table:style-name="ce66" office:value-type="string">
            <text:p>positionNameEnglish</text:p>
          </table:table-cell>
          <table:table-cell table:style-name="ce66" office:value-type="string">
            <text:p>Position name english</text:p>
          </table:table-cell>
          <table:table-cell table:style-name="ce66" office:value-type="string">
            <text:p>Nom position anglais</text:p>
          </table:table-cell>
          <table:table-cell table:style-name="ce78" office:value-type="string">
            <text:p>Name of the position, english</text:p>
          </table:table-cell>
          <table:table-cell table:style-name="ce78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string">
            <text:p>19f</text:p>
          </table:table-cell>
          <table:table-cell table:style-name="ce66" office:value-type="string">
            <text:p>positionNameFrench</text:p>
          </table:table-cell>
          <table:table-cell table:style-name="ce66" office:value-type="string">
            <text:p>Position name french</text:p>
          </table:table-cell>
          <table:table-cell table:style-name="ce66" office:value-type="string">
            <text:p>Nom position francais</text:p>
          </table:table-cell>
          <table:table-cell table:style-name="ce78" office:value-type="string">
            <text:p>Name of the position, french</text:p>
          </table:table-cell>
          <table:table-cell table:style-name="ce78" office:value-type="string">
            <text:p>Optional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1">
          <table:covered-table-cell table:style-name="ce45"/>
          <table:covered-table-cell table:style-name="ce51"/>
          <table:table-cell table:style-name="ce57" office:value-type="string">
            <text:p>20e</text:p>
          </table:table-cell>
          <table:table-cell table:style-name="ce66" office:value-type="string">
            <text:p>contactInfoEnglish</text:p>
          </table:table-cell>
          <table:table-cell table:style-name="ce66" office:value-type="string">
            <text:p>Contact information english</text:p>
          </table:table-cell>
          <table:table-cell table:style-name="ce66" office:value-type="string">
            <text:p>Information contact anglais</text:p>
          </table:table-cell>
          <table:table-cell table:style-name="ce78" office:value-type="string">
            <text:p>Information required to enable contact with the responsible person and/or organization </text:p>
          </table:table-cell>
          <table:table-cell table:style-name="ce78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string">
            <text:p>20f</text:p>
          </table:table-cell>
          <table:table-cell table:style-name="ce66" office:value-type="string">
            <text:p>contactInfoFrench</text:p>
          </table:table-cell>
          <table:table-cell table:style-name="ce66" office:value-type="string">
            <text:p>Contact information french</text:p>
          </table:table-cell>
          <table:table-cell table:style-name="ce66" office:value-type="string">
            <text:p>Information contact francais</text:p>
          </table:table-cell>
          <table:table-cell table:style-name="ce78" office:value-type="string">
            <text:p>Information required to enable contact with the responsible person and/or organization </text:p>
          </table:table-cell>
          <table:table-cell table:style-name="ce78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 office:value-type="string">
            <text:p>free text</text:p>
          </table:table-cell>
          <table:table-cell table:style-name="ce83"/>
          <table:table-cell table:number-columns-repeated="1013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21">
            <text:p>21</text:p>
          </table:table-cell>
          <table:table-cell table:style-name="ce57" office:value-type="string">
            <text:p>role</text:p>
          </table:table-cell>
          <table:table-cell table:style-name="ce57" office:value-type="string">
            <text:p>Role</text:p>
          </table:table-cell>
          <table:table-cell table:style-name="ce74" office:value-type="string">
            <text:p>Rôle</text:p>
          </table:table-cell>
          <table:table-cell table:style-name="ce78" office:value-type="string">
            <text:p>Function performed by the responsible party </text:p>
          </table:table-cell>
          <table:table-cell table:style-name="ce78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8" office:value-type="string">
            <text:p>napCI_RoleCode </text:p>
          </table:table-cell>
          <table:table-cell table:style-name="ce83"/>
          <table:table-cell table:number-columns-repeated="1013"/>
        </table:table-row>
        <table:table-row table:style-name="ro44">
          <table:covered-table-cell table:style-name="ce45"/>
          <table:covered-table-cell table:style-name="ce51"/>
          <table:table-cell table:style-name="ce57" office:value-type="string">
            <text:p>22e</text:p>
          </table:table-cell>
          <table:table-cell table:style-name="ce66" office:value-type="string">
            <text:p>abstractEnglish</text:p>
          </table:table-cell>
          <table:table-cell table:style-name="ce66" office:value-type="string">
            <text:p>Abstract english</text:p>
          </table:table-cell>
          <table:table-cell table:style-name="ce66" office:value-type="string">
            <text:p>Résumé anglais</text:p>
          </table:table-cell>
          <table:table-cell table:style-name="ce79" office:value-type="string">
            <text:p>A brief narrative summary of the dataset’s contents</text:p>
            <text:p/>
            <text:p/>
            <text:p>A brief narrative summary of the dataset’s contents</text:p>
            <text:p/>
            <text:p/>
            <text:p/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79"/>
          <table:table-cell table:number-columns-repeated="1013"/>
        </table:table-row>
        <table:table-row table:style-name="ro44">
          <table:covered-table-cell table:style-name="ce45"/>
          <table:covered-table-cell table:style-name="ce51"/>
          <table:table-cell table:style-name="ce57" office:value-type="string">
            <text:p>22f</text:p>
          </table:table-cell>
          <table:table-cell table:style-name="ce66" office:value-type="string">
            <text:p>abstractFrench</text:p>
          </table:table-cell>
          <table:table-cell table:style-name="ce66" office:value-type="string">
            <text:p>Abstract french</text:p>
          </table:table-cell>
          <table:table-cell table:style-name="ce66" office:value-type="string">
            <text:p>Résumé francais</text:p>
          </table:table-cell>
          <table:table-cell table:style-name="ce79" office:value-type="string">
            <text:p>A brief narrative summary of the dataset’s contents</text:p>
            <text:p/>
            <text:p/>
            <text:p>A brief narrative summary of the dataset’s contents</text:p>
            <text:p/>
            <text:p/>
            <text:p/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79"/>
          <table:table-cell table:number-columns-repeated="1013"/>
        </table:table-row>
        <table:table-row table:style-name="ro45">
          <table:covered-table-cell table:style-name="ce45"/>
          <table:covered-table-cell table:style-name="ce51"/>
          <table:table-cell table:style-name="ce57" office:value-type="string">
            <text:p>23e</text:p>
          </table:table-cell>
          <table:table-cell table:style-name="ce69" office:value-type="string">
            <text:p>descriptiveKeywordsEnglish</text:p>
          </table:table-cell>
          <table:table-cell table:style-name="ce69" office:value-type="string">
            <text:p>DescriptiveK keywords english</text:p>
          </table:table-cell>
          <table:table-cell table:style-name="ce69" office:value-type="string">
            <text:p>Mots clés descriptifs anglais</text:p>
          </table:table-cell>
          <table:table-cell table:style-name="ce79" office:value-type="string">
            <text:p>Commonly used words or phrases which describe the dataset. Optionally, the keyword type and a citation for the authoritative or registered resource of the keywords are also provided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Keywords should be selected from the GC Core Subject Thesaurus</text:p>
          </table:table-cell>
          <table:table-cell table:number-columns-repeated="1013"/>
        </table:table-row>
        <table:table-row table:style-name="ro45">
          <table:covered-table-cell table:style-name="ce45"/>
          <table:covered-table-cell table:style-name="ce51"/>
          <table:table-cell table:style-name="ce57" office:value-type="string">
            <text:p>23f</text:p>
          </table:table-cell>
          <table:table-cell table:style-name="ce69" office:value-type="string">
            <text:p>descriptiveKeywordsFrench</text:p>
          </table:table-cell>
          <table:table-cell table:style-name="ce69" office:value-type="string">
            <text:p>Descriptive keywords french</text:p>
          </table:table-cell>
          <table:table-cell table:style-name="ce69" office:value-type="string">
            <text:p>Mots clés descriptifs francais</text:p>
          </table:table-cell>
          <table:table-cell table:style-name="ce79" office:value-type="string">
            <text:p>Commonly used words or phrases which describe the dataset. Optionally, the keyword type and a citation for the authoritative or registered resource of the keywords are also provided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Keywords should be selected from the GC Core Subject Thesaurus</text:p>
          </table:table-cell>
          <table:table-cell table:number-columns-repeated="1013"/>
        </table:table-row>
        <table:table-row table:style-name="ro41">
          <table:covered-table-cell table:style-name="ce45"/>
          <table:covered-table-cell table:style-name="ce51"/>
          <table:table-cell table:style-name="ce57" office:value-type="float" office:value="24">
            <text:p>24</text:p>
          </table:table-cell>
          <table:table-cell table:style-name="ce57" office:value-type="string">
            <text:p>status</text:p>
          </table:table-cell>
          <table:table-cell table:style-name="ce57" office:value-type="string">
            <text:p>Status</text:p>
          </table:table-cell>
          <table:table-cell table:style-name="ce74" office:value-type="string">
            <text:p>État</text:p>
          </table:table-cell>
          <table:table-cell table:style-name="ce78" office:value-type="string">
            <text:p>The development phase of the dataset. 2- The development phase of the service. </text:p>
          </table:table-cell>
          <table:table-cell table:style-name="ce78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7" office:value-type="string">
            <text:p>CodeList</text:p>
            <text:p>napMD_ProgressCodeCodeList</text:p>
            <text:p>napMD_ProgressCode</text:p>
          </table:table-cell>
          <table:table-cell table:style-name="ce83"/>
          <table:table-cell table:number-columns-repeated="1013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25">
            <text:p>25</text:p>
          </table:table-cell>
          <table:table-cell table:style-name="ce68" office:value-type="string">
            <text:p>associationType</text:p>
          </table:table-cell>
          <table:table-cell table:style-name="ce68" office:value-type="string">
            <text:p>Association type</text:p>
          </table:table-cell>
          <table:table-cell table:style-name="ce77" office:value-type="string">
            <text:p>Type association</text:p>
          </table:table-cell>
          <table:table-cell table:style-name="ce81" office:value-type="string">
            <text:p>Association type of the aggregate dataset.</text:p>
          </table:table-cell>
          <table:table-cell table:style-name="ce79" office:value-type="string">
            <text:p>Optional</text:p>
          </table:table-cell>
          <table:table-cell table:style-name="ce79" office:value-type="string">
            <text:p>Repeatable</text:p>
          </table:table-cell>
          <table:table-cell table:style-name="ce89" office:value-type="string">
            <text:p>CodeList napDS_AssociationTypeCode</text:p>
          </table:table-cell>
          <table:table-cell table:style-name="ce90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float" office:value="26">
            <text:p>26</text:p>
          </table:table-cell>
          <table:table-cell table:style-name="ce68" office:value-type="string">
            <text:p>aggregateDataSetIdentifier</text:p>
          </table:table-cell>
          <table:table-cell table:style-name="ce68" office:value-type="string">
            <text:p>Aggregate dataset identifier</text:p>
          </table:table-cell>
          <table:table-cell table:style-name="ce77" office:value-type="string">
            <text:p>Identifiant jeu données aggrégées</text:p>
          </table:table-cell>
          <table:table-cell table:style-name="ce81" office:value-type="string">
            <text:p>Identification information about aggregate dataset</text:p>
          </table:table-cell>
          <table:table-cell table:style-name="ce79" office:value-type="string">
            <text:p>Optional</text:p>
          </table:table-cell>
          <table:table-cell table:style-name="ce79" office:value-type="string">
            <text:p>Repeatable</text:p>
          </table:table-cell>
          <table:table-cell table:style-name="ce79"/>
          <table:table-cell table:style-name="ce90"/>
          <table:table-cell table:number-columns-repeated="1013"/>
        </table:table-row>
        <table:table-row table:style-name="ro43">
          <table:covered-table-cell table:style-name="ce45"/>
          <table:covered-table-cell table:style-name="ce51"/>
          <table:table-cell table:style-name="ce57" office:value-type="float" office:value="27">
            <text:p>27</text:p>
          </table:table-cell>
          <table:table-cell table:style-name="ce57" office:value-type="string">
            <text:p>spatialRepresentationType</text:p>
          </table:table-cell>
          <table:table-cell table:style-name="ce57" office:value-type="string">
            <text:p>Spatial representation type</text:p>
          </table:table-cell>
          <table:table-cell table:style-name="ce74" office:value-type="string">
            <text:p>Type représentation spatiale</text:p>
          </table:table-cell>
          <table:table-cell table:style-name="ce79" office:value-type="string">
            <text:p>The object(s) used to represent the</text:p>
            <text:p>geographic information. The object(s) used to represent the</text:p>
            <text:p>geographic information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89" office:value-type="string">
            <text:p>CodeList</text:p>
            <text:p>napMD_SpatialRepresentationTypeCodeCodeList</text:p>
            <text:p>napMD_SpatialRepresentationTypeCode</text:p>
          </table:table-cell>
          <table:table-cell table:style-name="ce79" office:value-type="string">
            <text:p>vector</text:p>
          </table:table-cell>
          <table:table-cell table:number-columns-repeated="1013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28">
            <text:p>28</text:p>
          </table:table-cell>
          <table:table-cell table:style-name="ce57" office:value-type="string">
            <text:p>topicCategory</text:p>
          </table:table-cell>
          <table:table-cell table:style-name="ce57" office:value-type="string">
            <text:p>Topic category</text:p>
          </table:table-cell>
          <table:table-cell table:style-name="ce74" office:value-type="string">
            <text:p>catégorieThématique</text:p>
          </table:table-cell>
          <table:table-cell table:style-name="ce79" office:value-type="string">
            <text:p>The main theme(s) of the dataset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89" office:value-type="string">
            <text:p>CodeList napMD_TopicCategoryCode</text:p>
          </table:table-cell>
          <table:table-cell table:style-name="ce79" office:value-type="string">
            <text:p>Farming</text:p>
          </table:table-cell>
          <table:table-cell table:number-columns-repeated="1013"/>
        </table:table-row>
        <table:table-row table:style-name="ro43">
          <table:covered-table-cell table:style-name="ce45"/>
          <table:covered-table-cell table:style-name="ce51"/>
          <table:table-cell table:style-name="ce57" office:value-type="float" office:value="29">
            <text:p>29</text:p>
          </table:table-cell>
          <table:table-cell table:style-name="ce57" office:value-type="string">
            <text:p>geographicBoundingBox - westBoundingLongitude</text:p>
          </table:table-cell>
          <table:table-cell table:style-name="ce57" office:value-type="string">
            <text:p>Geographic bounding box - west bounding longitude</text:p>
          </table:table-cell>
          <table:table-cell table:style-name="ce74" office:value-type="string">
            <text:p>Boîte géographique englobante - longitude limite ouest</text:p>
          </table:table-cell>
          <table:table-cell table:style-name="ce78" office:value-type="string">
            <text:p>western-most coordinate of the limit of the dataset extent, expressed in longitude in decimal degrees (positive east) </text:p>
          </table:table-cell>
          <table:table-cell table:style-name="ce78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3" table:number-columns-repeated="2"/>
          <table:table-cell table:number-columns-repeated="1013"/>
        </table:table-row>
        <table:table-row table:style-name="ro43">
          <table:covered-table-cell table:style-name="ce45"/>
          <table:covered-table-cell table:style-name="ce51"/>
          <table:table-cell table:style-name="ce57" office:value-type="float" office:value="30">
            <text:p>30</text:p>
          </table:table-cell>
          <table:table-cell table:style-name="ce57" office:value-type="string">
            <text:p>geographicBoundingBox - eastBoundingLongitude</text:p>
          </table:table-cell>
          <table:table-cell table:style-name="ce57" office:value-type="string">
            <text:p>Geographic bounding box - east bounding longitude</text:p>
          </table:table-cell>
          <table:table-cell table:style-name="ce74" office:value-type="string">
            <text:p>Boîte géographique englobante -longitude limite est </text:p>
          </table:table-cell>
          <table:table-cell table:style-name="ce78" office:value-type="string">
            <text:p>eastern-most coordinate of the limit of the dataset extent, expressed in longitude in decimal degrees (positive east) </text:p>
          </table:table-cell>
          <table:table-cell table:style-name="ce78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3" table:number-columns-repeated="2"/>
          <table:table-cell table:number-columns-repeated="1013"/>
        </table:table-row>
        <table:table-row table:style-name="ro43">
          <table:covered-table-cell table:style-name="ce45"/>
          <table:covered-table-cell table:style-name="ce51"/>
          <table:table-cell table:style-name="ce57" office:value-type="float" office:value="31">
            <text:p>31</text:p>
          </table:table-cell>
          <table:table-cell table:style-name="ce57" office:value-type="string">
            <text:p>geographicBoundingBox - southBoundingLatitude</text:p>
          </table:table-cell>
          <table:table-cell table:style-name="ce57" office:value-type="string">
            <text:p>Geographic bounding box - south bounding latitude</text:p>
          </table:table-cell>
          <table:table-cell table:style-name="ce74" office:value-type="string">
            <text:p>Boîte géographique englobante - latiitude limite sud</text:p>
          </table:table-cell>
          <table:table-cell table:style-name="ce78" office:value-type="string">
            <text:p>southern-most coordinate of the limit of the dataset extent, expressed in latitude in decimal degrees (positive north) </text:p>
          </table:table-cell>
          <table:table-cell table:style-name="ce78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3" table:number-columns-repeated="2"/>
          <table:table-cell table:number-columns-repeated="1013"/>
        </table:table-row>
        <table:table-row table:style-name="ro46">
          <table:covered-table-cell table:style-name="ce45"/>
          <table:covered-table-cell table:style-name="ce51"/>
          <table:table-cell table:style-name="ce57" office:value-type="float" office:value="32">
            <text:p>32</text:p>
          </table:table-cell>
          <table:table-cell table:style-name="ce57" office:value-type="string">
            <text:p>geographicBoundingBox - northBoundingLatitude</text:p>
          </table:table-cell>
          <table:table-cell table:style-name="ce57" office:value-type="string">
            <text:p>Geographic bounding box - North bounding latitude</text:p>
          </table:table-cell>
          <table:table-cell table:style-name="ce74" office:value-type="string">
            <text:p>Boîte géographique englobante - </text:p>
            <text:p>latitude limite nordBoîte géographique englobante - </text:p>
            <text:p>latitude limite nord</text:p>
          </table:table-cell>
          <table:table-cell table:style-name="ce78" office:value-type="string">
            <text:p>northern-most, coordinate of the limit of the dataset extent expressed in latitude in decimal degrees (positive north) </text:p>
          </table:table-cell>
          <table:table-cell table:style-name="ce78" office:value-type="string">
            <text:p>Mandatory</text:p>
          </table:table-cell>
          <table:table-cell table:style-name="ce78" office:value-type="string">
            <text:p>Single</text:p>
          </table:table-cell>
          <table:table-cell table:style-name="ce83" table:number-columns-repeated="2"/>
          <table:table-cell table:number-columns-repeated="1013"/>
        </table:table-row>
        <table:table-row table:style-name="ro42">
          <table:covered-table-cell table:style-name="ce45"/>
          <table:covered-table-cell table:style-name="ce51"/>
          <table:table-cell table:style-name="ce57" office:value-type="float" office:value="33">
            <text:p>33</text:p>
          </table:table-cell>
          <table:table-cell table:style-name="ce57" office:value-type="string">
            <text:p>temporalElement</text:p>
          </table:table-cell>
          <table:table-cell table:style-name="ce57" office:value-type="string">
            <text:p>Temporal element</text:p>
          </table:table-cell>
          <table:table-cell table:style-name="ce74" office:value-type="string">
            <text:p>Élement temporalle</text:p>
          </table:table-cell>
          <table:table-cell table:style-name="ce78" office:value-type="string">
            <text:p>time period covered by the content of the dataset </text:p>
          </table:table-cell>
          <table:table-cell table:style-name="ce78" office:value-type="string">
            <text:p>Optional</text:p>
          </table:table-cell>
          <table:table-cell table:style-name="ce78" office:value-type="string">
            <text:p>Single</text:p>
          </table:table-cell>
          <table:table-cell table:style-name="ce83"/>
          <table:table-cell table:style-name="ce83" office:value-type="string">
            <text:p>Includes start and end date</text:p>
          </table:table-cell>
          <table:table-cell table:number-columns-repeated="1013"/>
        </table:table-row>
        <table:table-row table:style-name="ro41">
          <table:covered-table-cell table:style-name="ce45"/>
          <table:covered-table-cell table:style-name="ce51"/>
          <table:table-cell table:style-name="ce57" office:value-type="float" office:value="34">
            <text:p>34</text:p>
          </table:table-cell>
          <table:table-cell table:style-name="ce68" office:value-type="string">
            <text:p>maintenanceAndUpdateFrequency</text:p>
          </table:table-cell>
          <table:table-cell table:style-name="ce68" office:value-type="string">
            <text:p>Maintenance and update frequency</text:p>
          </table:table-cell>
          <table:table-cell table:style-name="ce77" office:value-type="string">
            <text:p>Fréquence mise à jour</text:p>
          </table:table-cell>
          <table:table-cell table:style-name="ce79" office:value-type="string">
            <text:p>The frequency with which changes and additions are made to the resource after the initial resource is completed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9" office:value-type="string">
            <text:p>CodeList</text:p>
            <text:p>napMD_MaintenanceFrequencyCodeCodeList</text:p>
            <text:p>napMD_MaintenanceFrequencyCode</text:p>
          </table:table-cell>
          <table:table-cell table:style-name="ce79"/>
          <table:table-cell table:number-columns-repeated="1013"/>
        </table:table-row>
        <table:table-row table:style-name="ro40">
          <table:covered-table-cell table:style-name="ce45"/>
          <table:covered-table-cell table:style-name="ce51"/>
          <table:table-cell table:style-name="ce57" office:value-type="float" office:value="35">
            <text:p>35</text:p>
          </table:table-cell>
          <table:table-cell table:style-name="ce68" office:value-type="string">
            <text:p>licence</text:p>
          </table:table-cell>
          <table:table-cell table:style-name="ce68" office:value-type="string">
            <text:p>Licence</text:p>
          </table:table-cell>
          <table:table-cell table:style-name="ce77" office:value-type="string">
            <text:p>Licence</text:p>
          </table:table-cell>
          <table:table-cell table:style-name="ce79" office:value-type="string">
            <text:p>The limitations or constraints on the use of the resource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ca-ogl-lgo</text:p>
          </table:table-cell>
          <table:table-cell table:number-columns-repeated="1013"/>
        </table:table-row>
        <table:table-row table:style-name="ro47">
          <table:table-cell table:style-name="ce46" office:value-type="string" table:number-columns-spanned="2" table:number-rows-spanned="1">
            <text:p>Reference System Identifier</text:p>
          </table:table-cell>
          <table:covered-table-cell table:style-name="ce53"/>
          <table:table-cell table:style-name="ce57" office:value-type="float" office:value="36">
            <text:p>36</text:p>
          </table:table-cell>
          <table:table-cell table:style-name="ce68" office:value-type="string">
            <text:p>referenceSystemInformation</text:p>
          </table:table-cell>
          <table:table-cell table:style-name="ce68" office:value-type="string">
            <text:p>Reference system information</text:p>
          </table:table-cell>
          <table:table-cell table:style-name="ce77" office:value-type="string">
            <text:p>Information système référence</text:p>
          </table:table-cell>
          <table:table-cell table:style-name="ce78" office:value-type="string">
            <text:p>Name of reference system (includes code, codespace and version)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3"/>
          <table:table-cell table:style-name="ce83" office:value-type="string">
            <text:p>Mandatory if spatialRepresentationType in Data Identification is 'vector', 'grid' or 'tin'</text:p>
          </table:table-cell>
          <table:table-cell table:number-columns-repeated="1013"/>
        </table:table-row>
        <table:table-row table:style-name="ro41">
          <table:table-cell table:style-name="ce47" office:value-type="string" table:number-columns-spanned="1" table:number-rows-spanned="9">
            <text:p>Distribution Information</text:p>
          </table:table-cell>
          <table:table-cell/>
          <table:table-cell table:style-name="ce57" office:value-type="string">
            <text:p>37e</text:p>
          </table:table-cell>
          <table:table-cell table:style-name="ce70" office:value-type="string">
            <text:p>distributorEnglish</text:p>
          </table:table-cell>
          <table:table-cell table:style-name="ce70" office:value-type="string">
            <text:p>Distributor english</text:p>
          </table:table-cell>
          <table:table-cell table:style-name="ce70" office:value-type="string">
            <text:p>Distributeur anglais</text:p>
          </table:table-cell>
          <table:table-cell table:style-name="ce78" office:value-type="string">
            <text:p>Information on party responsible for dataset distribution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83" office:value-type="string">
            <text:p>If distributor name or position name is not know then organization name is required.</text:p>
          </table:table-cell>
          <table:table-cell table:number-columns-repeated="1013"/>
        </table:table-row>
        <table:table-row table:style-name="ro41">
          <table:covered-table-cell table:style-name="ce48"/>
          <table:table-cell/>
          <table:table-cell table:style-name="ce57" office:value-type="string">
            <text:p>37f</text:p>
          </table:table-cell>
          <table:table-cell table:style-name="ce70" office:value-type="string">
            <text:p>distributorFrench</text:p>
          </table:table-cell>
          <table:table-cell table:style-name="ce70" office:value-type="string">
            <text:p>Distributor french</text:p>
          </table:table-cell>
          <table:table-cell table:style-name="ce70" office:value-type="string">
            <text:p>Distributeur francais</text:p>
          </table:table-cell>
          <table:table-cell table:style-name="ce78" office:value-type="string">
            <text:p>Information on party responsible for dataset distribution. 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79" office:value-type="string">
            <text:p>free text (CharacterString)</text:p>
          </table:table-cell>
          <table:table-cell table:style-name="ce83" office:value-type="string">
            <text:p>If distributor name or position name is not know then organization name is required.</text:p>
          </table:table-cell>
          <table:table-cell table:number-columns-repeated="1013"/>
        </table:table-row>
        <table:table-row table:style-name="ro40">
          <table:covered-table-cell table:style-name="ce48"/>
          <table:table-cell/>
          <table:table-cell table:style-name="ce57" office:value-type="float" office:value="38">
            <text:p>38</text:p>
          </table:table-cell>
          <table:table-cell table:style-name="ce71" office:value-type="string">
            <text:p>catalogueType</text:p>
          </table:table-cell>
          <table:table-cell table:style-name="ce71" office:value-type="string">
            <text:p>Catalogue type</text:p>
          </table:table-cell>
          <table:table-cell table:style-name="ce78" office:value-type="string">
            <text:p>Type catalogue</text:p>
          </table:table-cell>
          <table:table-cell table:style-name="ce79" office:value-type="string">
            <text:p>The type of catalogue to which the metadata record belongs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Single</text:p>
          </table:table-cell>
          <table:table-cell table:style-name="ce89" office:value-type="string">
            <text:p>Controlled Vocabulary (CKAN derived)</text:p>
          </table:table-cell>
          <table:table-cell table:style-name="ce79"/>
          <table:table-cell table:number-columns-repeated="1013"/>
        </table:table-row>
        <table:table-row table:style-name="ro40">
          <table:covered-table-cell table:style-name="ce48"/>
          <table:table-cell table:style-name="ce54" office:value-type="string" table:number-columns-spanned="1" table:number-rows-spanned="6">
            <text:p>Dataset Resource</text:p>
          </table:table-cell>
          <table:table-cell table:style-name="ce57" office:value-type="string">
            <text:p>39e</text:p>
          </table:table-cell>
          <table:table-cell table:style-name="ce69" office:value-type="string">
            <text:p>ResourceNameEnglish</text:p>
          </table:table-cell>
          <table:table-cell table:style-name="ce69" office:value-type="string">
            <text:p>Resource name english</text:p>
          </table:table-cell>
          <table:table-cell table:style-name="ce69" office:value-type="string">
            <text:p>Nom ressource anglais</text:p>
          </table:table-cell>
          <table:table-cell table:style-name="ce78" office:value-type="string">
            <text:p>The title of the resource, in english (i.e. Dataset, Data Dictionary)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free text (CharacterString)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8"/>
          <table:covered-table-cell table:style-name="ce55"/>
          <table:table-cell table:style-name="ce57" office:value-type="string">
            <text:p>39f</text:p>
          </table:table-cell>
          <table:table-cell table:style-name="ce69" office:value-type="string">
            <text:p>ResourceNameFrench</text:p>
          </table:table-cell>
          <table:table-cell table:style-name="ce69" office:value-type="string">
            <text:p>Resource name french</text:p>
          </table:table-cell>
          <table:table-cell table:style-name="ce69" office:value-type="string">
            <text:p>Nom ressource francais</text:p>
          </table:table-cell>
          <table:table-cell table:style-name="ce78" office:value-type="string">
            <text:p>The title of the resource, in french (i.e. Dataset, Data Dictionary)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free text (CharacterString)</text:p>
          </table:table-cell>
          <table:table-cell table:style-name="ce83"/>
          <table:table-cell table:number-columns-repeated="1013"/>
        </table:table-row>
        <table:table-row table:style-name="ro40">
          <table:covered-table-cell table:style-name="ce48"/>
          <table:covered-table-cell table:style-name="ce55"/>
          <table:table-cell table:style-name="ce57" office:value-type="float" office:value="40">
            <text:p>40</text:p>
          </table:table-cell>
          <table:table-cell table:style-name="ce68" office:value-type="string">
            <text:p>accessURL</text:p>
          </table:table-cell>
          <table:table-cell table:style-name="ce68" office:value-type="string">
            <text:p>Access URL</text:p>
          </table:table-cell>
          <table:table-cell table:style-name="ce77" office:value-type="string">
            <text:p>URL accès</text:p>
          </table:table-cell>
          <table:table-cell table:style-name="ce79" office:value-type="string">
            <text:p>The electronic location where the resource can be found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URL</text:p>
          </table:table-cell>
          <table:table-cell table:style-name="ce79" office:value-type="string">
            <text:p>http://www.ec.gc.ca/dataset</text:p>
          </table:table-cell>
          <table:table-cell table:number-columns-repeated="1013"/>
        </table:table-row>
        <table:table-row table:style-name="ro42">
          <table:covered-table-cell table:style-name="ce48"/>
          <table:covered-table-cell table:style-name="ce55"/>
          <table:table-cell table:style-name="ce57" office:value-type="float" office:value="41">
            <text:p>41</text:p>
          </table:table-cell>
          <table:table-cell table:style-name="ce68" office:value-type="string">
            <text:p>format</text:p>
          </table:table-cell>
          <table:table-cell table:style-name="ce68" office:value-type="string">
            <text:p>Format</text:p>
          </table:table-cell>
          <table:table-cell table:style-name="ce77" office:value-type="string">
            <text:p>Nom format</text:p>
          </table:table-cell>
          <table:table-cell table:style-name="ce79" office:value-type="string">
            <text:p>Name of the resource's data transfer format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free text (CharacterString)</text:p>
          </table:table-cell>
          <table:table-cell table:style-name="ce79" office:value-type="string">
            <text:p>xml</text:p>
          </table:table-cell>
          <table:table-cell table:number-columns-repeated="1013"/>
        </table:table-row>
        <table:table-row table:style-name="ro42">
          <table:covered-table-cell table:style-name="ce48"/>
          <table:covered-table-cell table:style-name="ce55"/>
          <table:table-cell table:style-name="ce57" office:value-type="float" office:value="42">
            <text:p>42</text:p>
          </table:table-cell>
          <table:table-cell table:style-name="ce57" office:value-type="string">
            <text:p>language</text:p>
          </table:table-cell>
          <table:table-cell table:style-name="ce57" office:value-type="string">
            <text:p>Language</text:p>
          </table:table-cell>
          <table:table-cell table:style-name="ce74" office:value-type="string">
            <text:p>Langue</text:p>
          </table:table-cell>
          <table:table-cell table:style-name="ce79" office:value-type="string">
            <text:p>The language of the resource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83" office:value-type="string">
            <text:p><text:s/>ISO 639- 2/T and country code</text:p>
          </table:table-cell>
          <table:table-cell table:style-name="ce79" office:value-type="string">
            <text:p>eng: CAN</text:p>
          </table:table-cell>
          <table:table-cell table:number-columns-repeated="1013"/>
        </table:table-row>
        <table:table-row table:style-name="ro42">
          <table:covered-table-cell table:style-name="ce49"/>
          <table:covered-table-cell table:style-name="ce56"/>
          <table:table-cell table:style-name="ce57" office:value-type="float" office:value="43">
            <text:p>43</text:p>
          </table:table-cell>
          <table:table-cell table:style-name="ce68" office:value-type="string">
            <text:p>contentType</text:p>
          </table:table-cell>
          <table:table-cell table:style-name="ce68" office:value-type="string">
            <text:p>Content type</text:p>
          </table:table-cell>
          <table:table-cell table:style-name="ce77" office:value-type="string">
            <text:p>Type de contenu</text:p>
          </table:table-cell>
          <table:table-cell table:style-name="ce79" office:value-type="string">
            <text:p>The type of resource.</text:p>
          </table:table-cell>
          <table:table-cell table:style-name="ce79" office:value-type="string">
            <text:p>Mandatory</text:p>
          </table:table-cell>
          <table:table-cell table:style-name="ce79" office:value-type="string">
            <text:p>Repeatable</text:p>
          </table:table-cell>
          <table:table-cell table:style-name="ce79" office:value-type="string">
            <text:p>Controlled Vocabulary (to be defined)</text:p>
          </table:table-cell>
          <table:table-cell table:style-name="ce79"/>
          <table:table-cell table:number-columns-repeated="101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Proposed Mapping" table:style-name="ta3" table:print="false">
        <table:table-column table:style-name="co16" table:number-columns-repeated="9" table:default-cell-style-name="ce94"/>
        <table:table-column table:style-name="co16" table:default-cell-style-name="ce105"/>
        <table:table-column table:style-name="co17" table:default-cell-style-name="ce94"/>
        <table:table-column table:style-name="co16" table:number-columns-repeated="1013" table:default-cell-style-name="ce94"/>
        <table:table-row table:style-name="ro48">
          <table:table-cell table:style-name="ce93" office:value-type="string">
            <text:p>Metadata Mapping :NAP ISO:19115 to Open Geo Data MES</text:p>
          </table:table-cell>
          <table:table-cell table:number-columns-repeated="1023"/>
        </table:table-row>
        <table:table-row table:style-name="ro49">
          <table:table-cell table:number-columns-repeated="7"/>
          <table:table-cell table:style-name="ce154" table:number-columns-repeated="2"/>
          <table:table-cell/>
          <table:table-cell table:style-name="ce164"/>
          <table:table-cell table:number-columns-repeated="1013"/>
        </table:table-row>
        <table:table-row table:style-name="ro49">
          <table:table-cell table:style-name="ce95" office:value-type="string">
            <text:p>NAP ISO: 19115</text:p>
          </table:table-cell>
          <table:table-cell table:style-name="ce105" table:number-columns-repeated="8"/>
          <table:table-cell/>
          <table:table-cell table:style-name="ce165" office:value-type="string">
            <text:p>OGDMES</text:p>
          </table:table-cell>
          <table:table-cell table:number-columns-repeated="1013"/>
        </table:table-row>
        <table:table-row table:style-name="ro49">
          <table:table-cell table:style-name="ce95"/>
          <table:table-cell table:style-name="ce105" table:number-columns-repeated="8"/>
          <table:table-cell/>
          <table:table-cell table:style-name="ce166" office:value-type="string">
            <text:p>Common Core</text:p>
          </table:table-cell>
          <table:table-cell table:number-columns-repeated="1013"/>
        </table:table-row>
        <table:table-row table:style-name="ro49">
          <table:table-cell table:style-name="ce95"/>
          <table:table-cell table:style-name="ce105" table:number-columns-repeated="8"/>
          <table:table-cell/>
          <table:table-cell table:style-name="ce164"/>
          <table:table-cell table:number-columns-repeated="1013"/>
        </table:table-row>
        <table:table-row table:style-name="ro49">
          <table:table-cell table:style-name="ce96" office:value-type="string">
            <text:p>Metadata Class</text:p>
          </table:table-cell>
          <table:table-cell table:style-name="ce106" office:value-type="string" table:number-columns-spanned="8" table:number-rows-spanned="1">
            <text:p>Metadata Item</text:p>
          </table:table-cell>
          <table:covered-table-cell table:number-columns-repeated="6" table:style-name="ce118"/>
          <table:covered-table-cell table:style-name="ce155"/>
          <table:table-cell/>
          <table:table-cell table:style-name="ce167" office:value-type="string">
            <text:p>Metadata Element</text:p>
          </table:table-cell>
          <table:table-cell table:number-columns-repeated="1013"/>
        </table:table-row>
        <table:table-row table:style-name="ro39">
          <table:table-cell table:style-name="ce97" office:value-type="string" table:number-columns-spanned="1" table:number-rows-spanned="26">
            <text:p>Metadata Record Information</text:p>
          </table:table-cell>
          <table:table-cell table:style-name="ce107" office:value-type="string">
            <text:p>fileIdentifier</text:p>
          </table:table-cell>
          <table:table-cell table:style-name="ce119"/>
          <table:table-cell table:style-name="ce129" table:number-columns-repeated="5"/>
          <table:table-cell table:style-name="ce156"/>
          <table:table-cell table:style-name="ce121"/>
          <table:table-cell table:style-name="ce168" office:value-type="string">
            <text:p>File Identifier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08" office:value-type="string">
            <text:p>language</text:p>
          </table:table-cell>
          <table:table-cell table:style-name="ce120"/>
          <table:table-cell table:style-name="ce121" table:number-columns-repeated="5"/>
          <table:table-cell table:style-name="ce157"/>
          <table:table-cell table:style-name="ce121"/>
          <table:table-cell table:style-name="ce169" office:value-type="string">
            <text:p>Metadata Record Language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08" office:value-type="string">
            <text:p>characterSet</text:p>
          </table:table-cell>
          <table:table-cell table:style-name="ce121" table:number-columns-repeated="6"/>
          <table:table-cell table:style-name="ce157"/>
          <table:table-cell table:style-name="ce160"/>
          <table:table-cell table:style-name="ce170" office:value-type="string">
            <text:p>Character Set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08" office:value-type="string">
            <text:p>parentIdentifier</text:p>
          </table:table-cell>
          <table:table-cell table:style-name="ce121" table:number-columns-repeated="6"/>
          <table:table-cell table:style-name="ce157"/>
          <table:table-cell table:style-name="ce160"/>
          <table:table-cell table:style-name="ce170" office:value-type="string">
            <text:p>Parent Identifier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08" office:value-type="string">
            <text:p>hierarchylevel</text:p>
          </table:table-cell>
          <table:table-cell table:style-name="ce122"/>
          <table:table-cell table:style-name="ce121" table:number-columns-repeated="5"/>
          <table:table-cell table:style-name="ce157"/>
          <table:table-cell table:style-name="ce160"/>
          <table:table-cell table:style-name="ce170" office:value-type="string">
            <text:p>Hierarchy Level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09" office:value-type="string" table:number-columns-spanned="1" table:number-rows-spanned="16">
            <text:p>contact</text:p>
            <text:p/>
            <text:p>Responsible Party (CI_ResponsibleParty)contact</text:p>
            <text:p/>
            <text:p>Responsible Party (CI_ResponsibleParty)contact</text:p>
            <text:p/>
            <text:p>Responsible Party (CI_ResponsibleParty)contact</text:p>
            <text:p/>
            <text:p>Responsible Party (CI_ResponsibleParty)</text:p>
          </table:table-cell>
          <table:table-cell table:style-name="ce108" office:value-type="string">
            <text:p>individualName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60"/>
          <table:table-cell table:style-name="ce171" office:value-type="string" table:number-columns-spanned="1" table:number-rows-spanned="16">
            <text:p>Metadata Record Contact Information</text:p>
          </table:table-cell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table-cell table:style-name="ce108" office:value-type="string">
            <text:p>organizationName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60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table-cell table:style-name="ce108" office:value-type="string">
            <text:p>positionName</text:p>
          </table:table-cell>
          <table:table-cell table:style-name="ce130"/>
          <table:table-cell table:style-name="ce122"/>
          <table:table-cell table:style-name="ce121" table:number-columns-repeated="3"/>
          <table:table-cell table:style-name="ce157"/>
          <table:table-cell table:style-name="ce160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table-cell table:style-name="ce123" office:value-type="string" table:number-columns-spanned="1" table:number-rows-spanned="12">
            <text:p>contactInformation</text:p>
          </table:table-cell>
          <table:table-cell table:style-name="ce131" office:value-type="string" table:number-columns-spanned="1" table:number-rows-spanned="2">
            <text:p>phone</text:p>
          </table:table-cell>
          <table:table-cell table:style-name="ce108" office:value-type="string">
            <text:p>voice</text:p>
          </table:table-cell>
          <table:table-cell table:style-name="ce121" table:number-columns-repeated="3"/>
          <table:table-cell table:style-name="ce157"/>
          <table:table-cell table:style-name="ce161" table:number-columns-spanned="1" table:number-rows-spanned="1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facsimile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table-cell table:style-name="ce131" office:value-type="string" table:number-columns-spanned="1" table:number-rows-spanned="6">
            <text:p>address</text:p>
          </table:table-cell>
          <table:table-cell table:style-name="ce108" office:value-type="string">
            <text:p>deliveryPoint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city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administrativeArea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postalCode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country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1"/>
          <table:table-cell table:style-name="ce108" office:value-type="string">
            <text:p>electronicMailAddress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table-cell table:style-name="ce132" office:value-type="string" table:number-columns-spanned="1" table:number-rows-spanned="4">
            <text:p>onlineResource</text:p>
          </table:table-cell>
          <table:table-cell table:style-name="ce108" office:value-type="string">
            <text:p>linkage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2"/>
          <table:table-cell table:style-name="ce108" office:value-type="string">
            <text:p>protocol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2"/>
          <table:table-cell table:style-name="ce108" office:value-type="string">
            <text:p>name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covered-table-cell table:style-name="ce123"/>
          <table:covered-table-cell table:style-name="ce132"/>
          <table:table-cell table:style-name="ce108" office:value-type="string">
            <text:p>description</text:p>
          </table:table-cell>
          <table:table-cell table:style-name="ce121" table:number-columns-repeated="3"/>
          <table:table-cell table:style-name="ce157"/>
          <table:covered-table-cell table:style-name="ce162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covered-table-cell table:style-name="ce109"/>
          <table:table-cell table:style-name="ce110" office:value-type="string">
            <text:p>role</text:p>
          </table:table-cell>
          <table:table-cell table:style-name="ce121" table:number-columns-repeated="5"/>
          <table:table-cell table:style-name="ce157"/>
          <table:table-cell table:style-name="ce163"/>
          <table:covered-table-cell table:style-name="ce171"/>
          <table:table-cell table:number-columns-repeated="1013"/>
        </table:table-row>
        <table:table-row table:style-name="ro39">
          <table:covered-table-cell table:style-name="ce98"/>
          <table:table-cell table:style-name="ce110" office:value-type="string">
            <text:p>dateStamp</text:p>
          </table:table-cell>
          <table:table-cell table:style-name="ce121" table:number-columns-repeated="6"/>
          <table:table-cell table:style-name="ce157"/>
          <table:table-cell table:style-name="ce121"/>
          <table:table-cell table:style-name="ce172" office:value-type="string">
            <text:p>Metadata Record - Date Stamp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10" office:value-type="string">
            <text:p>metadataStandardName</text:p>
          </table:table-cell>
          <table:table-cell table:style-name="ce121" table:number-columns-repeated="6"/>
          <table:table-cell table:style-name="ce157"/>
          <table:table-cell table:style-name="ce121"/>
          <table:table-cell table:style-name="ce172" office:value-type="string">
            <text:p>Metadata Standard Name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10" office:value-type="string">
            <text:p>datasetURI</text:p>
          </table:table-cell>
          <table:table-cell table:style-name="ce121" table:number-columns-repeated="6"/>
          <table:table-cell table:style-name="ce157"/>
          <table:table-cell table:style-name="ce121"/>
          <table:table-cell table:style-name="ce172" office:value-type="string">
            <text:p>Metadata URI</text:p>
          </table:table-cell>
          <table:table-cell table:number-columns-repeated="1013"/>
        </table:table-row>
        <table:table-row table:style-name="ro39">
          <table:covered-table-cell table:style-name="ce98"/>
          <table:table-cell table:style-name="ce111" office:value-type="string" table:number-columns-spanned="1" table:number-rows-spanned="2">
            <text:p>locale</text:p>
          </table:table-cell>
          <table:table-cell table:style-name="ce110" office:value-type="string">
            <text:p>language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73" office:value-type="string" table:number-columns-spanned="1" table:number-rows-spanned="2">
            <text:p>Locale</text:p>
          </table:table-cell>
          <table:table-cell table:number-columns-repeated="1013"/>
        </table:table-row>
        <table:table-row table:style-name="ro39">
          <table:covered-table-cell table:style-name="ce99"/>
          <table:covered-table-cell table:style-name="ce111"/>
          <table:table-cell table:style-name="ce115" office:value-type="string">
            <text:p>characterEncoding</text:p>
          </table:table-cell>
          <table:table-cell table:style-name="ce133"/>
          <table:table-cell table:style-name="ce121" table:number-columns-repeated="4"/>
          <table:table-cell table:style-name="ce157"/>
          <table:table-cell table:style-name="ce121"/>
          <table:covered-table-cell table:style-name="ce173"/>
          <table:table-cell table:number-columns-repeated="1013"/>
        </table:table-row>
        <table:table-row table:style-name="ro39">
          <table:table-cell table:style-name="ce100" office:value-type="string" table:number-columns-spanned="1" table:number-rows-spanned="35">
            <text:p>Data Identification</text:p>
          </table:table-cell>
          <table:table-cell table:style-name="ce112" office:value-type="string" table:number-columns-spanned="1" table:number-rows-spanned="35">
            <text:p/>
            <text:p>Data Identification</text:p>
            <text:p>Data Identification</text:p>
            <text:p>Data Identification</text:p>
          </table:table-cell>
          <table:table-cell table:style-name="ce124" office:value-type="string" table:number-columns-spanned="1" table:number-rows-spanned="20">
            <text:p>citation</text:p>
          </table:table-cell>
          <table:table-cell table:style-name="ce115" office:value-type="string">
            <text:p>title</text:p>
          </table:table-cell>
          <table:table-cell table:style-name="ce121" table:number-columns-repeated="4"/>
          <table:table-cell table:style-name="ce157"/>
          <table:table-cell table:style-name="ce121"/>
          <table:table-cell table:style-name="ce174" office:value-type="string">
            <text:p>Titl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table-cell table:style-name="ce132" office:value-type="string" table:number-columns-spanned="1" table:number-rows-spanned="2">
            <text:p>date</text:p>
          </table:table-cell>
          <table:table-cell table:style-name="ce115" office:value-type="string">
            <text:p>date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74" office:value-type="string">
            <text:p>Date Published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4"/>
          <table:table-cell table:style-name="ce115" office:value-type="string">
            <text:p>dateType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74" office:value-type="string">
            <text:p>Date Modified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table-cell table:style-name="ce115" office:value-type="string">
            <text:p>identifier</text:p>
          </table:table-cell>
          <table:table-cell table:style-name="ce121" table:number-columns-repeated="4"/>
          <table:table-cell table:style-name="ce157"/>
          <table:table-cell table:style-name="ce121"/>
          <table:table-cell table:style-name="ce175" office:value-type="string">
            <text:p>Identifier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table-cell table:style-name="ce131" office:value-type="string" table:number-columns-spanned="1" table:number-rows-spanned="16">
            <text:p>citedResponsibleParty</text:p>
          </table:table-cell>
          <table:table-cell table:style-name="ce144" office:value-type="string" table:number-columns-spanned="1" table:number-rows-spanned="16">
            <text:p>ContactInformation</text:p>
          </table:table-cell>
          <table:table-cell table:style-name="ce110" office:value-type="string">
            <text:p>individualName</text:p>
          </table:table-cell>
          <table:table-cell table:style-name="ce120"/>
          <table:table-cell table:style-name="ce121"/>
          <table:table-cell table:style-name="ce157"/>
          <table:table-cell table:style-name="ce121"/>
          <table:table-cell table:style-name="ce176" office:value-type="string">
            <text:p>Individual Nam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table-cell table:style-name="ce110" office:value-type="string">
            <text:p>organizationName</text:p>
          </table:table-cell>
          <table:table-cell table:style-name="ce120"/>
          <table:table-cell table:style-name="ce121"/>
          <table:table-cell table:style-name="ce157"/>
          <table:table-cell table:style-name="ce121"/>
          <table:table-cell table:style-name="ce175" office:value-type="string">
            <text:p>Organisation Nam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table-cell table:style-name="ce110" office:value-type="string">
            <text:p>positionName</text:p>
          </table:table-cell>
          <table:table-cell table:style-name="ce130"/>
          <table:table-cell table:style-name="ce122"/>
          <table:table-cell table:style-name="ce157"/>
          <table:table-cell table:style-name="ce121"/>
          <table:table-cell table:style-name="ce175" office:value-type="string">
            <text:p>Position Nam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table-cell table:style-name="ce112" office:value-type="string" table:number-columns-spanned="1" table:number-rows-spanned="12">
            <text:p>contactInfo</text:p>
          </table:table-cell>
          <table:table-cell table:style-name="ce150" office:value-type="string" table:number-columns-spanned="1" table:number-rows-spanned="2">
            <text:p>phone</text:p>
          </table:table-cell>
          <table:table-cell table:style-name="ce110" office:value-type="string">
            <text:p>voice</text:p>
          </table:table-cell>
          <table:table-cell table:style-name="ce157"/>
          <table:table-cell table:style-name="ce121"/>
          <table:table-cell table:style-name="ce177" office:value-type="string" table:number-columns-spanned="1" table:number-rows-spanned="12">
            <text:p>Citation - Contact Information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1"/>
          <table:table-cell table:style-name="ce110" office:value-type="string">
            <text:p>facsimile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table-cell table:style-name="ce150" office:value-type="string" table:number-columns-spanned="1" table:number-rows-spanned="6">
            <text:p>address</text:p>
          </table:table-cell>
          <table:table-cell table:style-name="ce110" office:value-type="string">
            <text:p>deliveryPoint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10" office:value-type="string">
            <text:p>city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10" office:value-type="string">
            <text:p>administrativeArea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10" office:value-type="string">
            <text:p>postalCode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10" office:value-type="string">
            <text:p>country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1"/>
          <table:table-cell table:style-name="ce110" office:value-type="string">
            <text:p>electronicMailAddress</text:p>
          </table:table-cell>
          <table:table-cell table:style-name="ce157"/>
          <table:table-cell table:style-name="ce121"/>
          <table:covered-table-cell table:style-name="ce178"/>
          <table:table-cell table:number-columns-repeated="1013"/>
        </table:table-row>
        <table:table-row table:style-name="ro4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table-cell table:style-name="ce150" office:value-type="string" table:number-columns-spanned="1" table:number-rows-spanned="4">
            <text:p>onlineResource</text:p>
          </table:table-cell>
          <table:table-cell table:style-name="ce143" office:value-type="string">
            <text:p>linkage</text:p>
          </table:table-cell>
          <table:table-cell table:style-name="ce158"/>
          <table:table-cell table:style-name="ce121"/>
          <table:covered-table-cell table:style-name="ce178"/>
          <table:table-cell table:number-columns-repeated="1013"/>
        </table:table-row>
        <table:table-row table:style-name="ro4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43" office:value-type="string">
            <text:p>protocol</text:p>
          </table:table-cell>
          <table:table-cell table:style-name="ce158"/>
          <table:table-cell table:style-name="ce121"/>
          <table:covered-table-cell table:style-name="ce178"/>
          <table:table-cell table:number-columns-repeated="1013"/>
        </table:table-row>
        <table:table-row table:style-name="ro4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3"/>
          <table:covered-table-cell table:style-name="ce152"/>
          <table:table-cell table:style-name="ce143" office:value-type="string">
            <text:p>name</text:p>
          </table:table-cell>
          <table:table-cell table:style-name="ce158"/>
          <table:table-cell table:style-name="ce121"/>
          <table:covered-table-cell table:style-name="ce178"/>
          <table:table-cell table:number-columns-repeated="1013"/>
        </table:table-row>
        <table:table-row table:style-name="ro4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covered-table-cell table:style-name="ce114"/>
          <table:covered-table-cell table:style-name="ce151"/>
          <table:table-cell table:style-name="ce143" office:value-type="string">
            <text:p>description</text:p>
          </table:table-cell>
          <table:table-cell table:style-name="ce158"/>
          <table:table-cell table:style-name="ce121"/>
          <table:covered-table-cell table:style-name="ce179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1"/>
          <table:covered-table-cell table:style-name="ce144"/>
          <table:table-cell table:style-name="ce110" office:value-type="string">
            <text:p>role</text:p>
          </table:table-cell>
          <table:table-cell table:style-name="ce148"/>
          <table:table-cell table:style-name="ce121"/>
          <table:table-cell table:style-name="ce157"/>
          <table:table-cell table:style-name="ce121"/>
          <table:table-cell table:style-name="ce176" office:value-type="string">
            <text:p>Citation - Rol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15" office:value-type="string">
            <text:p>abstract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72" office:value-type="string">
            <text:p>Abstract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15" office:value-type="string">
            <text:p>status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72" office:value-type="string">
            <text:p>Status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15" office:value-type="string">
            <text:p>language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80" office:value-type="string">
            <text:p>Dataset Languag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15" office:value-type="string">
            <text:p>spatialRepresentialType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72" office:value-type="string">
            <text:p>Spatial Representation Typ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15" office:value-type="string">
            <text:p>topicCategory</text:p>
          </table:table-cell>
          <table:table-cell table:style-name="ce120"/>
          <table:table-cell table:style-name="ce121" table:number-columns-repeated="4"/>
          <table:table-cell table:style-name="ce157"/>
          <table:table-cell table:style-name="ce121"/>
          <table:table-cell table:style-name="ce180" office:value-type="string">
            <text:p>Topic Category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24" office:value-type="string" table:number-columns-spanned="1" table:number-rows-spanned="5">
            <text:p>extent</text:p>
          </table:table-cell>
          <table:table-cell table:style-name="ce132" office:value-type="string" table:number-columns-spanned="1" table:number-rows-spanned="4">
            <text:p>Geographic Bounding Box</text:p>
          </table:table-cell>
          <table:table-cell table:style-name="ce145" office:value-type="string">
            <text:p>westBoundingLongitude</text:p>
          </table:table-cell>
          <table:table-cell table:style-name="ce149" table:number-columns-repeated="2"/>
          <table:table-cell table:style-name="ce121"/>
          <table:table-cell table:style-name="ce157"/>
          <table:table-cell table:style-name="ce121"/>
          <table:table-cell table:style-name="ce181" office:value-type="string">
            <text:p>Geographic Bounding Box - westBoundingLongitud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2"/>
          <table:table-cell table:style-name="ce115" office:value-type="string">
            <text:p>eastBoundingLongitude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80" office:value-type="string">
            <text:p>Geographic Bounding Box - eastBoundingLongitud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2"/>
          <table:table-cell table:style-name="ce115" office:value-type="string">
            <text:p>southBoundingLatitude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80" office:value-type="string">
            <text:p>Geographic Bounding Box - southBoundingLatitud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covered-table-cell table:style-name="ce132"/>
          <table:table-cell table:style-name="ce115" office:value-type="string">
            <text:p>northBoundingLatitude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80" office:value-type="string">
            <text:p>Geographic Bounding Box - northBoundingLatitude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5"/>
          <table:table-cell table:style-name="ce115" office:value-type="string">
            <text:p>Temporal Element</text:p>
          </table:table-cell>
          <table:table-cell table:style-name="ce115" office:value-type="string">
            <text:p>extent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72" office:value-type="string">
            <text:p>Temporal Element</text:p>
          </table:table-cell>
          <table:table-cell table:number-columns-repeated="1013"/>
        </table:table-row>
        <table:table-row table:style-name="ro50">
          <table:covered-table-cell table:style-name="ce101"/>
          <table:covered-table-cell table:style-name="ce113"/>
          <table:table-cell table:style-name="ce126" office:value-type="string">
            <text:p>Resource Maintenance Information</text:p>
          </table:table-cell>
          <table:table-cell table:style-name="ce135" office:value-type="string">
            <text:p>MaintenanceAndUpdateFrequency</text:p>
          </table:table-cell>
          <table:table-cell table:style-name="ce121" table:number-columns-repeated="4"/>
          <table:table-cell table:style-name="ce157"/>
          <table:table-cell table:style-name="ce121"/>
          <table:table-cell table:style-name="ce182" office:value-type="string">
            <text:p>Maintenance and Update Frequency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27" office:value-type="string" table:number-columns-spanned="1" table:number-rows-spanned="2">
            <text:p>Descriptive Keywords</text:p>
          </table:table-cell>
          <table:table-cell table:style-name="ce115" office:value-type="string">
            <text:p>Keyword</text:p>
          </table:table-cell>
          <table:table-cell table:style-name="ce121" table:number-columns-repeated="4"/>
          <table:table-cell table:style-name="ce157"/>
          <table:table-cell table:style-name="ce121"/>
          <table:table-cell table:style-name="ce183" office:value-type="string" table:number-columns-spanned="1" table:number-rows-spanned="2">
            <text:p>Keywords</text:p>
          </table:table-cell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covered-table-cell table:style-name="ce128"/>
          <table:table-cell table:style-name="ce115" office:value-type="string">
            <text:p>thesaurusName</text:p>
          </table:table-cell>
          <table:table-cell table:style-name="ce121" table:number-columns-repeated="4"/>
          <table:table-cell table:style-name="ce157"/>
          <table:table-cell table:style-name="ce121"/>
          <table:covered-table-cell table:style-name="ce183"/>
          <table:table-cell table:number-columns-repeated="1013"/>
        </table:table-row>
        <table:table-row table:style-name="ro39">
          <table:covered-table-cell table:style-name="ce101"/>
          <table:covered-table-cell table:style-name="ce113"/>
          <table:table-cell table:style-name="ce127" office:value-type="string" table:number-columns-spanned="1" table:number-rows-spanned="2">
            <text:p>Resource Constraints</text:p>
          </table:table-cell>
          <table:table-cell table:style-name="ce136" office:value-type="string" table:number-columns-spanned="1" table:number-rows-spanned="2">
            <text:p>Legal Constraints and Secuirty Constraints</text:p>
          </table:table-cell>
          <table:table-cell table:style-name="ce115" office:value-type="string">
            <text:p>accessConstraints</text:p>
          </table:table-cell>
          <table:table-cell table:style-name="ce121" table:number-columns-repeated="3"/>
          <table:table-cell table:style-name="ce157"/>
          <table:table-cell table:style-name="ce121"/>
          <table:table-cell table:style-name="ce184" office:value-type="string" table:number-columns-spanned="1" table:number-rows-spanned="2">
            <text:p>Licence - Resource Constraints</text:p>
          </table:table-cell>
          <table:table-cell table:number-columns-repeated="1013"/>
        </table:table-row>
        <table:table-row table:style-name="ro39">
          <table:covered-table-cell table:style-name="ce102"/>
          <table:covered-table-cell table:style-name="ce114"/>
          <table:covered-table-cell table:style-name="ce127"/>
          <table:covered-table-cell table:style-name="ce137"/>
          <table:table-cell table:style-name="ce115" office:value-type="string">
            <text:p>useLimitations</text:p>
          </table:table-cell>
          <table:table-cell table:style-name="ce121" table:number-columns-repeated="3"/>
          <table:table-cell table:style-name="ce157"/>
          <table:table-cell table:style-name="ce121"/>
          <table:covered-table-cell table:style-name="ce184"/>
          <table:table-cell table:number-columns-repeated="1013"/>
        </table:table-row>
        <table:table-row table:style-name="ro39">
          <table:table-cell table:style-name="ce100" office:value-type="string" table:number-columns-spanned="1" table:number-rows-spanned="3">
            <text:p>Reference System Identifier</text:p>
          </table:table-cell>
          <table:table-cell table:style-name="ce115" office:value-type="string">
            <text:p>code</text:p>
          </table:table-cell>
          <table:table-cell table:style-name="ce121" table:number-columns-repeated="6"/>
          <table:table-cell table:style-name="ce157"/>
          <table:table-cell table:style-name="ce121"/>
          <table:table-cell table:style-name="ce183" office:value-type="string" table:number-columns-spanned="1" table:number-rows-spanned="3">
            <text:p>Reference System Identifier</text:p>
          </table:table-cell>
          <table:table-cell table:style-name="ce164"/>
          <table:table-cell table:number-columns-repeated="1012"/>
        </table:table-row>
        <table:table-row table:style-name="ro39">
          <table:covered-table-cell table:style-name="ce101"/>
          <table:table-cell table:style-name="ce115" office:value-type="string">
            <text:p>codespace</text:p>
          </table:table-cell>
          <table:table-cell table:style-name="ce121" table:number-columns-repeated="6"/>
          <table:table-cell table:style-name="ce157"/>
          <table:table-cell table:style-name="ce121"/>
          <table:covered-table-cell table:style-name="ce183"/>
          <table:table-cell table:style-name="ce164"/>
          <table:table-cell table:number-columns-repeated="1012"/>
        </table:table-row>
        <table:table-row table:style-name="ro39">
          <table:covered-table-cell table:style-name="ce102"/>
          <table:table-cell table:style-name="ce115" office:value-type="string">
            <text:p>version</text:p>
          </table:table-cell>
          <table:table-cell table:style-name="ce121"/>
          <table:table-cell table:style-name="ce138"/>
          <table:table-cell table:style-name="ce121" table:number-columns-repeated="4"/>
          <table:table-cell table:style-name="ce157"/>
          <table:table-cell table:style-name="ce121"/>
          <table:covered-table-cell table:style-name="ce183"/>
          <table:table-cell table:style-name="ce164"/>
          <table:table-cell table:number-columns-repeated="1012"/>
        </table:table-row>
        <table:table-row table:style-name="ro51">
          <table:table-cell table:style-name="ce103" office:value-type="string" table:number-columns-spanned="1" table:number-rows-spanned="22">
            <text:p>Distribution Information</text:p>
          </table:table-cell>
          <table:table-cell table:style-name="ce116" office:value-type="string" table:number-columns-spanned="1" table:number-rows-spanned="16">
            <text:p>Distributor</text:p>
            <text:p/>
            <text:p>Distributor</text:p>
            <text:p/>
            <text:p/>
          </table:table-cell>
          <table:table-cell table:style-name="ce127" office:value-type="string" table:number-columns-spanned="1" table:number-rows-spanned="16">
            <text:p/>
            <text:p/>
            <text:p>distributorContact</text:p>
            <text:p>Responsible Party (CI_ResponsibleParty)</text:p>
            <text:p/>
            <text:p>distributorContact</text:p>
            <text:p>Responsible Party (CI_ResponsibleParty)</text:p>
          </table:table-cell>
          <table:table-cell table:style-name="ce110" office:value-type="string">
            <text:p>individualName</text:p>
          </table:table-cell>
          <table:table-cell table:style-name="ce120"/>
          <table:table-cell table:style-name="ce121" table:number-columns-repeated="3"/>
          <table:table-cell table:style-name="ce157"/>
          <table:table-cell table:style-name="ce121"/>
          <table:table-cell table:style-name="ce185" office:value-type="string" table:number-columns-spanned="1" table:number-rows-spanned="16">
            <text:p>Distributor Contact Information</text:p>
          </table:table-cell>
          <table:table-cell table:style-name="ce164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table-cell table:style-name="ce110" office:value-type="string">
            <text:p>organizationName</text:p>
          </table:table-cell>
          <table:table-cell table:style-name="ce120"/>
          <table:table-cell table:style-name="ce121" table:number-columns-repeated="3"/>
          <table:table-cell table:style-name="ce157"/>
          <table:table-cell table:style-name="ce121"/>
          <table:covered-table-cell table:style-name="ce186"/>
          <table:table-cell table:style-name="ce164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table-cell table:style-name="ce110" office:value-type="string">
            <text:p>positionName</text:p>
          </table:table-cell>
          <table:table-cell table:style-name="ce130"/>
          <table:table-cell table:style-name="ce122"/>
          <table:table-cell table:style-name="ce121" table:number-columns-repeated="2"/>
          <table:table-cell table:style-name="ce157"/>
          <table:table-cell table:style-name="ce121"/>
          <table:covered-table-cell table:style-name="ce186"/>
          <table:table-cell table:style-name="ce164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table-cell table:style-name="ce132" office:value-type="string" table:number-columns-spanned="1" table:number-rows-spanned="12">
            <text:p>contactInfo</text:p>
          </table:table-cell>
          <table:table-cell table:style-name="ce144" office:value-type="string" table:number-columns-spanned="1" table:number-rows-spanned="2">
            <text:p>phone</text:p>
          </table:table-cell>
          <table:table-cell table:style-name="ce110" office:value-type="string">
            <text:p>voice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table-cell table:style-name="ce190" table:number-columns-spanned="1" table:number-rows-spanned="12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6"/>
          <table:table-cell table:style-name="ce110" office:value-type="string">
            <text:p>facsimile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table-cell table:style-name="ce144" office:value-type="string" table:number-columns-spanned="1" table:number-rows-spanned="6">
            <text:p>address</text:p>
          </table:table-cell>
          <table:table-cell table:style-name="ce110" office:value-type="string">
            <text:p>deliveryPoint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10" office:value-type="string">
            <text:p>city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10" office:value-type="string">
            <text:p>administrativeArea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10" office:value-type="string">
            <text:p>postalCode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51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10" office:value-type="string">
            <text:p>country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6"/>
          <table:table-cell table:style-name="ce110" office:value-type="string">
            <text:p>electronicMailAddress</text:p>
          </table:table-cell>
          <table:table-cell table:style-name="ce153"/>
          <table:table-cell table:style-name="ce121"/>
          <table:table-cell table:style-name="ce157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49">
          <table:covered-table-cell table:style-name="ce103"/>
          <table:covered-table-cell table:style-name="ce116"/>
          <table:covered-table-cell table:style-name="ce127"/>
          <table:covered-table-cell table:style-name="ce139"/>
          <table:table-cell table:style-name="ce144" office:value-type="string" table:number-columns-spanned="1" table:number-rows-spanned="4">
            <text:p>onlineResource</text:p>
          </table:table-cell>
          <table:table-cell table:style-name="ce143" office:value-type="string">
            <text:p>linkage</text:p>
          </table:table-cell>
          <table:table-cell table:style-name="ce153"/>
          <table:table-cell table:style-name="ce105"/>
          <table:table-cell table:style-name="ce158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4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43" office:value-type="string">
            <text:p>protocol</text:p>
          </table:table-cell>
          <table:table-cell table:style-name="ce153"/>
          <table:table-cell table:style-name="ce105"/>
          <table:table-cell table:style-name="ce158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49">
          <table:covered-table-cell table:style-name="ce103"/>
          <table:covered-table-cell table:style-name="ce116"/>
          <table:covered-table-cell table:style-name="ce127"/>
          <table:covered-table-cell table:style-name="ce139"/>
          <table:covered-table-cell table:style-name="ce147"/>
          <table:table-cell table:style-name="ce143" office:value-type="string">
            <text:p>name</text:p>
          </table:table-cell>
          <table:table-cell table:style-name="ce153"/>
          <table:table-cell table:style-name="ce105"/>
          <table:table-cell table:style-name="ce158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49">
          <table:covered-table-cell table:style-name="ce103"/>
          <table:covered-table-cell table:style-name="ce116"/>
          <table:covered-table-cell table:style-name="ce127"/>
          <table:covered-table-cell table:style-name="ce134"/>
          <table:covered-table-cell table:style-name="ce146"/>
          <table:table-cell table:style-name="ce143" office:value-type="string">
            <text:p>description</text:p>
          </table:table-cell>
          <table:table-cell table:style-name="ce153"/>
          <table:table-cell table:style-name="ce105"/>
          <table:table-cell table:style-name="ce158"/>
          <table:table-cell table:style-name="ce121"/>
          <table:covered-table-cell table:style-name="ce186"/>
          <table:covered-table-cell table:style-name="ce191"/>
          <table:table-cell table:number-columns-repeated="1012"/>
        </table:table-row>
        <table:table-row table:style-name="ro39">
          <table:covered-table-cell table:style-name="ce103"/>
          <table:covered-table-cell table:style-name="ce116"/>
          <table:covered-table-cell table:style-name="ce127"/>
          <table:table-cell table:style-name="ce110" office:value-type="string">
            <text:p>role</text:p>
          </table:table-cell>
          <table:table-cell table:style-name="ce148"/>
          <table:table-cell table:style-name="ce121" table:number-columns-repeated="3"/>
          <table:table-cell table:style-name="ce157"/>
          <table:table-cell table:style-name="ce121"/>
          <table:covered-table-cell table:style-name="ce187"/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table-cell table:style-name="ce112" office:value-type="string" table:number-columns-spanned="1" table:number-rows-spanned="6">
            <text:p>Distribution Format</text:p>
          </table:table-cell>
          <table:table-cell table:style-name="ce127" office:value-type="string" table:number-columns-spanned="1" table:number-rows-spanned="4">
            <text:p>Transfer Options</text:p>
          </table:table-cell>
          <table:table-cell table:style-name="ce140" office:value-type="string" table:number-columns-spanned="1" table:number-rows-spanned="4">
            <text:p>onlineResource</text:p>
          </table:table-cell>
          <table:table-cell table:style-name="ce143" office:value-type="string">
            <text:p>linkage</text:p>
          </table:table-cell>
          <table:table-cell table:style-name="ce105" table:number-columns-repeated="2"/>
          <table:table-cell table:style-name="ce121"/>
          <table:table-cell table:style-name="ce157"/>
          <table:table-cell table:style-name="ce121"/>
          <table:table-cell table:style-name="ce184" office:value-type="string" table:number-columns-spanned="1" table:number-rows-spanned="4">
            <text:p>Access URL</text:p>
          </table:table-cell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covered-table-cell table:style-name="ce113"/>
          <table:covered-table-cell table:style-name="ce125"/>
          <table:covered-table-cell table:style-name="ce141"/>
          <table:table-cell table:style-name="ce143" office:value-type="string">
            <text:p>protocol</text:p>
          </table:table-cell>
          <table:table-cell table:style-name="ce105" table:number-columns-repeated="2"/>
          <table:table-cell table:style-name="ce121"/>
          <table:table-cell table:style-name="ce157"/>
          <table:table-cell table:style-name="ce121"/>
          <table:covered-table-cell table:style-name="ce184"/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covered-table-cell table:style-name="ce113"/>
          <table:covered-table-cell table:style-name="ce125"/>
          <table:covered-table-cell table:style-name="ce141"/>
          <table:table-cell table:style-name="ce143" office:value-type="string">
            <text:p>name</text:p>
          </table:table-cell>
          <table:table-cell table:style-name="ce105" table:number-columns-repeated="2"/>
          <table:table-cell table:style-name="ce121"/>
          <table:table-cell table:style-name="ce157"/>
          <table:table-cell table:style-name="ce121"/>
          <table:covered-table-cell table:style-name="ce184"/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covered-table-cell table:style-name="ce113"/>
          <table:covered-table-cell table:style-name="ce128"/>
          <table:covered-table-cell table:style-name="ce142"/>
          <table:table-cell table:style-name="ce143" office:value-type="string">
            <text:p>description</text:p>
          </table:table-cell>
          <table:table-cell table:style-name="ce105" table:number-columns-repeated="3"/>
          <table:table-cell table:style-name="ce158"/>
          <table:table-cell/>
          <table:covered-table-cell table:style-name="ce184"/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covered-table-cell table:style-name="ce113"/>
          <table:table-cell table:style-name="ce127" office:value-type="string" table:number-columns-spanned="1" table:number-rows-spanned="2">
            <text:p>Distribution Format</text:p>
          </table:table-cell>
          <table:table-cell table:style-name="ce143" office:value-type="string">
            <text:p>name</text:p>
          </table:table-cell>
          <table:table-cell table:style-name="ce105" table:number-columns-repeated="4"/>
          <table:table-cell table:style-name="ce158"/>
          <table:table-cell/>
          <table:table-cell table:style-name="ce184" office:value-type="string" table:number-columns-spanned="1" table:number-rows-spanned="2">
            <text:p>Format</text:p>
          </table:table-cell>
          <table:table-cell table:style-name="ce164"/>
          <table:table-cell table:number-columns-repeated="1012"/>
        </table:table-row>
        <table:table-row table:style-name="ro49">
          <table:covered-table-cell table:style-name="ce103"/>
          <table:covered-table-cell table:style-name="ce114"/>
          <table:covered-table-cell table:style-name="ce127"/>
          <table:table-cell table:style-name="ce143" office:value-type="string">
            <text:p>version</text:p>
          </table:table-cell>
          <table:table-cell table:style-name="ce105" table:number-columns-repeated="4"/>
          <table:table-cell table:style-name="ce158"/>
          <table:table-cell/>
          <table:covered-table-cell table:style-name="ce184"/>
          <table:table-cell table:style-name="ce164"/>
          <table:table-cell table:number-columns-repeated="1012"/>
        </table:table-row>
        <table:table-row table:style-name="ro49">
          <table:table-cell table:style-name="ce104"/>
          <table:table-cell table:style-name="ce117" table:number-columns-repeated="7"/>
          <table:table-cell table:style-name="ce159"/>
          <table:table-cell/>
          <table:table-cell table:style-name="ce188" office:value-type="string">
            <text:p>Date Contributed * (autmoatically generated, not in NAP)</text:p>
          </table:table-cell>
          <table:table-cell table:style-name="ce164"/>
          <table:table-cell table:number-columns-repeated="1012"/>
        </table:table-row>
        <table:table-row table:style-name="ro49">
          <table:table-cell table:number-columns-repeated="7"/>
          <table:table-cell table:style-name="ce154" table:number-columns-repeated="2"/>
          <table:table-cell/>
          <table:table-cell table:style-name="ce188" office:value-type="string">
            <text:p>Content Type (in NAP ?)</text:p>
          </table:table-cell>
          <table:table-cell table:style-name="ce164"/>
          <table:table-cell table:number-columns-repeated="1012"/>
        </table:table-row>
        <table:table-row table:style-name="ro49">
          <table:table-cell table:number-columns-repeated="7"/>
          <table:table-cell table:style-name="ce154" table:number-columns-repeated="2"/>
          <table:table-cell/>
          <table:table-cell table:style-name="ce188" office:value-type="string">
            <text:p>Catalogue Type * (autmoatically generated, not in NAP)</text:p>
          </table:table-cell>
          <table:table-cell table:number-columns-repeated="1013"/>
        </table:table-row>
        <table:table-row table:style-name="ro52">
          <table:table-cell table:number-columns-repeated="7"/>
          <table:table-cell table:style-name="ce154" table:number-columns-repeated="2"/>
          <table:table-cell/>
          <table:table-cell table:style-name="ce189" office:value-type="string">
            <text:p>associationType</text:p>
          </table:table-cell>
          <table:table-cell table:number-columns-repeated="1013"/>
        </table:table-row>
        <table:table-row table:style-name="ro52">
          <table:table-cell table:number-columns-repeated="7"/>
          <table:table-cell table:style-name="ce154" table:number-columns-repeated="2"/>
          <table:table-cell table:style-name="ce94"/>
          <table:table-cell table:style-name="ce189" office:value-type="string">
            <text:p>aggregateDataSetIdentifier</text:p>
          </table:table-cell>
          <table:table-cell table:number-columns-repeated="1013"/>
        </table:table-row>
        <table:table-row table:style-name="ro49" table:number-rows-repeated="115">
          <table:table-cell table:number-columns-repeated="7"/>
          <table:table-cell table:style-name="ce154" table:number-columns-repeated="2"/>
          <table:table-cell table:style-name="ce94"/>
          <table:table-cell table:number-columns-repeated="1014"/>
        </table:table-row>
        <table:table-row table:style-name="ro49" table:number-rows-repeated="1048363">
          <table:table-cell table:number-columns-repeated="1024"/>
        </table:table-row>
        <table:table-row table:style-name="ro49">
          <table:table-cell table:number-columns-repeated="1024"/>
        </table:table-row>
        <table:named-expressions/>
      </table:table>
      <table:table table:name="CONTROLLED VOCABULARIES" table:style-name="ta4" table:print="false"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4" table:number-columns-repeated="1020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style-name="ce192" office:value-type="string">
            <text:p>Controlled Vocabularies</text:p>
          </table:table-cell>
          <table:table-cell table:style-name="ce222"/>
          <table:table-cell table:style-name="Normal_20_2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1">
          <table:table-cell table:style-name="ce193" office:value-type="string" table:number-columns-spanned="3" table:number-rows-spanned="1">
            <text:p>Citation - Organization Name</text:p>
          </table:table-cell>
          <table:covered-table-cell table:number-columns-repeated="2" table:style-name="ce193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194" office:value-type="string" table:number-columns-spanned="3" table:number-rows-spanned="1">
            <text:p>Source: <text:span text:style-name="T7">GC Registry of Applied Terms : http://www.tbs-sct.gc.ca/fip-pcim/reg-eng.aspSource: GC Registry of Applied Terms : http://www.tbs-sct.gc.ca/fip-pcim/reg-eng.asp</text:span></text:p>
          </table:table-cell>
          <table:covered-table-cell table:number-columns-repeated="2" table:style-name="ce19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194" office:value-type="string" table:number-columns-spanned="3" table:number-rows-spanned="1">
            <text:p>Source URL: <text:span text:style-name="T7">http://www.tbs-sct.gc.ca/fip-pcim/reg-eng.aspSource URL: http://www.tbs-sct.gc.ca/fip-pcim/reg-eng.asp</text:span></text:p>
          </table:table-cell>
          <table:covered-table-cell table:number-columns-repeated="2" table:style-name="ce194"/>
          <table:table-cell table:style-name="ce245" table:number-columns-repeated="2"/>
          <table:table-cell table:number-columns-repeated="1019"/>
        </table:table-row>
        <table:table-row table:style-name="ro2">
          <table:table-cell table:style-name="ce195" office:value-type="string" table:number-columns-spanned="3" table:number-rows-spanned="1">
            <text:p>Controlled Vocabulary</text:p>
          </table:table-cell>
          <table:covered-table-cell table:number-columns-repeated="2" table:style-name="ce195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6" office:value-type="string">
            <text:p>English</text:p>
          </table:table-cell>
          <table:table-cell table:style-name="ce196" office:value-type="string">
            <text:p>English Abbr.</text:p>
          </table:table-cell>
          <table:table-cell table:style-name="ce196" office:value-type="string">
            <text:p>French Abbr.</text:p>
          </table:table-cell>
          <table:table-cell table:style-name="ce196" office:value-type="string">
            <text:p>Department Identifier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7" office:value-type="string">
            <text:p>Aboriginal Affairs and Northern Development Canada</text:p>
          </table:table-cell>
          <table:table-cell table:style-name="ce223" office:value-type="string">
            <text:p>AANDC</text:p>
          </table:table-cell>
          <table:table-cell table:style-name="ce223" office:value-type="string">
            <text:p>AADNC</text:p>
          </table:table-cell>
          <table:table-cell table:style-name="ce223" office:value-type="float" office:value="249">
            <text:p>249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Agriculture and Agri-Food Canada</text:p>
          </table:table-cell>
          <table:table-cell table:style-name="ce224" office:value-type="string">
            <text:p>AAFC</text:p>
          </table:table-cell>
          <table:table-cell table:style-name="ce224" office:value-type="string">
            <text:p>AAC</text:p>
          </table:table-cell>
          <table:table-cell table:style-name="ce224" office:value-type="float" office:value="235">
            <text:p>23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Atlantic Canada Opportunities Agency</text:p>
          </table:table-cell>
          <table:table-cell table:style-name="ce224" office:value-type="string">
            <text:p>ACOA</text:p>
          </table:table-cell>
          <table:table-cell table:style-name="ce224" office:value-type="string">
            <text:p>APECA</text:p>
          </table:table-cell>
          <table:table-cell table:style-name="ce224" office:value-type="float" office:value="276">
            <text:p>27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Atlantic Pilotage Authority Canada</text:p>
          </table:table-cell>
          <table:table-cell table:number-columns-repeated="2" table:style-name="ce224" office:value-type="string">
            <text:p>APA</text:p>
          </table:table-cell>
          <table:table-cell table:style-name="ce224" office:value-type="float" office:value="221">
            <text:p>221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Atomic Energy of Canada Limited</text:p>
          </table:table-cell>
          <table:table-cell table:style-name="ce224" table:number-columns-repeated="2"/>
          <table:table-cell table:style-name="ce224" office:value-type="float" office:value="138">
            <text:p>13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Blue Water Bridge Canada</text:p>
          </table:table-cell>
          <table:table-cell table:style-name="ce224" office:value-type="string">
            <text:p>BWBC</text:p>
          </table:table-cell>
          <table:table-cell table:style-name="ce224" office:value-type="string">
            <text:p>PBWC</text:p>
          </table:table-cell>
          <table:table-cell table:style-name="ce224" office:value-type="float" office:value="103">
            <text:p>103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Business Development Bank of Canada</text:p>
          </table:table-cell>
          <table:table-cell table:number-columns-repeated="2" table:style-name="ce224" office:value-type="string">
            <text:p>BDC</text:p>
          </table:table-cell>
          <table:table-cell table:style-name="ce224" office:value-type="float" office:value="150">
            <text:p>15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a Border Services Agency</text:p>
          </table:table-cell>
          <table:table-cell table:style-name="ce224" office:value-type="string">
            <text:p>CBSA</text:p>
          </table:table-cell>
          <table:table-cell table:style-name="ce224" office:value-type="string">
            <text:p>ASFC</text:p>
          </table:table-cell>
          <table:table-cell table:style-name="ce224" office:value-type="float" office:value="229">
            <text:p>229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Deposit Insurance Corporation</text:p>
          </table:table-cell>
          <table:table-cell table:style-name="ce224" office:value-type="string">
            <text:p>CDIC</text:p>
          </table:table-cell>
          <table:table-cell table:style-name="ce224" office:value-type="string">
            <text:p>SADC</text:p>
          </table:table-cell>
          <table:table-cell table:style-name="ce224" office:value-type="float" office:value="273">
            <text:p>273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Development Investment Corporation</text:p>
          </table:table-cell>
          <table:table-cell table:number-columns-repeated="2" table:style-name="ce224" office:value-type="string">
            <text:p>CDEV</text:p>
          </table:table-cell>
          <table:table-cell table:style-name="ce224" office:value-type="float" office:value="148">
            <text:p>148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Emission Reduction Incentives Agency</text:p>
          </table:table-cell>
          <table:table-cell table:style-name="ce224" table:number-columns-repeated="2"/>
          <table:table-cell table:style-name="ce224" office:value-type="float" office:value="277">
            <text:p>277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Employment Insurance Commission</text:p>
          </table:table-cell>
          <table:table-cell table:style-name="ce224" office:value-type="string">
            <text:p>CEIC</text:p>
          </table:table-cell>
          <table:table-cell table:style-name="ce224" office:value-type="string">
            <text:p>CAEC</text:p>
          </table:table-cell>
          <table:table-cell table:style-name="ce224" office:value-type="float" office:value="196">
            <text:p>19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Employment Insurance Financing Board</text:p>
          </table:table-cell>
          <table:table-cell table:style-name="ce224" table:number-columns-repeated="2"/>
          <table:table-cell table:style-name="ce224" office:value-type="float" office:value="176">
            <text:p>17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Industrial Relations Board</text:p>
          </table:table-cell>
          <table:table-cell table:style-name="ce224" office:value-type="string">
            <text:p>CIRB</text:p>
          </table:table-cell>
          <table:table-cell table:style-name="ce224" office:value-type="string">
            <text:p>CCRI</text:p>
          </table:table-cell>
          <table:table-cell table:style-name="ce224" office:value-type="float" office:value="188">
            <text:p>18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a Lands Company Limited</text:p>
          </table:table-cell>
          <table:table-cell table:style-name="ce224" table:number-columns-repeated="2"/>
          <table:table-cell table:style-name="ce224" office:value-type="float" office:value="82">
            <text:p>82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Canada Mortgage and Housing Corporation</text:p>
          </table:table-cell>
          <table:table-cell table:style-name="ce224" office:value-type="string">
            <text:p>CMHC</text:p>
          </table:table-cell>
          <table:table-cell table:style-name="ce224" office:value-type="string">
            <text:p>SCHL</text:p>
          </table:table-cell>
          <table:table-cell table:style-name="ce224" office:value-type="float" office:value="87">
            <text:p>8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a Post</text:p>
          </table:table-cell>
          <table:table-cell table:style-name="ce224" office:value-type="string">
            <text:p>CPC</text:p>
          </table:table-cell>
          <table:table-cell table:style-name="ce224" office:value-type="string">
            <text:p>SCP</text:p>
          </table:table-cell>
          <table:table-cell table:style-name="ce224" office:value-type="float" office:value="83">
            <text:p>83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a Revenue Agency</text:p>
          </table:table-cell>
          <table:table-cell table:style-name="ce224" office:value-type="string">
            <text:p>CRA</text:p>
          </table:table-cell>
          <table:table-cell table:style-name="ce224" office:value-type="string">
            <text:p>ARC</text:p>
          </table:table-cell>
          <table:table-cell table:style-name="ce224" office:value-type="float" office:value="47">
            <text:p>4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a School of Public Service</text:p>
          </table:table-cell>
          <table:table-cell table:style-name="ce224" office:value-type="string">
            <text:p>CSPS</text:p>
          </table:table-cell>
          <table:table-cell table:style-name="ce224" office:value-type="string">
            <text:p>EFPC</text:p>
          </table:table-cell>
          <table:table-cell table:style-name="ce224" office:value-type="float" office:value="73">
            <text:p>73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a Science and Technology Museum</text:p>
          </table:table-cell>
          <table:table-cell table:style-name="ce224" office:value-type="string">
            <text:p>CSTM</text:p>
          </table:table-cell>
          <table:table-cell table:style-name="ce224" office:value-type="string">
            <text:p>MSTC</text:p>
          </table:table-cell>
          <table:table-cell table:style-name="ce224" office:value-type="float" office:value="202">
            <text:p>202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ian Air Transport Security Authority</text:p>
          </table:table-cell>
          <table:table-cell table:style-name="ce224" office:value-type="string">
            <text:p>CATSA</text:p>
          </table:table-cell>
          <table:table-cell table:style-name="ce224" office:value-type="string">
            <text:p>ACSTA</text:p>
          </table:table-cell>
          <table:table-cell table:style-name="ce224" office:value-type="float" office:value="250">
            <text:p>250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ian Artists and Producers Professional Relations Tribunal</text:p>
          </table:table-cell>
          <table:table-cell table:style-name="ce224" office:value-type="string">
            <text:p>CAPPRT</text:p>
          </table:table-cell>
          <table:table-cell table:style-name="ce224" office:value-type="string">
            <text:p>TCRPAP</text:p>
          </table:table-cell>
          <table:table-cell table:style-name="ce224" office:value-type="float" office:value="24">
            <text:p>24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ian Centre for Occupational Health and Safety</text:p>
          </table:table-cell>
          <table:table-cell table:style-name="ce224" office:value-type="string">
            <text:p>CCOHS</text:p>
          </table:table-cell>
          <table:table-cell table:style-name="ce224" office:value-type="string">
            <text:p>CCHST</text:p>
          </table:table-cell>
          <table:table-cell table:style-name="ce224" office:value-type="float" office:value="35">
            <text:p>3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Canadian Commercial Corporation</text:p>
          </table:table-cell>
          <table:table-cell table:number-columns-repeated="2" table:style-name="ce224" office:value-type="string">
            <text:p>CCC</text:p>
          </table:table-cell>
          <table:table-cell table:style-name="ce224" office:value-type="float" office:value="34">
            <text:p>34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Canadian Dairy Commission</text:p>
          </table:table-cell>
          <table:table-cell table:style-name="ce224" office:value-type="string">
            <text:p>CDC</text:p>
          </table:table-cell>
          <table:table-cell table:style-name="ce224" office:value-type="string">
            <text:p>CCL</text:p>
          </table:table-cell>
          <table:table-cell table:style-name="ce224" office:value-type="float" office:value="151">
            <text:p>151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Environmental Assessment Agency</text:p>
          </table:table-cell>
          <table:table-cell table:style-name="ce224" office:value-type="string">
            <text:p>CEAA</text:p>
          </table:table-cell>
          <table:table-cell table:style-name="ce224" office:value-type="string">
            <text:p>ACEE</text:p>
          </table:table-cell>
          <table:table-cell table:style-name="ce224" office:value-type="float" office:value="270">
            <text:p>270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Food Inspection Agency</text:p>
          </table:table-cell>
          <table:table-cell table:style-name="ce224" office:value-type="string">
            <text:p>CFIA</text:p>
          </table:table-cell>
          <table:table-cell table:style-name="ce224" office:value-type="string">
            <text:p>ACIA</text:p>
          </table:table-cell>
          <table:table-cell table:style-name="ce224" office:value-type="float" office:value="206">
            <text:p>20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Forces Grievance Board</text:p>
          </table:table-cell>
          <table:table-cell table:style-name="ce224" office:value-type="string">
            <text:p>CFGB</text:p>
          </table:table-cell>
          <table:table-cell table:style-name="ce224" office:value-type="string">
            <text:p>CGFC</text:p>
          </table:table-cell>
          <table:table-cell table:style-name="ce224" office:value-type="float" office:value="43">
            <text:p>4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Grain Commission</text:p>
          </table:table-cell>
          <table:table-cell table:style-name="ce224" office:value-type="string">
            <text:p>CGC</text:p>
          </table:table-cell>
          <table:table-cell table:style-name="ce224" office:value-type="string">
            <text:p>CCG</text:p>
          </table:table-cell>
          <table:table-cell table:style-name="ce224" office:value-type="float" office:value="169">
            <text:p>169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Heritage</text:p>
          </table:table-cell>
          <table:table-cell table:number-columns-repeated="2" table:style-name="ce224" office:value-type="string">
            <text:p>PCH</text:p>
          </table:table-cell>
          <table:table-cell table:style-name="ce224" office:value-type="float" office:value="16">
            <text:p>1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Human Rights Commission</text:p>
          </table:table-cell>
          <table:table-cell table:style-name="ce224" office:value-type="string">
            <text:p>CHRC</text:p>
          </table:table-cell>
          <table:table-cell table:style-name="ce224" office:value-type="string">
            <text:p>CCDP</text:p>
          </table:table-cell>
          <table:table-cell table:style-name="ce224" office:value-type="float" office:value="113">
            <text:p>113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Institutes of Health Research</text:p>
          </table:table-cell>
          <table:table-cell table:style-name="ce224" office:value-type="string">
            <text:p>CIHR</text:p>
          </table:table-cell>
          <table:table-cell table:style-name="ce224" office:value-type="string">
            <text:p>IRSC</text:p>
          </table:table-cell>
          <table:table-cell table:style-name="ce224" office:value-type="float" office:value="236">
            <text:p>23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Intergovernmental Conference Secretariat</text:p>
          </table:table-cell>
          <table:table-cell table:style-name="ce224" office:value-type="string">
            <text:p>CICS</text:p>
          </table:table-cell>
          <table:table-cell table:style-name="ce224" office:value-type="string">
            <text:p>SCIC</text:p>
          </table:table-cell>
          <table:table-cell table:style-name="ce224" office:value-type="float" office:value="274">
            <text:p>27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International Development Agency</text:p>
          </table:table-cell>
          <table:table-cell table:style-name="ce224" office:value-type="string">
            <text:p>CIDA</text:p>
          </table:table-cell>
          <table:table-cell table:style-name="ce224" office:value-type="string">
            <text:p>ACDI</text:p>
          </table:table-cell>
          <table:table-cell table:style-name="ce224" office:value-type="float" office:value="218">
            <text:p>218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International Trade Tribunal</text:p>
          </table:table-cell>
          <table:table-cell table:style-name="ce224" office:value-type="string">
            <text:p>CITT</text:p>
          </table:table-cell>
          <table:table-cell table:style-name="ce224" office:value-type="string">
            <text:p>TCCE</text:p>
          </table:table-cell>
          <table:table-cell table:style-name="ce224" office:value-type="float" office:value="175">
            <text:p>175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Museum for Human Rights</text:p>
          </table:table-cell>
          <table:table-cell table:style-name="ce224" office:value-type="string">
            <text:p>CMHR</text:p>
          </table:table-cell>
          <table:table-cell table:style-name="ce224" office:value-type="string">
            <text:p>MCDP</text:p>
          </table:table-cell>
          <table:table-cell table:style-name="ce224" office:value-type="float" office:value="267">
            <text:p>267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Museum of Civilization</text:p>
          </table:table-cell>
          <table:table-cell table:style-name="ce224" office:value-type="string">
            <text:p>CMC</text:p>
          </table:table-cell>
          <table:table-cell table:style-name="ce224" office:value-type="string">
            <text:p>MCC</text:p>
          </table:table-cell>
          <table:table-cell table:style-name="ce224" office:value-type="float" office:value="263">
            <text:p>263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Museum of Immigration at Pier 21</text:p>
          </table:table-cell>
          <table:table-cell table:style-name="ce224" office:value-type="string">
            <text:p>CMIP</text:p>
          </table:table-cell>
          <table:table-cell table:style-name="ce224" office:value-type="string">
            <text:p>MCIQ</text:p>
          </table:table-cell>
          <table:table-cell table:style-name="ce224"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Museum of Nature</text:p>
          </table:table-cell>
          <table:table-cell table:style-name="ce224" office:value-type="string">
            <text:p>CMN</text:p>
          </table:table-cell>
          <table:table-cell table:style-name="ce224" office:value-type="string">
            <text:p>MCN</text:p>
          </table:table-cell>
          <table:table-cell table:style-name="ce224" office:value-type="float" office:value="57">
            <text:p>57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Northern Economic Development Agency</text:p>
          </table:table-cell>
          <table:table-cell table:number-columns-repeated="2" table:style-name="ce224" office:value-type="string">
            <text:p>CanNor</text:p>
          </table:table-cell>
          <table:table-cell table:style-name="ce224" office:value-type="float" office:value="4">
            <text:p>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Nuclear Safety Commission</text:p>
          </table:table-cell>
          <table:table-cell table:style-name="ce224" office:value-type="string">
            <text:p>CNSC</text:p>
          </table:table-cell>
          <table:table-cell table:style-name="ce224" office:value-type="string">
            <text:p>CCSN</text:p>
          </table:table-cell>
          <table:table-cell table:style-name="ce224" office:value-type="float" office:value="58">
            <text:p>58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Polar Commission</text:p>
          </table:table-cell>
          <table:table-cell table:style-name="ce224" office:value-type="string">
            <text:p>POLAR</text:p>
          </table:table-cell>
          <table:table-cell table:style-name="ce224" office:value-type="string">
            <text:p>POLAIRE</text:p>
          </table:table-cell>
          <table:table-cell table:style-name="ce224" office:value-type="float" office:value="143">
            <text:p>143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Radio-television and Telecommunications Commission</text:p>
          </table:table-cell>
          <table:table-cell table:number-columns-repeated="2" table:style-name="ce224" office:value-type="string">
            <text:p>CRTC</text:p>
          </table:table-cell>
          <table:table-cell table:style-name="ce224" office:value-type="float" office:value="126">
            <text:p>12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anadian Security Intelligence Service</text:p>
          </table:table-cell>
          <table:table-cell table:style-name="ce224" office:value-type="string">
            <text:p>CSIS</text:p>
          </table:table-cell>
          <table:table-cell table:style-name="ce224" office:value-type="string">
            <text:p>SCRS</text:p>
          </table:table-cell>
          <table:table-cell table:style-name="ce224" office:value-type="float" office:value="90">
            <text:p>90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Space Agency</text:p>
          </table:table-cell>
          <table:table-cell table:style-name="ce224" office:value-type="string">
            <text:p>CSA</text:p>
          </table:table-cell>
          <table:table-cell table:style-name="ce224" office:value-type="string">
            <text:p>ASC</text:p>
          </table:table-cell>
          <table:table-cell table:style-name="ce224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Tourism Commission</text:p>
          </table:table-cell>
          <table:table-cell table:style-name="ce224" table:number-columns-repeated="2"/>
          <table:table-cell table:style-name="ce224" office:value-type="float" office:value="178">
            <text:p>178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anadian Transportation Agency</text:p>
          </table:table-cell>
          <table:table-cell table:style-name="ce224" office:value-type="string">
            <text:p>CTA</text:p>
          </table:table-cell>
          <table:table-cell table:style-name="ce224" office:value-type="string">
            <text:p>OTC</text:p>
          </table:table-cell>
          <table:table-cell table:style-name="ce224" office:value-type="float" office:value="124">
            <text:p>12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itizenship and Immigration Canada</text:p>
          </table:table-cell>
          <table:table-cell table:number-columns-repeated="2" table:style-name="ce224" office:value-type="string">
            <text:p>CIC</text:p>
          </table:table-cell>
          <table:table-cell table:style-name="ce224" office:value-type="float" office:value="94">
            <text:p>94</text:p>
          </table:table-cell>
          <table:table-cell table:number-columns-repeated="1020"/>
        </table:table-row>
        <table:table-row table:style-name="ro54">
          <table:table-cell table:style-name="ce198" office:value-type="string">
            <text:p>Commission for Public Complaints Against the Royal Canadian Mounted Police</text:p>
          </table:table-cell>
          <table:table-cell table:style-name="ce224" office:value-type="string">
            <text:p>CPC</text:p>
          </table:table-cell>
          <table:table-cell table:style-name="ce224" office:value-type="string">
            <text:p>CPP</text:p>
          </table:table-cell>
          <table:table-cell table:style-name="ce224" office:value-type="float" office:value="136">
            <text:p>13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ommunications Security Establishment Canada</text:p>
          </table:table-cell>
          <table:table-cell table:style-name="ce224" office:value-type="string">
            <text:p>CSEC</text:p>
          </table:table-cell>
          <table:table-cell table:style-name="ce224" office:value-type="string">
            <text:p>CSTC</text:p>
          </table:table-cell>
          <table:table-cell table:style-name="ce224" office:value-type="float" office:value="156">
            <text:p>156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opyright Board Canada</text:p>
          </table:table-cell>
          <table:table-cell table:style-name="ce224" office:value-type="string">
            <text:p>CB</text:p>
          </table:table-cell>
          <table:table-cell table:style-name="ce224" office:value-type="string">
            <text:p>CDA</text:p>
          </table:table-cell>
          <table:table-cell table:style-name="ce224" office:value-type="float" office:value="116">
            <text:p>116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Corporation for the Mitigation of Mackenzie Gas Project Impacts</text:p>
          </table:table-cell>
          <table:table-cell table:style-name="ce224" table:number-columns-repeated="2"/>
          <table:table-cell table:style-name="ce224"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orrectional Service of Canada</text:p>
          </table:table-cell>
          <table:table-cell table:style-name="ce224" office:value-type="string">
            <text:p>CSC</text:p>
          </table:table-cell>
          <table:table-cell table:style-name="ce224" office:value-type="string">
            <text:p>SCC</text:p>
          </table:table-cell>
          <table:table-cell table:style-name="ce224" office:value-type="float" office:value="193">
            <text:p>19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Courts Administration Service</text:p>
          </table:table-cell>
          <table:table-cell table:style-name="ce224" office:value-type="string">
            <text:p>CAS</text:p>
          </table:table-cell>
          <table:table-cell table:style-name="ce224" office:value-type="string">
            <text:p>SATJ</text:p>
          </table:table-cell>
          <table:table-cell table:style-name="ce224" office:value-type="float" office:value="228">
            <text:p>228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Defence Construction Canada</text:p>
          </table:table-cell>
          <table:table-cell table:style-name="ce224" office:value-type="string">
            <text:p>DCC</text:p>
          </table:table-cell>
          <table:table-cell table:style-name="ce224" office:value-type="string">
            <text:p>CDC</text:p>
          </table:table-cell>
          <table:table-cell table:style-name="ce224" office:value-type="float" office:value="28">
            <text:p>28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Department of Finance Canada</text:p>
          </table:table-cell>
          <table:table-cell table:number-columns-repeated="2" table:style-name="ce224" office:value-type="string">
            <text:p>FIN</text:p>
          </table:table-cell>
          <table:table-cell table:style-name="ce224" office:value-type="float" office:value="157">
            <text:p>157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Department of Justice Canada</text:p>
          </table:table-cell>
          <table:table-cell table:number-columns-repeated="2" table:style-name="ce224" office:value-type="string">
            <text:p>JUS</text:p>
          </table:table-cell>
          <table:table-cell table:style-name="ce224" office:value-type="float" office:value="119">
            <text:p>119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Department of Social Development</text:p>
          </table:table-cell>
          <table:table-cell table:style-name="ce224" table:number-columns-repeated="2"/>
          <table:table-cell table:style-name="ce224" office:value-type="float" office:value="55556">
            <text:p>55556</text:p>
          </table:table-cell>
          <table:table-cell table:number-columns-repeated="1020"/>
        </table:table-row>
        <table:table-row table:style-name="ro54">
          <table:table-cell table:style-name="ce198" office:value-type="string">
            <text:p>Economic Development Agency of Canada for the Regions of Quebec</text:p>
          </table:table-cell>
          <table:table-cell table:style-name="ce224" office:value-type="string">
            <text:p>CED</text:p>
          </table:table-cell>
          <table:table-cell table:style-name="ce224" office:value-type="string">
            <text:p>DEC</text:p>
          </table:table-cell>
          <table:table-cell table:style-name="ce224" office:value-type="float" office:value="93">
            <text:p>9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Elections Canada</text:p>
          </table:table-cell>
          <table:table-cell table:number-columns-repeated="2" table:style-name="ce224" office:value-type="string">
            <text:p>elections</text:p>
          </table:table-cell>
          <table:table-cell table:style-name="ce224" office:value-type="float" office:value="285">
            <text:p>285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Enterprise Cape Breton Corporation</text:p>
          </table:table-cell>
          <table:table-cell table:style-name="ce224" table:number-columns-repeated="2"/>
          <table:table-cell table:style-name="ce224" office:value-type="float" office:value="203">
            <text:p>20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Environment Canada</text:p>
          </table:table-cell>
          <table:table-cell table:number-columns-repeated="2" table:style-name="ce224" office:value-type="string">
            <text:p>EC</text:p>
          </table:table-cell>
          <table:table-cell table:style-name="ce224" office:value-type="float" office:value="99">
            <text:p>99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Export Development Canada</text:p>
          </table:table-cell>
          <table:table-cell table:number-columns-repeated="2" table:style-name="ce224" office:value-type="string">
            <text:p>EDC</text:p>
          </table:table-cell>
          <table:table-cell table:style-name="ce224" office:value-type="float" office:value="62">
            <text:p>62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Farm Credit Canada</text:p>
          </table:table-cell>
          <table:table-cell table:style-name="ce224" office:value-type="string">
            <text:p>FCC</text:p>
          </table:table-cell>
          <table:table-cell table:style-name="ce224" office:value-type="string">
            <text:p>FAC</text:p>
          </table:table-cell>
          <table:table-cell table:style-name="ce224" office:value-type="float" office:value="23">
            <text:p>2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Farm Products Council of Canada</text:p>
          </table:table-cell>
          <table:table-cell table:style-name="ce224" office:value-type="string">
            <text:p>FPCC</text:p>
          </table:table-cell>
          <table:table-cell table:style-name="ce224" office:value-type="string">
            <text:p>CPAC</text:p>
          </table:table-cell>
          <table:table-cell table:style-name="ce224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Federal Bridge Corporation</text:p>
          </table:table-cell>
          <table:table-cell table:style-name="ce224" office:value-type="string">
            <text:p>FBCL</text:p>
          </table:table-cell>
          <table:table-cell table:style-name="ce224" office:value-type="string">
            <text:p>SPFL</text:p>
          </table:table-cell>
          <table:table-cell table:style-name="ce224" office:value-type="float" office:value="254">
            <text:p>25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Federal Economic Development Agency for Southern Ontario</text:p>
          </table:table-cell>
          <table:table-cell table:number-columns-repeated="2" table:style-name="ce224" office:value-type="string">
            <text:p>FedDev Ontario</text:p>
          </table:table-cell>
          <table:table-cell table:style-name="ce224" office:value-type="float" office:value="21">
            <text:p>21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Financial Consumer Agency of Canada</text:p>
          </table:table-cell>
          <table:table-cell table:style-name="ce224" office:value-type="string">
            <text:p>FCAC</text:p>
          </table:table-cell>
          <table:table-cell table:style-name="ce224" office:value-type="string">
            <text:p>ACFC</text:p>
          </table:table-cell>
          <table:table-cell table:style-name="ce224" office:value-type="float" office:value="224">
            <text:p>224</text:p>
          </table:table-cell>
          <table:table-cell table:number-columns-repeated="1020"/>
        </table:table-row>
        <table:table-row table:style-name="ro54">
          <table:table-cell table:style-name="ce198" office:value-type="string">
            <text:p>Financial Transactions and Reports Analysis Centre of Canada</text:p>
          </table:table-cell>
          <table:table-cell table:style-name="ce224" office:value-type="string">
            <text:p>FINTRAC</text:p>
          </table:table-cell>
          <table:table-cell table:style-name="ce224" office:value-type="string">
            <text:p>CANAFE</text:p>
          </table:table-cell>
          <table:table-cell table:style-name="ce224" office:value-type="float" office:value="127">
            <text:p>127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First Nations Statistical Institute</text:p>
          </table:table-cell>
          <table:table-cell table:style-name="ce224" table:number-columns-repeated="2"/>
          <table:table-cell table:style-name="ce224" office:value-type="float" office:value="120">
            <text:p>120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Fisheries and Oceans Canada</text:p>
          </table:table-cell>
          <table:table-cell table:style-name="ce224" office:value-type="string">
            <text:p>DFO</text:p>
          </table:table-cell>
          <table:table-cell table:style-name="ce224" office:value-type="string">
            <text:p>MPO</text:p>
          </table:table-cell>
          <table:table-cell table:style-name="ce224" office:value-type="float" office:value="253">
            <text:p>253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Foreign Affairs and International Trade Canada</text:p>
          </table:table-cell>
          <table:table-cell table:style-name="ce224" office:value-type="string">
            <text:p>DFAIT</text:p>
          </table:table-cell>
          <table:table-cell table:style-name="ce224" office:value-type="string">
            <text:p>MAECI</text:p>
          </table:table-cell>
          <table:table-cell table:style-name="ce224" office:value-type="float" office:value="64">
            <text:p>6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Freshwater Fish Marketing Corporation</text:p>
          </table:table-cell>
          <table:table-cell table:style-name="ce224" office:value-type="string">
            <text:p>FFMC</text:p>
          </table:table-cell>
          <table:table-cell table:style-name="ce224" office:value-type="string">
            <text:p>OCPED</text:p>
          </table:table-cell>
          <table:table-cell table:style-name="ce224" office:value-type="float" office:value="252">
            <text:p>252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Great Lakes Pilotage Authority Canada</text:p>
          </table:table-cell>
          <table:table-cell table:style-name="ce224" office:value-type="string">
            <text:p>GLPA</text:p>
          </table:table-cell>
          <table:table-cell table:style-name="ce224" office:value-type="string">
            <text:p>APGL</text:p>
          </table:table-cell>
          <table:table-cell table:style-name="ce224" office:value-type="float" office:value="261">
            <text:p>261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Hazardous Materials Information Review Commission Canada</text:p>
          </table:table-cell>
          <table:table-cell table:style-name="ce224" office:value-type="string">
            <text:p>HMIRC</text:p>
          </table:table-cell>
          <table:table-cell table:style-name="ce224" office:value-type="string">
            <text:p>CCRMD</text:p>
          </table:table-cell>
          <table:table-cell table:style-name="ce224" office:value-type="float" office:value="49">
            <text:p>49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Health Canada</text:p>
          </table:table-cell>
          <table:table-cell table:style-name="ce224" office:value-type="string">
            <text:p>HC</text:p>
          </table:table-cell>
          <table:table-cell table:style-name="ce224" office:value-type="string">
            <text:p>SC</text:p>
          </table:table-cell>
          <table:table-cell table:style-name="ce224" office:value-type="float" office:value="271">
            <text:p>271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Human Resources and Skills Development Canada</text:p>
          </table:table-cell>
          <table:table-cell table:style-name="ce224" office:value-type="string">
            <text:p>HRSDC</text:p>
          </table:table-cell>
          <table:table-cell table:style-name="ce224" office:value-type="string">
            <text:p>RHDCC</text:p>
          </table:table-cell>
          <table:table-cell table:style-name="ce224" office:value-type="float" office:value="141">
            <text:p>141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Human Rights Tribunal of Canada</text:p>
          </table:table-cell>
          <table:table-cell table:style-name="ce224" office:value-type="string">
            <text:p>HRTC</text:p>
          </table:table-cell>
          <table:table-cell table:style-name="ce224" office:value-type="string">
            <text:p>TDPC</text:p>
          </table:table-cell>
          <table:table-cell table:style-name="ce224" office:value-type="float" office:value="164">
            <text:p>164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Immigration and Refugee Board of Canada</text:p>
          </table:table-cell>
          <table:table-cell table:style-name="ce224" office:value-type="string">
            <text:p>IRB</text:p>
          </table:table-cell>
          <table:table-cell table:style-name="ce224" office:value-type="string">
            <text:p>CISR</text:p>
          </table:table-cell>
          <table:table-cell table:style-name="ce224" office:value-type="float" office:value="5">
            <text:p>5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Indian Residential Schools Truth and Reconciliation Commission</text:p>
          </table:table-cell>
          <table:table-cell table:style-name="ce224" table:number-columns-repeated="2"/>
          <table:table-cell table:style-name="ce224" office:value-type="float" office:value="245">
            <text:p>245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Industry Canada</text:p>
          </table:table-cell>
          <table:table-cell table:number-columns-repeated="2" table:style-name="ce224" office:value-type="string">
            <text:p>IC</text:p>
          </table:table-cell>
          <table:table-cell table:style-name="ce224" office:value-type="float" office:value="230">
            <text:p>230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Infrastructure Canada</text:p>
          </table:table-cell>
          <table:table-cell table:number-columns-repeated="2" table:style-name="ce224" office:value-type="string">
            <text:p>INFC</text:p>
          </table:table-cell>
          <table:table-cell table:style-name="ce224" office:value-type="float" office:value="278">
            <text:p>278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Laurentian Pilotage Authority Canada</text:p>
          </table:table-cell>
          <table:table-cell table:style-name="ce224" office:value-type="string">
            <text:p>LPA</text:p>
          </table:table-cell>
          <table:table-cell table:style-name="ce224" office:value-type="string">
            <text:p>APL</text:p>
          </table:table-cell>
          <table:table-cell table:style-name="ce224" office:value-type="float" office:value="213">
            <text:p>213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Law Commission of Canada</text:p>
          </table:table-cell>
          <table:table-cell table:style-name="ce224" table:number-columns-repeated="2"/>
          <table:table-cell table:style-name="ce224" office:value-type="float" office:value="231">
            <text:p>231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Library and Archives Canada</text:p>
          </table:table-cell>
          <table:table-cell table:style-name="ce224" office:value-type="string">
            <text:p>LAC</text:p>
          </table:table-cell>
          <table:table-cell table:style-name="ce224" office:value-type="string">
            <text:p>BAC</text:p>
          </table:table-cell>
          <table:table-cell table:style-name="ce224" office:value-type="float" office:value="129">
            <text:p>129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Library of Parliament</text:p>
          </table:table-cell>
          <table:table-cell table:style-name="ce224" office:value-type="string">
            <text:p>LP</text:p>
          </table:table-cell>
          <table:table-cell table:style-name="ce224" office:value-type="string">
            <text:p>BP</text:p>
          </table:table-cell>
          <table:table-cell table:style-name="ce224" office:value-type="float" office:value="55555">
            <text:p>55555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Marine Atlantic Inc.</text:p>
          </table:table-cell>
          <table:table-cell table:style-name="ce224" table:number-columns-repeated="2"/>
          <table:table-cell table:style-name="ce224" office:value-type="float" office:value="238">
            <text:p>238</text:p>
          </table:table-cell>
          <table:table-cell table:number-columns-repeated="1020"/>
        </table:table-row>
        <table:table-row table:style-name="ro53">
          <table:table-cell table:style-name="ce198" office:value-type="string">
            <text:p>Military Police Complaints Commission of Canada</text:p>
          </table:table-cell>
          <table:table-cell table:style-name="ce224" office:value-type="string">
            <text:p>MPCC</text:p>
          </table:table-cell>
          <table:table-cell table:style-name="ce224" office:value-type="string">
            <text:p>CPPM</text:p>
          </table:table-cell>
          <table:table-cell table:style-name="ce224" office:value-type="float" office:value="66">
            <text:p>66</text:p>
          </table:table-cell>
          <table:table-cell table:number-columns-repeated="1020"/>
        </table:table-row>
        <table:table-row table:style-name="ro2">
          <table:table-cell table:style-name="ce198" office:value-type="string">
            <text:p>National Capital Commission</text:p>
          </table:table-cell>
          <table:table-cell table:style-name="ce224" office:value-type="string">
            <text:p>NCC</text:p>
          </table:table-cell>
          <table:table-cell table:style-name="ce224" office:value-type="string">
            <text:p>CCN</text:p>
          </table:table-cell>
          <table:table-cell table:style-name="ce224" office:value-type="float" office:value="22">
            <text:p>2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National Defence</text:p>
          </table:table-cell>
          <table:table-cell table:style-name="ce224" office:value-type="string">
            <text:p>DND</text:p>
          </table:table-cell>
          <table:table-cell table:style-name="ce224" office:value-type="string">
            <text:p>MDN</text:p>
          </table:table-cell>
          <table:table-cell table:style-name="ce224" office:value-type="float" office:value="32">
            <text:p>3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National Energy Board</text:p>
          </table:table-cell>
          <table:table-cell table:style-name="ce224" office:value-type="string">
            <text:p>NEB</text:p>
          </table:table-cell>
          <table:table-cell table:style-name="ce224" office:value-type="string">
            <text:p>ONE</text:p>
          </table:table-cell>
          <table:table-cell table:style-name="ce224" office:value-type="float" office:value="239">
            <text:p>239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National Film Board</text:p>
          </table:table-cell>
          <table:table-cell table:style-name="ce224" office:value-type="string">
            <text:p>NFB</text:p>
          </table:table-cell>
          <table:table-cell table:style-name="ce224" office:value-type="string">
            <text:p>ONF</text:p>
          </table:table-cell>
          <table:table-cell table:style-name="ce224" office:value-type="float" office:value="167">
            <text:p>16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National Gallery of Canada</text:p>
          </table:table-cell>
          <table:table-cell table:style-name="ce224" office:value-type="string">
            <text:p>NGC</text:p>
          </table:table-cell>
          <table:table-cell table:style-name="ce224" office:value-type="string">
            <text:p>MBAC</text:p>
          </table:table-cell>
          <table:table-cell table:style-name="ce224" office:value-type="float" office:value="59">
            <text:p>59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National Research Council Canada</text:p>
          </table:table-cell>
          <table:table-cell table:style-name="ce224" office:value-type="string">
            <text:p>NRC</text:p>
          </table:table-cell>
          <table:table-cell table:style-name="ce224" office:value-type="string">
            <text:p>CNRC</text:p>
          </table:table-cell>
          <table:table-cell table:style-name="ce224" office:value-type="float" office:value="172">
            <text:p>172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National Round Table on the Environment and the Economy</text:p>
          </table:table-cell>
          <table:table-cell table:style-name="ce224" table:number-columns-repeated="2"/>
          <table:table-cell table:style-name="ce224" office:value-type="float" office:value="100">
            <text:p>10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Natural Resources Canada</text:p>
          </table:table-cell>
          <table:table-cell table:style-name="ce224" office:value-type="string">
            <text:p>NRCan</text:p>
          </table:table-cell>
          <table:table-cell table:style-name="ce224" office:value-type="string">
            <text:p>RNCan</text:p>
          </table:table-cell>
          <table:table-cell table:style-name="ce224" office:value-type="float" office:value="115">
            <text:p>11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Northern Pipeline Agency Canada</text:p>
          </table:table-cell>
          <table:table-cell table:style-name="ce224" office:value-type="string">
            <text:p>NPA</text:p>
          </table:table-cell>
          <table:table-cell table:style-name="ce224" office:value-type="string">
            <text:p>APN</text:p>
          </table:table-cell>
          <table:table-cell table:style-name="ce224" office:value-type="float" office:value="10">
            <text:p>10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Auditor General of Canada</text:p>
          </table:table-cell>
          <table:table-cell table:style-name="ce224" office:value-type="string">
            <text:p>OAG</text:p>
          </table:table-cell>
          <table:table-cell table:style-name="ce224" office:value-type="string">
            <text:p>BVG</text:p>
          </table:table-cell>
          <table:table-cell table:style-name="ce224" office:value-type="float" office:value="125">
            <text:p>12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Commissioner for Federal Judicial Affairs Canada</text:p>
          </table:table-cell>
          <table:table-cell table:style-name="ce224" office:value-type="string">
            <text:p>FJA</text:p>
          </table:table-cell>
          <table:table-cell table:style-name="ce224" office:value-type="string">
            <text:p>CMF</text:p>
          </table:table-cell>
          <table:table-cell table:style-name="ce224" office:value-type="float" office:value="140">
            <text:p>140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Commissioner of Lobbying of Canada</text:p>
          </table:table-cell>
          <table:table-cell table:style-name="ce224" office:value-type="string">
            <text:p>OCL</text:p>
          </table:table-cell>
          <table:table-cell table:style-name="ce224" office:value-type="string">
            <text:p>CAL</text:p>
          </table:table-cell>
          <table:table-cell table:style-name="ce224" office:value-type="float" office:value="205">
            <text:p>20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Commissioner of Official Languages</text:p>
          </table:table-cell>
          <table:table-cell table:style-name="ce224" office:value-type="string">
            <text:p>OCOL</text:p>
          </table:table-cell>
          <table:table-cell table:style-name="ce224" office:value-type="string">
            <text:p>CLO</text:p>
          </table:table-cell>
          <table:table-cell table:style-name="ce224" office:value-type="float" office:value="258">
            <text:p>258</text:p>
          </table:table-cell>
          <table:table-cell table:style-name="Normal_20_2"/>
          <table:table-cell table:number-columns-repeated="1019"/>
        </table:table-row>
        <table:table-row table:style-name="ro54">
          <table:table-cell table:style-name="ce198" office:value-type="string">
            <text:p>Office of the Communications Security Establishment Commissioner</text:p>
          </table:table-cell>
          <table:table-cell table:style-name="ce224" office:value-type="string">
            <text:p>OCSEC</text:p>
          </table:table-cell>
          <table:table-cell table:style-name="ce224" office:value-type="string">
            <text:p>BCCST</text:p>
          </table:table-cell>
          <table:table-cell table:style-name="ce224" office:value-type="float" office:value="279">
            <text:p>279</text:p>
          </table:table-cell>
          <table:table-cell table:style-name="ce255"/>
          <table:table-cell table:number-columns-repeated="1019"/>
        </table:table-row>
        <table:table-row table:style-name="ro54">
          <table:table-cell table:style-name="ce198" office:value-type="string">
            <text:p>Office of the Public Sector Integrity Commissioner of Canada</text:p>
          </table:table-cell>
          <table:table-cell table:style-name="ce224" office:value-type="string">
            <text:p>PSIC</text:p>
          </table:table-cell>
          <table:table-cell table:style-name="ce224" office:value-type="string">
            <text:p>ISPC</text:p>
          </table:table-cell>
          <table:table-cell table:style-name="ce224" office:value-type="float" office:value="210">
            <text:p>210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Secretary to the Governor General</text:p>
          </table:table-cell>
          <table:table-cell table:style-name="ce224" office:value-type="string">
            <text:p>OSGG</text:p>
          </table:table-cell>
          <table:table-cell table:style-name="ce224" office:value-type="string">
            <text:p>BSGG</text:p>
          </table:table-cell>
          <table:table-cell table:style-name="ce224" office:value-type="float" office:value="5557">
            <text:p>5557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Office of the Superintendent of Financial Institutions Canada</text:p>
          </table:table-cell>
          <table:table-cell table:style-name="ce224" office:value-type="string">
            <text:p>OSFI</text:p>
          </table:table-cell>
          <table:table-cell table:style-name="ce224" office:value-type="string">
            <text:p>BSIF</text:p>
          </table:table-cell>
          <table:table-cell table:style-name="ce224" office:value-type="float" office:value="184">
            <text:p>184</text:p>
          </table:table-cell>
          <table:table-cell table:style-name="Normal_20_2"/>
          <table:table-cell table:number-columns-repeated="1019"/>
        </table:table-row>
        <table:table-row table:style-name="ro54">
          <table:table-cell table:style-name="ce198" office:value-type="string">
            <text:p>Offices of the Information and Privacy Commissioners of Canada</text:p>
          </table:table-cell>
          <table:table-cell table:style-name="ce224" office:value-type="string">
            <text:p>OIC</text:p>
          </table:table-cell>
          <table:table-cell table:style-name="ce224" office:value-type="string">
            <text:p>CI</text:p>
          </table:table-cell>
          <table:table-cell table:style-name="ce224" office:value-type="float" office:value="41">
            <text:p>41</text:p>
          </table:table-cell>
          <table:table-cell table:style-name="Normal_20_2"/>
          <table:table-cell table:number-columns-repeated="1019"/>
        </table:table-row>
        <table:table-row table:style-name="ro54">
          <table:table-cell table:style-name="ce198" office:value-type="string">
            <text:p>Offices of the Information and Privacy Commissioners of Canada</text:p>
          </table:table-cell>
          <table:table-cell table:style-name="ce224" office:value-type="string">
            <text:p>OPC</text:p>
          </table:table-cell>
          <table:table-cell table:style-name="ce224" office:value-type="string">
            <text:p>CPVP</text:p>
          </table:table-cell>
          <table:table-cell table:style-name="ce224" office:value-type="float" office:value="226">
            <text:p>226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Pacific Pilotage Authority Canada</text:p>
          </table:table-cell>
          <table:table-cell table:style-name="ce224" office:value-type="string">
            <text:p>PPA</text:p>
          </table:table-cell>
          <table:table-cell table:style-name="ce224" office:value-type="string">
            <text:p>APP</text:p>
          </table:table-cell>
          <table:table-cell table:style-name="ce224" office:value-type="float" office:value="165">
            <text:p>165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Parks Canada</text:p>
          </table:table-cell>
          <table:table-cell table:number-columns-repeated="2" table:style-name="ce224" office:value-type="string">
            <text:p>PC</text:p>
          </table:table-cell>
          <table:table-cell table:style-name="ce224" office:value-type="float" office:value="154">
            <text:p>154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Parole Board of Canada</text:p>
          </table:table-cell>
          <table:table-cell table:style-name="ce224" office:value-type="string">
            <text:p>PBC</text:p>
          </table:table-cell>
          <table:table-cell table:style-name="ce224" office:value-type="string">
            <text:p>CLCC</text:p>
          </table:table-cell>
          <table:table-cell table:style-name="ce224" office:value-type="float" office:value="246">
            <text:p>24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Patented Medicine Prices Review Board Canada</text:p>
          </table:table-cell>
          <table:table-cell table:style-name="ce224" table:number-columns-repeated="2"/>
          <table:table-cell table:style-name="ce224" office:value-type="float" office:value="15">
            <text:p>1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Privy Council Office</text:p>
          </table:table-cell>
          <table:table-cell table:style-name="ce224" table:number-columns-repeated="2"/>
          <table:table-cell table:style-name="ce224" office:value-type="float" office:value="173">
            <text:p>173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Public Health Agency of Canada</text:p>
          </table:table-cell>
          <table:table-cell table:style-name="ce224" office:value-type="string">
            <text:p>PHAC</text:p>
          </table:table-cell>
          <table:table-cell table:style-name="ce224" office:value-type="string">
            <text:p>ASPC</text:p>
          </table:table-cell>
          <table:table-cell table:style-name="ce224" office:value-type="float" office:value="135">
            <text:p>135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Public Prosecution Service of Canada</text:p>
          </table:table-cell>
          <table:table-cell table:style-name="ce224" office:value-type="string">
            <text:p>PPSC</text:p>
          </table:table-cell>
          <table:table-cell table:style-name="ce224" office:value-type="string">
            <text:p>SPPC</text:p>
          </table:table-cell>
          <table:table-cell table:style-name="ce224" office:value-type="float" office:value="98">
            <text:p>9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Public Safety Canada</text:p>
          </table:table-cell>
          <table:table-cell table:style-name="ce224" office:value-type="string">
            <text:p>PS</text:p>
          </table:table-cell>
          <table:table-cell table:style-name="ce224" office:value-type="string">
            <text:p>SP</text:p>
          </table:table-cell>
          <table:table-cell table:style-name="ce224" office:value-type="float" office:value="214">
            <text:p>214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Public Servants Disclosure Protection Tribunal Canada</text:p>
          </table:table-cell>
          <table:table-cell table:style-name="ce224" office:value-type="string">
            <text:p>PSDPTC</text:p>
          </table:table-cell>
          <table:table-cell table:style-name="ce224" office:value-type="string">
            <text:p>TPFDC</text:p>
          </table:table-cell>
          <table:table-cell table:style-name="ce224" office:value-type="float" office:value="40">
            <text:p>40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Public Service Commission of Canada</text:p>
          </table:table-cell>
          <table:table-cell table:style-name="ce224" office:value-type="string">
            <text:p>PSC</text:p>
          </table:table-cell>
          <table:table-cell table:style-name="ce224" office:value-type="string">
            <text:p>CFP</text:p>
          </table:table-cell>
          <table:table-cell table:style-name="ce224" office:value-type="float" office:value="227">
            <text:p>227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Public Service Labour Relations Board</text:p>
          </table:table-cell>
          <table:table-cell table:style-name="ce224" office:value-type="string">
            <text:p>PSLRB</text:p>
          </table:table-cell>
          <table:table-cell table:style-name="ce224" office:value-type="string">
            <text:p>CRTFP</text:p>
          </table:table-cell>
          <table:table-cell table:style-name="ce224" office:value-type="float" office:value="102">
            <text:p>10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Public Service Staffing Tribunal</text:p>
          </table:table-cell>
          <table:table-cell table:style-name="ce224" office:value-type="string">
            <text:p>PSST</text:p>
          </table:table-cell>
          <table:table-cell table:style-name="ce224" office:value-type="string">
            <text:p>TDFP</text:p>
          </table:table-cell>
          <table:table-cell table:style-name="ce224" office:value-type="float" office:value="266">
            <text:p>26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Public Works and Government Services Canada</text:p>
          </table:table-cell>
          <table:table-cell table:style-name="ce224" office:value-type="string">
            <text:p>PWGSC</text:p>
          </table:table-cell>
          <table:table-cell table:style-name="ce224" office:value-type="string">
            <text:p>TPSGC</text:p>
          </table:table-cell>
          <table:table-cell table:style-name="ce224" office:value-type="float" office:value="81">
            <text:p>81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RCMP External Review Committee</text:p>
          </table:table-cell>
          <table:table-cell table:style-name="ce224" office:value-type="string">
            <text:p>ERC</text:p>
          </table:table-cell>
          <table:table-cell table:style-name="ce224" office:value-type="string">
            <text:p>CEE</text:p>
          </table:table-cell>
          <table:table-cell table:style-name="ce224" office:value-type="float" office:value="232">
            <text:p>232</text:p>
          </table:table-cell>
          <table:table-cell table:style-name="Normal_20_2"/>
          <table:table-cell table:number-columns-repeated="1019"/>
        </table:table-row>
        <table:table-row table:style-name="ro55">
          <table:table-cell table:style-name="ce198" office:value-type="string">
            <text:p>Registrar of the Supreme Court of Canada and that portion of the federal public administration appointed under subsection 12(2) of the Supreme Court Act</text:p>
          </table:table-cell>
          <table:table-cell table:style-name="ce224" office:value-type="string">
            <text:p>SCC</text:p>
          </table:table-cell>
          <table:table-cell table:style-name="ce224" office:value-type="string">
            <text:p>CSC</text:p>
          </table:table-cell>
          <table:table-cell table:style-name="ce224" office:value-type="float" office:value="63">
            <text:p>63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Registry of the Competition Tribunal</text:p>
          </table:table-cell>
          <table:table-cell table:style-name="ce224" office:value-type="string">
            <text:p>RCT</text:p>
          </table:table-cell>
          <table:table-cell table:style-name="ce224" office:value-type="string">
            <text:p>GTC</text:p>
          </table:table-cell>
          <table:table-cell table:style-name="ce224" office:value-type="float" office:value="89">
            <text:p>89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Registry of the Specific Claims Tribunal of Canada</text:p>
          </table:table-cell>
          <table:table-cell table:style-name="ce224" office:value-type="string">
            <text:p>SCT</text:p>
          </table:table-cell>
          <table:table-cell table:style-name="ce224" office:value-type="string">
            <text:p>TRP</text:p>
          </table:table-cell>
          <table:table-cell table:style-name="ce224" office:value-type="float" office:value="220">
            <text:p>220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Ridley Terminals Inc.</text:p>
          </table:table-cell>
          <table:table-cell table:style-name="ce224" table:number-columns-repeated="2"/>
          <table:table-cell table:style-name="ce224" office:value-type="float" office:value="142">
            <text:p>142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Royal Canadian Mint</text:p>
          </table:table-cell>
          <table:table-cell table:style-name="ce224" table:number-columns-repeated="2"/>
          <table:table-cell table:style-name="ce224" office:value-type="float" office:value="18">
            <text:p>18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Royal Canadian Mounted Police</text:p>
          </table:table-cell>
          <table:table-cell table:style-name="ce224" office:value-type="string">
            <text:p>RCMP</text:p>
          </table:table-cell>
          <table:table-cell table:style-name="ce224" office:value-type="string">
            <text:p>GRC</text:p>
          </table:table-cell>
          <table:table-cell table:style-name="ce224" office:value-type="float" office:value="131">
            <text:p>131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Science and Engineering Research Canada</text:p>
          </table:table-cell>
          <table:table-cell table:style-name="ce224" office:value-type="string">
            <text:p>SERC</text:p>
          </table:table-cell>
          <table:table-cell table:style-name="ce224" office:value-type="string">
            <text:p>RSGC</text:p>
          </table:table-cell>
          <table:table-cell table:style-name="ce224" office:value-type="float" office:value="110">
            <text:p>110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Security Intelligence Review Committee</text:p>
          </table:table-cell>
          <table:table-cell table:style-name="ce224" office:value-type="string">
            <text:p>SIRC</text:p>
          </table:table-cell>
          <table:table-cell table:style-name="ce224" office:value-type="string">
            <text:p>CSARS</text:p>
          </table:table-cell>
          <table:table-cell table:style-name="ce224" office:value-type="float" office:value="109">
            <text:p>109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Shared Services Canada</text:p>
          </table:table-cell>
          <table:table-cell table:style-name="ce224" office:value-type="string">
            <text:p>SSC</text:p>
          </table:table-cell>
          <table:table-cell table:style-name="ce224" office:value-type="string">
            <text:p>SPC</text:p>
          </table:table-cell>
          <table:table-cell table:style-name="ce224" office:value-type="float" office:value="92">
            <text:p>92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Social Sciences and Humanities Research Council of Canada</text:p>
          </table:table-cell>
          <table:table-cell table:style-name="ce224" office:value-type="string">
            <text:p>SSHRC</text:p>
          </table:table-cell>
          <table:table-cell table:style-name="ce224" office:value-type="string">
            <text:p>CRSH</text:p>
          </table:table-cell>
          <table:table-cell table:style-name="ce224" office:value-type="float" office:value="207">
            <text:p>207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Standards Council of Canada</text:p>
          </table:table-cell>
          <table:table-cell table:number-columns-repeated="2" table:style-name="ce224" office:value-type="string">
            <text:p>SCC-CCN</text:p>
          </table:table-cell>
          <table:table-cell table:style-name="ce224" office:value-type="float" office:value="107">
            <text:p>107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Statistics Canada</text:p>
          </table:table-cell>
          <table:table-cell table:number-columns-repeated="2" table:style-name="ce224" office:value-type="string">
            <text:p>StatCan</text:p>
          </table:table-cell>
          <table:table-cell table:style-name="ce224" office:value-type="float" office:value="256">
            <text:p>256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Status of Women Canada</text:p>
          </table:table-cell>
          <table:table-cell table:style-name="ce224" office:value-type="string">
            <text:p>SWC</text:p>
          </table:table-cell>
          <table:table-cell table:style-name="ce224" office:value-type="string">
            <text:p>CFC</text:p>
          </table:table-cell>
          <table:table-cell table:style-name="ce224" office:value-type="float" office:value="147">
            <text:p>147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The Correctional Investigator Canada</text:p>
          </table:table-cell>
          <table:table-cell table:style-name="ce224" office:value-type="string">
            <text:p>OCI</text:p>
          </table:table-cell>
          <table:table-cell table:style-name="ce224" office:value-type="string">
            <text:p>BEC</text:p>
          </table:table-cell>
          <table:table-cell table:style-name="ce224" office:value-type="float" office:value="5555">
            <text:p>5555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9" office:value-type="string">
            <text:p>The National Battlefields Commission</text:p>
          </table:table-cell>
          <table:table-cell table:style-name="ce224" office:value-type="string">
            <text:p>NBC</text:p>
          </table:table-cell>
          <table:table-cell table:style-name="ce224" office:value-type="string">
            <text:p>CCBN</text:p>
          </table:table-cell>
          <table:table-cell table:style-name="ce224" office:value-type="float" office:value="262">
            <text:p>262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Transport Canada</text:p>
          </table:table-cell>
          <table:table-cell table:number-columns-repeated="2" table:style-name="ce224" office:value-type="string">
            <text:p>TC</text:p>
          </table:table-cell>
          <table:table-cell table:style-name="ce224" office:value-type="float" office:value="217">
            <text:p>217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Transportation Appeal Tribunal of Canada</text:p>
          </table:table-cell>
          <table:table-cell table:number-columns-repeated="2" table:style-name="ce224" office:value-type="string">
            <text:p>TATC</text:p>
          </table:table-cell>
          <table:table-cell table:style-name="ce224" office:value-type="float" office:value="96">
            <text:p>96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Transportation Safety Board of Canada</text:p>
          </table:table-cell>
          <table:table-cell table:style-name="ce224" office:value-type="string">
            <text:p>TSB</text:p>
          </table:table-cell>
          <table:table-cell table:style-name="ce224" office:value-type="string">
            <text:p>BST</text:p>
          </table:table-cell>
          <table:table-cell table:style-name="ce224" office:value-type="float" office:value="215">
            <text:p>21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Treasury Board</text:p>
          </table:table-cell>
          <table:table-cell table:style-name="ce224" office:value-type="string">
            <text:p>TB</text:p>
          </table:table-cell>
          <table:table-cell table:style-name="ce224" office:value-type="string">
            <text:p>CT</text:p>
          </table:table-cell>
          <table:table-cell table:style-name="ce224" office:value-type="float" office:value="105">
            <text:p>105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Treasury Board of Canada Secretariat</text:p>
          </table:table-cell>
          <table:table-cell table:style-name="ce224" office:value-type="string">
            <text:p>TBS</text:p>
          </table:table-cell>
          <table:table-cell table:style-name="ce224" office:value-type="string">
            <text:p>SCT</text:p>
          </table:table-cell>
          <table:table-cell table:style-name="ce224" office:value-type="float" office:value="139">
            <text:p>139</text:p>
          </table:table-cell>
          <table:table-cell table:style-name="ce255"/>
          <table:table-cell table:number-columns-repeated="1019"/>
        </table:table-row>
        <table:table-row table:style-name="ro2">
          <table:table-cell table:style-name="ce198" office:value-type="string">
            <text:p>Veterans Affairs Canada</text:p>
          </table:table-cell>
          <table:table-cell table:style-name="ce224" office:value-type="string">
            <text:p>VAC</text:p>
          </table:table-cell>
          <table:table-cell table:style-name="ce224" office:value-type="string">
            <text:p>ACC</text:p>
          </table:table-cell>
          <table:table-cell table:style-name="ce224" office:value-type="float" office:value="189">
            <text:p>189</text:p>
          </table:table-cell>
          <table:table-cell table:style-name="Normal_20_2"/>
          <table:table-cell table:number-columns-repeated="1019"/>
        </table:table-row>
        <table:table-row table:style-name="ro53">
          <table:table-cell table:style-name="ce198" office:value-type="string">
            <text:p>Veterans Review and Appeal Board</text:p>
          </table:table-cell>
          <table:table-cell table:style-name="ce224" office:value-type="string">
            <text:p>VRAB</text:p>
          </table:table-cell>
          <table:table-cell table:style-name="ce224" office:value-type="string">
            <text:p>TACRA</text:p>
          </table:table-cell>
          <table:table-cell table:style-name="ce224" office:value-type="float" office:value="85">
            <text:p>8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198" office:value-type="string">
            <text:p>VIA Rail Canada Inc.</text:p>
          </table:table-cell>
          <table:table-cell table:style-name="ce224" table:number-columns-repeated="2"/>
          <table:table-cell table:style-name="ce224" office:value-type="float" office:value="55555">
            <text:p>55555</text:p>
          </table:table-cell>
          <table:table-cell table:style-name="ce255"/>
          <table:table-cell table:number-columns-repeated="1019"/>
        </table:table-row>
        <table:table-row table:style-name="ro53">
          <table:table-cell table:style-name="ce198" office:value-type="string">
            <text:p>Western Economic Diversification Canada</text:p>
          </table:table-cell>
          <table:table-cell table:style-name="ce224" office:value-type="string">
            <text:p>WD</text:p>
          </table:table-cell>
          <table:table-cell table:style-name="ce224" office:value-type="string">
            <text:p>DEO</text:p>
          </table:table-cell>
          <table:table-cell table:style-name="ce224" office:value-type="float" office:value="55">
            <text:p>55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ce200" office:value-type="string">
            <text:p>Windsor-Detroit Bridge Authority</text:p>
          </table:table-cell>
          <table:table-cell table:style-name="ce225" table:number-columns-repeated="2"/>
          <table:table-cell table:style-name="ce225" office:value-type="float" office:value="55553">
            <text:p>55553</text:p>
          </table:table-cell>
          <table:table-cell table:style-name="Normal_20_2"/>
          <table:table-cell table:number-columns-repeated="1019"/>
        </table:table-row>
        <table:table-row table:style-name="ro2">
          <table:table-cell table:style-name="Normal_20_2" table:number-columns-repeated="3"/>
          <table:table-cell table:style-name="ce245" table:number-columns-repeated="2"/>
          <table:table-cell table:number-columns-repeated="1019"/>
        </table:table-row>
        <table:table-row table:style-name="ro2">
          <table:table-cell table:style-name="ce201" office:value-type="string">
            <text:p>Citation-Role</text:p>
          </table:table-cell>
          <table:table-cell table:style-name="ce226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 table:number-columns-spanned="2" table:number-rows-spanned="1">
            <text:p>Source:<text:span text:style-name="T7"> napCI_RoleCode Source: napCI_RoleCode </text:span></text:p>
          </table:table-cell>
          <table:covered-table-cell table:style-name="ce194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6">
          <table:table-cell table:style-name="ce194" office:value-type="string" table:number-columns-spanned="2" table:number-rows-spanned="1">
            <text:p>Source URL: http://nap.geogratis.gc.ca/metadata/register/registerItemClasses-eng.html#IC_90</text:p>
          </table:table-cell>
          <table:covered-table-cell table:style-name="ce227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Note:<text:span text:style-name="T7"> This type will promt additional metadata fieldsNote: This type will promt additional metadata fields</text:span></text:p>
          </table:table-cell>
          <table:covered-table-cell table:style-name="ce194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28"/>
          <table:table-cell table:style-name="ce214"/>
          <table:table-cell table:style-name="ce252"/>
          <table:table-cell table:style-name="Normal_20_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29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4">
          <table:table-cell table:style-name="ce204" office:value-type="string">
            <text:p>resourceProvider</text:p>
          </table:table-cell>
          <table:table-cell table:style-name="ce230" office:value-type="string">
            <text:p/>
            <text:p>fournisseurRessource</text:p>
            <text:p>fournisseurRessourc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custodian</text:p>
          </table:table-cell>
          <table:table-cell table:style-name="ce231" office:value-type="string">
            <text:p>conserva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owner</text:p>
          </table:table-cell>
          <table:table-cell table:style-name="ce231" office:value-type="string">
            <text:p>propriétair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user</text:p>
          </table:table-cell>
          <table:table-cell table:style-name="ce231" office:value-type="string">
            <text:p>utilisateur</text:p>
          </table:table-cell>
          <table:table-cell table:style-name="ce246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distributor</text:p>
          </table:table-cell>
          <table:table-cell table:style-name="ce231" office:value-type="string">
            <text:p>distribu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pointOfContact</text:p>
          </table:table-cell>
          <table:table-cell table:style-name="ce231" office:value-type="string">
            <text:p>contact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principalInvestigator</text:p>
          </table:table-cell>
          <table:table-cell table:style-name="ce231" office:value-type="string">
            <text:p>chercheurPrincipa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processor</text:p>
          </table:table-cell>
          <table:table-cell table:style-name="ce231" office:value-type="string">
            <text:p>trai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publisher</text:p>
          </table:table-cell>
          <table:table-cell table:style-name="ce231" office:value-type="string">
            <text:p>édi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author</text:p>
          </table:table-cell>
          <table:table-cell table:style-name="ce231" office:value-type="string">
            <text:p>au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collaborator</text:p>
          </table:table-cell>
          <table:table-cell table:style-name="ce231" office:value-type="string">
            <text:p>collabora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editor</text:p>
          </table:table-cell>
          <table:table-cell table:style-name="ce231" office:value-type="string">
            <text:p>révis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mediator</text:p>
          </table:table-cell>
          <table:table-cell table:style-name="ce231" office:value-type="string">
            <text:p>médiateu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rightsHolder</text:p>
          </table:table-cell>
          <table:table-cell table:style-name="ce231" office:value-type="string">
            <text:p>détenteurDroits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01" office:value-type="string">
            <text:p>Status</text:p>
          </table:table-cell>
          <table:table-cell table:style-name="ce226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 table:number-columns-spanned="2" table:number-rows-spanned="1">
            <text:p>Source: <text:span text:style-name="T7">napMD_ProgressCode</text:span></text:p>
          </table:table-cell>
          <table:covered-table-cell table:style-name="ce194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6">
          <table:table-cell table:style-name="ce194" office:value-type="string" table:number-columns-spanned="2" table:number-rows-spanned="1">
            <text:p>Source URL: http://nap.geogratis.gc.ca/metadata/register/codelists-eng.html</text:p>
          </table:table-cell>
          <table:covered-table-cell table:style-name="ce227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28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5" office:value-type="string">
            <text:p>English</text:p>
          </table:table-cell>
          <table:table-cell table:style-name="ce232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completed</text:p>
          </table:table-cell>
          <table:table-cell table:style-name="ce233" office:value-type="string">
            <text:p>complété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historicalArchive</text:p>
          </table:table-cell>
          <table:table-cell table:style-name="ce233" office:value-type="string">
            <text:p>archiveHisto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obsolete</text:p>
          </table:table-cell>
          <table:table-cell table:style-name="ce233" office:value-type="string">
            <text:p>périmé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onGoing</text:p>
          </table:table-cell>
          <table:table-cell table:style-name="ce233" office:value-type="string">
            <text:p>enContin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planned</text:p>
          </table:table-cell>
          <table:table-cell table:style-name="ce233" office:value-type="string">
            <text:p>planifié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required</text:p>
          </table:table-cell>
          <table:table-cell table:style-name="ce233" office:value-type="string">
            <text:p>requis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4">
          <table:table-cell table:style-name="ce206" office:value-type="string">
            <text:p>underDevelopment</text:p>
          </table:table-cell>
          <table:table-cell table:style-name="ce233" office:value-type="string">
            <text:p/>
            <text:p/>
            <text:p>enProduction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6" office:value-type="string">
            <text:p>proposed</text:p>
          </table:table-cell>
          <table:table-cell table:style-name="ce233" office:value-type="string">
            <text:p>proposé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style-name="ce207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1" office:value-type="string">
            <text:p>Association Type</text:p>
          </table:table-cell>
          <table:table-cell table:style-name="ce226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2">
          <table:table-cell table:style-name="ce194" office:value-type="string" table:number-columns-spanned="2" table:number-rows-spanned="1">
            <text:p>Source: <text:span text:style-name="T7">napDS_AssociationTypeCode</text:span></text:p>
          </table:table-cell>
          <table:covered-table-cell table:style-name="ce194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6">
          <table:table-cell table:style-name="ce194" office:value-type="string" table:number-columns-spanned="2" table:number-rows-spanned="1">
            <text:p>Source URL: http://nap.geogratis.gc.ca/metadata/register/codelists-eng.html</text:p>
          </table:table-cell>
          <table:covered-table-cell table:style-name="ce227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28"/>
          <table:table-cell table:style-name="ce214"/>
          <table:table-cell table:style-name="ce253" table:number-columns-repeated="2"/>
          <table:table-cell table:style-name="ce257"/>
          <table:table-cell table:number-columns-repeated="1018"/>
        </table:table-row>
        <table:table-row table:style-name="ro2">
          <table:table-cell table:style-name="ce203" office:value-type="string">
            <text:p>English</text:p>
          </table:table-cell>
          <table:table-cell table:style-name="ce229" office:value-type="string">
            <text:p>French</text:p>
          </table:table-cell>
          <table:table-cell table:style-name="ce214"/>
          <table:table-cell table:style-name="ce254"/>
          <table:table-cell table:style-name="ce256"/>
          <table:table-cell table:style-name="ce257"/>
          <table:table-cell table:number-columns-repeated="1018"/>
        </table:table-row>
        <table:table-row table:style-name="ro2">
          <table:table-cell table:style-name="ce204" office:value-type="string">
            <text:p>crossReference</text:p>
          </table:table-cell>
          <table:table-cell table:style-name="ce231" office:value-type="string">
            <text:p>référenceCroisée</text:p>
          </table:table-cell>
          <table:table-cell table:style-name="ce214"/>
          <table:table-cell table:style-name="ce253" table:number-columns-repeated="2"/>
          <table:table-cell table:style-name="ce257"/>
          <table:table-cell table:number-columns-repeated="1018"/>
        </table:table-row>
        <table:table-row table:style-name="ro2">
          <table:table-cell table:style-name="ce204" office:value-type="string">
            <text:p>largerWorkCitation</text:p>
          </table:table-cell>
          <table:table-cell table:style-name="ce231" office:value-type="string">
            <text:p>référenceGénérique</text:p>
          </table:table-cell>
          <table:table-cell table:style-name="ce214"/>
          <table:table-cell table:style-name="ce253" table:number-columns-repeated="2"/>
          <table:table-cell table:style-name="ce257"/>
          <table:table-cell table:number-columns-repeated="1018"/>
        </table:table-row>
        <table:table-row table:style-name="ro2">
          <table:table-cell table:style-name="ce204" office:value-type="string">
            <text:p>partOfSeamlessDatabase</text:p>
          </table:table-cell>
          <table:table-cell table:style-name="ce231" office:value-type="string">
            <text:p>partieDeBaseDeDonnéesContinue</text:p>
          </table:table-cell>
          <table:table-cell table:style-name="ce214"/>
          <table:table-cell table:style-name="ce253" table:number-columns-repeated="2"/>
          <table:table-cell table:style-name="ce257"/>
          <table:table-cell table:number-columns-repeated="1018"/>
        </table:table-row>
        <table:table-row table:style-name="ro2">
          <table:table-cell table:style-name="ce204" office:value-type="string">
            <text:p>stereoMate</text:p>
          </table:table-cell>
          <table:table-cell table:style-name="ce231" office:value-type="string">
            <text:p>stéréoAssocié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4" office:value-type="string">
            <text:p>isComposedOf</text:p>
          </table:table-cell>
          <table:table-cell table:style-name="ce231" office:value-type="string">
            <text:p>estComposéD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style-name="ce207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1" office:value-type="string">
            <text:p>spatialRespresentionType</text:p>
          </table:table-cell>
          <table:table-cell table:style-name="ce234"/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: <text:span text:style-name="T7">napMD_SpatialRepresentationTypeCode</text:span></text:p>
          </table:table-cell>
          <table:covered-table-cell table:style-name="ce194"/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 URL: <text:span text:style-name="T7">http://nap.geogratis.gc.ca/metadata/register/codelists-eng.html</text:span></text:p>
          </table:table-cell>
          <table:covered-table-cell table:style-name="ce194"/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Note:<text:span text:style-name="T7"> Item identification for 'spatialRepresentationType' is N/A</text:span></text:p>
          </table:table-cell>
          <table:covered-table-cell table:style-name="ce194"/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35"/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36" office:value-type="string">
            <text:p>French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Vector</text:p>
          </table:table-cell>
          <table:table-cell table:style-name="ce237" office:value-type="string">
            <text:p>Vecteur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Grid</text:p>
          </table:table-cell>
          <table:table-cell table:style-name="ce237" office:value-type="string">
            <text:p>Grille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Text Table</text:p>
          </table:table-cell>
          <table:table-cell table:style-name="ce237" office:value-type="string">
            <text:p>Texte table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9" office:value-type="string">
            <text:p>Tin</text:p>
          </table:table-cell>
          <table:table-cell table:style-name="ce237" office:value-type="string">
            <text:p>Tin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9" office:value-type="string">
            <text:p>Stero Model</text:p>
          </table:table-cell>
          <table:table-cell table:style-name="ce237" office:value-type="string">
            <text:p>Stéréomodèle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0" office:value-type="string">
            <text:p>Video</text:p>
          </table:table-cell>
          <table:table-cell table:style-name="ce238" office:value-type="string">
            <text:p>Vidéo</text:p>
          </table:table-cell>
          <table:table-cell table:style-name="ce207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7" table:number-columns-repeated="3"/>
          <table:table-cell table:style-name="Normal_20_2" table:number-columns-repeated="2"/>
          <table:table-cell table:number-columns-repeated="1019"/>
        </table:table-row>
        <table:table-row table:style-name="ro57">
          <table:table-cell table:style-name="ce207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7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Normal_20_2" table:number-columns-repeated="3"/>
          <table:table-cell table:style-name="ce245" table:number-columns-repeated="2"/>
          <table:table-cell table:number-columns-repeated="1019"/>
        </table:table-row>
        <table:table-row table:style-name="ro2">
          <table:table-cell table:style-name="ce201" office:value-type="string">
            <text:p>catalogueType</text:p>
          </table:table-cell>
          <table:table-cell table:style-name="ce226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:<text:span text:style-name="T7"> N/A (terms in current registry)</text:span></text:p>
          </table:table-cell>
          <table:covered-table-cell table:style-name="ce194"/>
          <table:table-cell table:style-name="ce245"/>
          <table:table-cell table:style-name="ce251"/>
          <table:table-cell table:style-name="Normal_20_2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Note:<text:span text:style-name="T7"> This type will promt additional metadata fields</text:span></text:p>
          </table:table-cell>
          <table:covered-table-cell table:style-name="ce194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28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29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1" office:value-type="string">
            <text:p>Data</text:p>
          </table:table-cell>
          <table:table-cell table:style-name="ce239" office:value-type="string">
            <text:p>Données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2" office:value-type="string">
            <text:p>Geo Data</text:p>
          </table:table-cell>
          <table:table-cell table:style-name="ce240" office:value-type="string">
            <text:p>Géo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2" office:value-type="string">
            <text:p>FGP Data</text:p>
          </table:table-cell>
          <table:table-cell table:style-name="ce240" office:value-type="string">
            <text:p>FGP Data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51">
          <table:table-cell table:style-name="ce193" office:value-type="string" table:number-columns-spanned="2" table:number-rows-spanned="1">
            <text:p>topicCategory</text:p>
          </table:table-cell>
          <table:covered-table-cell table:style-name="ce193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: <text:span text:style-name="T7">napMD_KeywordTypeCode</text:span></text:p>
            <text:p><text:span text:style-name="T7">Source: napMD_KeywordTypeCode</text:span></text:p>
            <text:p><text:span text:style-name="T7"/></text:p>
          </table:table-cell>
          <table:covered-table-cell table:style-name="ce194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194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Note:<text:span text:style-name="T7"> Item identifier for 'topicCategory' is 641Note: Item identifier for 'topicCategory' is 641</text:span></text:p>
          </table:table-cell>
          <table:covered-table-cell table:style-name="ce194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35"/>
          <table:table-cell table:style-name="ce247"/>
          <table:table-cell table:style-name="Normal_20_2" table:number-columns-repeated="2"/>
          <table:table-cell table:number-columns-repeated="1019"/>
        </table:table-row>
        <table:table-row table:style-name="ro53">
          <table:table-cell table:style-name="ce203" office:value-type="string">
            <text:p>English</text:p>
          </table:table-cell>
          <table:table-cell table:style-name="ce241" office:value-type="string">
            <text:p>French</text:p>
          </table:table-cell>
          <table:table-cell table:style-name="ce248" office:value-type="string">
            <text:p>Mapping to GC Core Subject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Farming</text:p>
          </table:table-cell>
          <table:table-cell table:style-name="ce237" office:value-type="string">
            <text:p>Agriculture</text:p>
          </table:table-cell>
          <table:table-cell table:style-name="ce249" office:value-type="string">
            <text:p>Agriculture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4">
          <table:table-cell table:style-name="ce208" office:value-type="string">
            <text:p>Biota</text:p>
          </table:table-cell>
          <table:table-cell table:style-name="ce237" office:value-type="string">
            <text:p>Biote</text:p>
          </table:table-cell>
          <table:table-cell table:style-name="ce249" office:value-type="string">
            <text:p>Nature and Environment, Science and Technolog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Boundaries</text:p>
          </table:table-cell>
          <table:table-cell table:style-name="ce237" office:value-type="string">
            <text:p>Frontières</text:p>
          </table:table-cell>
          <table:table-cell table:style-name="ce249" office:value-type="string">
            <text:p>Government and Politic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4">
          <table:table-cell table:style-name="ce199" office:value-type="string">
            <text:p>Climatology / Meteorology / Atmosphere</text:p>
          </table:table-cell>
          <table:table-cell table:style-name="ce242" office:value-type="string">
            <text:p>Climatologie / Météorologie / Atmosphère</text:p>
          </table:table-cell>
          <table:table-cell table:style-name="ce249" office:value-type="string">
            <text:p>Nature and Environment, Science and Technolog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Economy</text:p>
          </table:table-cell>
          <table:table-cell table:style-name="ce237" office:value-type="string">
            <text:p>Économie</text:p>
          </table:table-cell>
          <table:table-cell table:style-name="ce250" office:value-type="string">
            <text:p>EC Economics and Industr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Elevation</text:p>
          </table:table-cell>
          <table:table-cell table:style-name="ce237" office:value-type="string">
            <text:p>Élévation</text:p>
          </table:table-cell>
          <table:table-cell table:style-name="ce249" office:value-type="string">
            <text:p>Form Descriptor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Environment</text:p>
          </table:table-cell>
          <table:table-cell table:style-name="ce237" office:value-type="string">
            <text:p>Environnement</text:p>
          </table:table-cell>
          <table:table-cell table:style-name="ce249" office:value-type="string">
            <text:p>Nature and Environment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8">
          <table:table-cell table:style-name="ce208" office:value-type="string">
            <text:p>Geoscientific Information</text:p>
          </table:table-cell>
          <table:table-cell table:style-name="ce237" office:value-type="string">
            <text:p>Information géoscientifique</text:p>
          </table:table-cell>
          <table:table-cell table:style-name="ce249" office:value-type="string">
            <text:p>Nature and Environment, Science and Technology, Form Descriptor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Health</text:p>
          </table:table-cell>
          <table:table-cell table:style-name="ce237" office:value-type="string">
            <text:p>Santé</text:p>
          </table:table-cell>
          <table:table-cell table:style-name="ce250" office:value-type="string">
            <text:p>HE Health and Safet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13" office:value-type="string">
            <text:p>Imagery Base Maps Earth Cover</text:p>
          </table:table-cell>
          <table:table-cell table:style-name="ce242" office:value-type="string">
            <text:p>Imagerie carte de base couverture terrestre</text:p>
          </table:table-cell>
          <table:table-cell table:style-name="ce249" office:value-type="string">
            <text:p>Form Descriptor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Intelligence Military</text:p>
          </table:table-cell>
          <table:table-cell table:style-name="ce237" office:value-type="string">
            <text:p>Renseignements militaires</text:p>
          </table:table-cell>
          <table:table-cell table:style-name="ce250" office:value-type="string">
            <text:p>MI Militar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Inland Waters</text:p>
          </table:table-cell>
          <table:table-cell table:style-name="ce237" office:value-type="string">
            <text:p>Eaux intérieures</text:p>
          </table:table-cell>
          <table:table-cell table:style-name="ce250" office:value-type="string">
            <text:p>NE Nature and Environment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Location</text:p>
          </table:table-cell>
          <table:table-cell table:style-name="ce237" office:value-type="string">
            <text:p>Localisation</text:p>
          </table:table-cell>
          <table:table-cell table:style-name="ce249" office:value-type="string">
            <text:p>Form Descriptor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Oceans</text:p>
          </table:table-cell>
          <table:table-cell table:style-name="ce237" office:value-type="string">
            <text:p>Océans</text:p>
          </table:table-cell>
          <table:table-cell table:style-name="ce250" office:value-type="string">
            <text:p>NE Nature and Environment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8">
          <table:table-cell table:style-name="ce208" office:value-type="string">
            <text:p>Planning Cadastre</text:p>
          </table:table-cell>
          <table:table-cell table:style-name="ce237" office:value-type="string">
            <text:p>Aménagement cadastre</text:p>
          </table:table-cell>
          <table:table-cell table:style-name="ce250" office:value-type="string">
            <text:p>NE Nature and Environment, Form Descriptors, Economics and Industr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Society</text:p>
          </table:table-cell>
          <table:table-cell table:style-name="ce237" office:value-type="string">
            <text:p>Société</text:p>
          </table:table-cell>
          <table:table-cell table:style-name="ce250" office:value-type="string">
            <text:p>SO Society and Culture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3">
          <table:table-cell table:style-name="ce208" office:value-type="string">
            <text:p>Structure</text:p>
          </table:table-cell>
          <table:table-cell table:style-name="ce237" office:value-type="string">
            <text:p>Structures</text:p>
          </table:table-cell>
          <table:table-cell table:style-name="ce250" office:value-type="string">
            <text:p>EC Economics and Industry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08" office:value-type="string">
            <text:p>Transportation</text:p>
          </table:table-cell>
          <table:table-cell table:style-name="ce237" office:value-type="string">
            <text:p>Transport</text:p>
          </table:table-cell>
          <table:table-cell table:style-name="ce250" office:value-type="string">
            <text:p>TR Transport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54">
          <table:table-cell table:style-name="ce210" office:value-type="string">
            <text:p>Utilities Communication</text:p>
          </table:table-cell>
          <table:table-cell table:style-name="ce238" office:value-type="string">
            <text:p>Services communication</text:p>
          </table:table-cell>
          <table:table-cell table:style-name="ce250" office:value-type="string">
            <text:p>EC Economics and Industry, IN Information and Communications</text:p>
          </table:table-cell>
          <table:table-cell table:style-name="Normal_20_2"/>
          <table:table-cell table:style-name="ce214"/>
          <table:table-cell table:number-columns-repeated="1019"/>
        </table:table-row>
        <table:table-row table:style-name="ro2">
          <table:table-cell table:style-name="ce214" table:number-columns-repeated="3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1">
          <table:table-cell table:style-name="ce193" office:value-type="string" table:number-columns-spanned="2" table:number-rows-spanned="1">
            <text:p>maintenanceAndUpdateFrequency</text:p>
          </table:table-cell>
          <table:covered-table-cell table:style-name="ce193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: <text:span text:style-name="T7">napMD_MaintenanceFrequencyCode</text:span></text:p>
            <text:p><text:span text:style-name="T7">Source: napMD_MaintenanceFrequencyCode</text:span></text:p>
            <text:p><text:span text:style-name="T7"/></text:p>
          </table:table-cell>
          <table:covered-table-cell table:style-name="ce194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194"/>
          <table:table-cell table:style-name="ce245" table:number-columns-repeated="2"/>
          <table:table-cell table:style-name="ce251"/>
          <table:table-cell table:number-columns-repeated="1019"/>
        </table:table-row>
        <table:table-row table:style-name="ro51">
          <table:table-cell table:style-name="ce194" office:value-type="string" table:number-columns-spanned="2" table:number-rows-spanned="1">
            <text:p>Note:<text:span text:style-name="T7"> Item identifier for 'maintenanceAndUpdateFrequency' is 531Note: Item identifier for 'maintenanceAndUpdateFrequency' is 531</text:span></text:p>
          </table:table-cell>
          <table:covered-table-cell table:style-name="ce194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3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36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As Needed</text:p>
          </table:table-cell>
          <table:table-cell table:style-name="ce237" office:value-type="string">
            <text:p>Au besoin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Continual</text:p>
          </table:table-cell>
          <table:table-cell table:style-name="ce237" office:value-type="string">
            <text:p>Contin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Daily</text:p>
          </table:table-cell>
          <table:table-cell table:style-name="ce243" office:value-type="string">
            <text:p>Quotidien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Weekly</text:p>
          </table:table-cell>
          <table:table-cell table:style-name="ce237" office:value-type="string">
            <text:p>Hebdomadair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Fortnightly</text:p>
          </table:table-cell>
          <table:table-cell table:style-name="ce237" office:value-type="string">
            <text:p>Quinzomadair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Monthly</text:p>
          </table:table-cell>
          <table:table-cell table:style-name="ce237" office:value-type="string">
            <text:p>Mensue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Semimonthly</text:p>
          </table:table-cell>
          <table:table-cell table:style-name="ce237" office:value-type="string">
            <text:p>Bimensue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Quarterly</text:p>
          </table:table-cell>
          <table:table-cell table:style-name="ce237" office:value-type="string">
            <text:p>Trimestrie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Biannually</text:p>
          </table:table-cell>
          <table:table-cell table:style-name="ce237" office:value-type="string">
            <text:p>Semestrie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Annually</text:p>
          </table:table-cell>
          <table:table-cell table:style-name="ce237" office:value-type="string">
            <text:p>Annuel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Irregular</text:p>
          </table:table-cell>
          <table:table-cell table:style-name="ce237" office:value-type="string">
            <text:p>Irrégul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Not Planned</text:p>
          </table:table-cell>
          <table:table-cell table:style-name="ce244" office:value-type="string">
            <text:p>Non planifié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Unknown</text:p>
          </table:table-cell>
          <table:table-cell table:style-name="ce237" office:value-type="string">
            <text:p>Inconnu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01" office:value-type="string">
            <text:p>language</text:p>
          </table:table-cell>
          <table:table-cell table:style-name="ce226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5" office:value-type="string" table:number-columns-spanned="2" table:number-rows-spanned="1">
            <text:p>Source: <text:span text:style-name="T7">ISO639-2_LanguageNameCodes and ISO3166-1_CountryNameCodes</text:span></text:p>
            <text:p><text:span text:style-name="T7"/></text:p>
          </table:table-cell>
          <table:covered-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5" office:value-type="string" table:number-columns-spanned="2" table:number-rows-spanned="1">
            <text:p>Source URL: <text:span text:style-name="T7">http://www.loc.gov/standards/iso639-2/php/English_list.php and http://userpage.chemie.fu-berlin.de/diverse/doc/ISO_3166.html</text:span></text:p>
          </table:table-cell>
          <table:covered-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6" office:value-type="string">
            <text:p>Note:<text:span text:style-name="T7"> N/A</text:span></text:p>
          </table:table-cell>
          <table: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2" office:value-type="string">
            <text:p>Controlled Vocabulary</text:p>
          </table:table-cell>
          <table:table-cell table:style-name="ce228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29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3">
          <table:table-cell table:style-name="ce217" office:value-type="string">
            <text:p>No linguistic content; Not applicable</text:p>
          </table:table-cell>
          <table:table-cell table:style-name="ce217" office:value-type="string">
            <text:p>pas de contenu linguistique; non applicabl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7" office:value-type="string">
            <text:p>English</text:p>
          </table:table-cell>
          <table:table-cell table:style-name="ce217" office:value-type="string">
            <text:p>Anglais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7" office:value-type="string">
            <text:p>French</text:p>
          </table:table-cell>
          <table:table-cell table:style-name="ce217" office:value-type="string">
            <text:p>Français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7" office:value-type="string">
            <text:p>Bilingual (English and French)</text:p>
          </table:table-cell>
          <table:table-cell table:style-name="ce217" office:value-type="string">
            <text:p>Bilingue (Anglais et Français)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ce214" table:number-columns-repeated="3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8" office:value-type="string" table:number-columns-spanned="2" table:number-rows-spanned="1">
            <text:p>presentationForm</text:p>
          </table:table-cell>
          <table:covered-table-cell table:style-name="ce218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5" office:value-type="string" table:number-columns-spanned="2" table:number-rows-spanned="1">
            <text:p>Source: <text:span text:style-name="T7">napMD_SpatialRepresentationTypeCodeSource: napMD_SpatialRepresentationTypeCode</text:span></text:p>
          </table:table-cell>
          <table:covered-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5" office:value-type="string" table:number-columns-spanned="2" table:number-rows-spanned="1">
            <text:p>Source URL: <text:span text:style-name="T7">http://nap.geogratis.gc.ca/metadata/register/codelists-eng.htmlSource URL: http://nap.geogratis.gc.ca/metadata/register/codelists-eng.html</text:span></text:p>
          </table:table-cell>
          <table:covered-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51">
          <table:table-cell table:style-name="ce215" office:value-type="string" table:number-columns-spanned="2" table:number-rows-spanned="1">
            <text:p>Note:<text:span text:style-name="T7"> Item identifer for 'presentationForm' is 386Note: Item identifer for 'presentationForm' is 386</text:span></text:p>
          </table:table-cell>
          <table:covered-table-cell table:style-name="ce215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19" office:value-type="string" table:number-columns-spanned="2" table:number-rows-spanned="1">
            <text:p>Controlled Vocabulary</text:p>
          </table:table-cell>
          <table:covered-table-cell table:style-name="ce219"/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3" office:value-type="string">
            <text:p>English</text:p>
          </table:table-cell>
          <table:table-cell table:style-name="ce236" office:value-type="string">
            <text:p>French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199" office:value-type="string">
            <text:p>Document Digital</text:p>
          </table:table-cell>
          <table:table-cell table:style-name="ce237" office:value-type="string">
            <text:p>Document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Document Hardcopy</text:p>
          </table:table-cell>
          <table:table-cell table:style-name="ce237" office:value-type="string">
            <text:p>Document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Image Digital</text:p>
          </table:table-cell>
          <table:table-cell table:style-name="ce237" office:value-type="string">
            <text:p>Image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Image Hardcopy</text:p>
          </table:table-cell>
          <table:table-cell table:style-name="ce237" office:value-type="string">
            <text:p>Image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Map Digital</text:p>
          </table:table-cell>
          <table:table-cell table:style-name="ce237" office:value-type="string">
            <text:p>Carte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08" office:value-type="string">
            <text:p>Map Hardcopy</text:p>
          </table:table-cell>
          <table:table-cell table:style-name="ce237" office:value-type="string">
            <text:p>Carte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Model Digital</text:p>
          </table:table-cell>
          <table:table-cell table:style-name="ce237" office:value-type="string">
            <text:p>Modèle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Model Hardcopy</text:p>
          </table:table-cell>
          <table:table-cell table:style-name="ce237" office:value-type="string">
            <text:p>Maquett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Profile Digital</text:p>
          </table:table-cell>
          <table:table-cell table:style-name="ce243" office:value-type="string">
            <text:p>Profil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Profile Hardcopy</text:p>
          </table:table-cell>
          <table:table-cell table:style-name="ce237" office:value-type="string">
            <text:p>Profil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Table Digital</text:p>
          </table:table-cell>
          <table:table-cell table:style-name="ce237" office:value-type="string">
            <text:p>Table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Table Hardcopy</text:p>
          </table:table-cell>
          <table:table-cell table:style-name="ce237" office:value-type="string">
            <text:p>Table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Video Digital</text:p>
          </table:table-cell>
          <table:table-cell table:style-name="ce237" office:value-type="string">
            <text:p>Vidéo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Video Hardcopy</text:p>
          </table:table-cell>
          <table:table-cell table:style-name="ce237" office:value-type="string">
            <text:p>Vidéo film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Audio Digital</text:p>
          </table:table-cell>
          <table:table-cell table:style-name="ce237" office:value-type="string">
            <text:p>Audio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Audio Hardcopy</text:p>
          </table:table-cell>
          <table:table-cell table:style-name="ce237" office:value-type="string">
            <text:p>Audio analog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Multimedia Digital</text:p>
          </table:table-cell>
          <table:table-cell table:style-name="ce237" office:value-type="string">
            <text:p>Multimédia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Multimedia Hardcopy</text:p>
          </table:table-cell>
          <table:table-cell table:style-name="ce237" office:value-type="string">
            <text:p>Multimédia analog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0" office:value-type="string">
            <text:p>Diagram Digital</text:p>
          </table:table-cell>
          <table:table-cell table:style-name="ce237" office:value-type="string">
            <text:p>Diagramme numérique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>
          <table:table-cell table:style-name="ce221" office:value-type="string">
            <text:p>Diagram Hardcopy</text:p>
          </table:table-cell>
          <table:table-cell table:style-name="ce238" office:value-type="string">
            <text:p>Diagramme papier</text:p>
          </table:table-cell>
          <table:table-cell table:style-name="ce214"/>
          <table:table-cell table:style-name="Normal_20_2" table:number-columns-repeated="2"/>
          <table:table-cell table:number-columns-repeated="1019"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10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6">
      <number:text-content/>
      <style:map style:condition="value()&gt;=0" style:apply-style-name="N106P0"/>
    </number:text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3_20_2" style:display-name="Hyperlink 3 2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_20_2" style:display-name="Normal 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2015-04-09</text:date>, <text:time>16:3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Mapping" style:display-name="PageStyle_DRAFT Map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GDMES" style:display-name="PageStyle_OGDM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posed_20_Mapping" style:display-name="PageStyle_Proposed Mapp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ROLLED_20_VOCABULARIES" style:display-name="PageStyle_CONTROLLED VOCABUL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541" meta:object-count="0"/>
    <meta:generator>OpenOffice/4.1.1$Unix OpenOffice.org_project/411m6$Build-9775</meta:generator>
  </office:meta>
</office:document-meta>
</file>